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354in"/>
    </style:style>
    <style:style style:name="co12" style:family="table-column">
      <style:table-column-properties fo:break-before="auto" style:column-width="1.0783in"/>
    </style:style>
    <style:style style:name="co13" style:family="table-column">
      <style:table-column-properties fo:break-before="auto" style:column-width="2.7193in"/>
    </style:style>
    <style:style style:name="co14" style:family="table-column">
      <style:table-column-properties fo:break-before="auto" style:column-width="1.6374in"/>
    </style:style>
    <style:style style:name="co15" style:family="table-column">
      <style:table-column-properties fo:break-before="auto" style:column-width="1.8437in"/>
    </style:style>
    <style:style style:name="co1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5.2555in"/>
    </style:style>
    <style:style style:name="co11" style:family="table-column">
      <style:table-column-properties fo:break-before="auto" style:column-width="2.1839in"/>
    </style:style>
    <style:style style:name="co17" style:family="table-column">
      <style:table-column-properties fo:break-before="auto" style:column-width="1.9354in"/>
    </style:style>
    <style:style style:name="co18" style:family="table-column">
      <style:table-column-properties fo:break-before="auto" style:column-width="0.4146in"/>
    </style:style>
    <style:style style:name="co19" style:family="table-column">
      <style:table-column-properties fo:break-before="auto" style:column-width="1.1075in"/>
    </style:style>
    <style:style style:name="co20" style:family="table-column">
      <style:table-column-properties fo:break-before="auto" style:column-width="1.0453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3728in"/>
    </style:style>
    <style:style style:name="co25" style:family="table-column">
      <style:table-column-properties fo:break-before="auto" style:column-width="0.9634in"/>
    </style:style>
    <style:style style:name="co26" style:family="table-column">
      <style:table-column-properties fo:break-before="auto" style:column-width="0.6244in"/>
    </style:style>
    <style:style style:name="co27" style:family="table-column">
      <style:table-column-properties fo:break-before="auto" style:column-width="0.4583in"/>
    </style:style>
    <style:style style:name="co28" style:family="table-column">
      <style:table-column-properties fo:break-before="auto" style:column-width="0.4909in"/>
    </style:style>
    <style:style style:name="co29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10" style:family="table-row">
      <style:table-row-properties style:row-height="0.6008in" fo:break-before="auto" style:use-optimal-row-height="true"/>
    </style:style>
    <style:style style:name="ro11" style:family="table-row">
      <style:table-row-properties style:row-height="0.2339in" fo:break-before="auto" style:use-optimal-row-height="true"/>
    </style:style>
    <style:style style:name="ro12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3173in" fo:break-before="auto" style:use-optimal-row-height="true"/>
    </style:style>
    <style:style style:name="ro8" style:family="table-row">
      <style:table-row-properties style:row-height="0.2484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2728in" fo:break-before="auto" style:use-optimal-row-height="true"/>
    </style:style>
    <style:style style:name="ro15" style:family="table-row">
      <style:table-row-properties style:row-height="0.8701in" fo:break-before="auto" style:use-optimal-row-height="true"/>
    </style:style>
    <style:style style:name="ro16" style:family="table-row">
      <style:table-row-properties style:row-height="0.9118in" fo:break-before="auto" style:use-optimal-row-height="true"/>
    </style:style>
    <style:style style:name="ro17" style:family="table-row">
      <style:table-row-properties style:row-height="0.1783in" fo:break-before="auto" style:use-optimal-row-height="false"/>
    </style:style>
    <style:style style:name="ta3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fo:padding="0.0417in" style:vertical-align="middle"/>
    </style:style>
    <style:style style:name="ce11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ext-properties fo:font-style="normal" style:font-style-asian="normal" style:font-style-complex="normal"/>
    </style:style>
    <style:style style:name="ce16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17" style:family="table-cell" style:parent-style-name="Result2">
      <style:table-cell-properties fo:padding="0.0417in" style:vertical-align="middle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31" style:family="table-cell" style:parent-style-name="Default">
      <style:text-properties style:font-name="Arial" fo:font-size="9pt" style:font-size-asian="9pt" style:font-size-complex="9pt"/>
    </style:style>
    <style:style style:name="ce32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3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4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35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36" style:family="table-cell" style:parent-style-name="Document_20_Title">
      <style:text-properties style:font-name="Arial" fo:font-size="9pt" style:font-size-asian="9pt" style:font-size-complex="9pt"/>
    </style:style>
    <style:style style:name="ce37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9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39" style:family="table-cell" style:parent-style-name="Heading">
      <style:text-properties fo:color="#333366" fo:font-style="normal" style:font-style-asian="normal" style:font-style-complex="normal"/>
    </style:style>
    <style:style style:name="ce40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41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45" style:family="table-cell" style:parent-style-name="Default">
      <style:text-properties fo:font-size="10pt" style:font-size-asian="10pt" style:font-size-complex="10pt"/>
    </style:style>
    <style:style style:name="ce46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9" style:family="table-cell" style:parent-style-name="Default">
      <style:table-cell-properties fo:padding="0.028in"/>
    </style:style>
    <style:style style:name="ce50" style:family="table-cell" style:parent-style-name="Default">
      <style:table-cell-properties fo:border="0.0008in solid #000000"/>
    </style:style>
    <style:style style:name="ce51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4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6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8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fo:wrap-option="wrap" fo:border="0.0008in solid #000000"/>
    </style:style>
    <style:style style:name="ce62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6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6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map style:condition="cell-content()=&quot;Sun&quot;" style:apply-style-name="Không_20_tên4" style:base-cell-address="'Cover Page'.AH1"/>
    </style:style>
    <style:style style:name="ce7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6" style:family="table-cell" style:parent-style-name="Default" style:data-style-name="N0"/>
    <style:style style:name="ce7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85" style:family="table-cell" style:parent-style-name="Default">
      <style:map style:condition="cell-content()=&quot;Sun&quot;" style:apply-style-name="Không_20_tên4" style:base-cell-address="'Cover Page'.AH1"/>
    </style:style>
    <style:style style:name="ce8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2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8" style:family="table-cell" style:parent-style-name="Default">
      <style:map style:condition="cell-content()=&quot;Sun&quot;" style:apply-style-name="Không_20_tên4" style:base-cell-address="'Cover Page'.AH1"/>
    </style:style>
    <style:style style:name="ce9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0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9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0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>
      <style:map style:condition="cell-content()=&quot;Sun&quot;" style:apply-style-name="Không_20_tên4" style:base-cell-address="'Cover Page'.AH1"/>
    </style:style>
    <style:style style:name="ce112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4" style:family="table-cell" style:parent-style-name="Default">
      <style:map style:condition="cell-content()=&quot;Sun&quot;" style:apply-style-name="Không_20_tên4" style:base-cell-address="'Cover Page'.AH1"/>
    </style:style>
    <style:style style:name="ce12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map style:condition="cell-content()=&quot;Sun&quot;" style:apply-style-name="Không_20_tên4" style:base-cell-address="'Cover Page'.AH1"/>
    </style:style>
    <style:style style:name="ce13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4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0" style:family="table-cell" style:parent-style-name="Default">
      <style:map style:condition="cell-content()=&quot;Sun&quot;" style:apply-style-name="Không_20_tên4" style:base-cell-address="'Cover Page'.AH1"/>
    </style:style>
    <style:style style:name="ce15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3" table:print="false">
        <office:forms form:automatic-focus="false" form:apply-design-mode="false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1018" table:default-cell-style-name="Default"/>
        <table:table-row table:style-name="ro1">
          <table:table-cell table:style-name="ce9" office:value-type="string">
            <text:p>NUS Technology</text:p>
          </table:table-cell>
          <table:table-cell table:style-name="ce10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10" table:number-columns-repeated="1019"/>
          <table:table-cell table:number-columns-repeated="2"/>
        </table:table-row>
        <table:table-row table:style-name="ro2">
          <table:table-cell/>
          <table:table-cell table:style-name="ce10"/>
          <table:table-cell table:style-name="ce22"/>
          <table:table-cell table:style-name="ce10" table:number-columns-repeated="1019"/>
          <table:table-cell table:number-columns-repeated="2"/>
        </table:table-row>
        <table:table-row table:style-name="ro2">
          <table:table-cell/>
          <table:table-cell table:style-name="ce10" table:number-columns-repeated="1021"/>
          <table:table-cell table:number-columns-repeated="2"/>
        </table:table-row>
        <table:table-row table:style-name="ro2" table:number-rows-repeated="2">
          <table:table-cell table:style-name="ce10" table:number-columns-repeated="1022"/>
          <table:table-cell table:number-columns-repeated="2"/>
        </table:table-row>
        <table:table-row table:style-name="ro2">
          <table:table-cell table:style-name="ce10"/>
          <table:table-cell table:style-name="ce17" table:number-columns-repeated="2"/>
          <table:table-cell table:style-name="ce10" table:number-columns-repeated="1019"/>
          <table:table-cell table:number-columns-repeated="2"/>
        </table:table-row>
        <table:table-row table:style-name="ro2" table:number-rows-repeated="2">
          <table:table-cell table:style-name="ce10" table:number-columns-repeated="2"/>
          <table:table-cell/>
          <table:table-cell table:style-name="ce10" table:number-columns-repeated="1019"/>
          <table:table-cell table:number-columns-repeated="2"/>
        </table:table-row>
        <table:table-row table:style-name="ro10">
          <table:table-cell table:style-name="ce11" office:value-type="string">
            <text:p>Timekeeping Information 2016</text:p>
          </table:table-cell>
          <table:table-cell table:style-name="ce10" table:number-columns-repeated="1021"/>
          <table:table-cell table:number-columns-repeated="2"/>
        </table:table-row>
        <table:table-row table:style-name="ro11">
          <table:table-cell table:style-name="ce13" office:value-type="string">
            <text:p>Created by:</text:p>
          </table:table-cell>
          <table:table-cell table:style-name="ce18" office:value-type="string">
            <text:p>Tham Do-Thi</text:p>
          </table:table-cell>
          <table:table-cell table:style-name="ce15"/>
          <table:table-cell table:style-name="ce34" table:number-columns-repeated="1019"/>
          <table:table-cell table:style-name="ce31" table:number-columns-repeated="2"/>
        </table:table-row>
        <table:table-row table:style-name="ro11">
          <table:table-cell table:style-name="ce14" office:value-type="string">
            <text:p>Effective date:</text:p>
          </table:table-cell>
          <table:table-cell table:style-name="ce19" office:value-type="string">
            <text:p>N/A</text:p>
          </table:table-cell>
          <table:table-cell table:style-name="ce15"/>
          <table:table-cell table:style-name="ce34" table:number-columns-repeated="2"/>
          <table:table-cell table:style-name="ce31"/>
          <table:table-cell table:style-name="ce34" table:number-columns-repeated="1016"/>
          <table:table-cell table:style-name="ce31" table:number-columns-repeated="2"/>
        </table:table-row>
        <table:table-row table:style-name="ro11">
          <table:table-cell table:style-name="ce13" office:value-type="string">
            <text:p>Version:</text:p>
          </table:table-cell>
          <table:table-cell table:style-name="ce20" office:value-type="float" office:value="1.1">
            <text:p>1.1</text:p>
          </table:table-cell>
          <table:table-cell table:style-name="ce15"/>
          <table:table-cell table:style-name="ce34" table:number-columns-repeated="2"/>
          <table:table-cell table:style-name="ce36"/>
          <table:table-cell table:style-name="ce34" table:number-columns-repeated="1016"/>
          <table:table-cell table:style-name="ce31" table:number-columns-repeated="2"/>
        </table:table-row>
        <table:table-row table:style-name="ro2">
          <table:table-cell table:style-name="ce15" table:number-columns-repeated="3"/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10"/>
          <table:table-cell table:style-name="ce12" table:number-columns-repeated="2"/>
          <table:table-cell table:style-name="ce10" table:number-columns-repeated="1019"/>
          <table:table-cell table:number-columns-repeated="2"/>
        </table:table-row>
        <table:table-row table:style-name="ro2" table:number-rows-repeated="2">
          <table:table-cell table:style-name="ce10"/>
          <table:table-cell table:style-name="ce12"/>
          <table:table-cell/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10"/>
          <table:table-cell table:style-name="ce12" table:number-columns-repeated="2"/>
          <table:table-cell table:style-name="ce10" table:number-columns-repeated="2"/>
          <table:table-cell/>
          <table:table-cell table:style-name="ce10" table:number-columns-repeated="1016"/>
          <table:table-cell table:number-columns-repeated="2"/>
        </table:table-row>
        <table:table-row table:style-name="ro2" table:number-rows-repeated="2">
          <table:table-cell table:style-name="ce10"/>
          <table:table-cell table:style-name="ce12" table:number-columns-repeated="2"/>
          <table:table-cell table:style-name="ce10" table:number-columns-repeated="1019"/>
          <table:table-cell table:number-columns-repeated="2"/>
        </table:table-row>
        <table:table-row table:style-name="ro12">
          <table:table-cell table:style-name="ce10"/>
          <table:table-cell table:style-name="ce12" table:number-columns-repeated="2"/>
          <table:table-cell table:style-name="ce10"/>
          <table:table-cell/>
          <table:table-cell table:style-name="ce37" office:value-type="string">
            <text:p>Office Admin</text:p>
          </table:table-cell>
          <table:table-cell table:style-name="ce10" table:number-columns-repeated="1016"/>
          <table:table-cell table:number-columns-repeated="2"/>
        </table:table-row>
        <table:table-row table:style-name="ro2">
          <table:table-cell table:style-name="ce10"/>
          <table:table-cell table:style-name="ce12" table:number-columns-repeated="2"/>
          <table:table-cell table:style-name="ce10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30"/>
          <table:table-cell table:style-name="ce10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1"/>
          <table:table-cell table:style-name="ce35" table:number-columns-repeated="3"/>
          <table:table-cell table:style-name="ce10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35" table:number-columns-repeated="3"/>
          <table:table-cell table:style-name="ce10" table:number-columns-repeated="1016"/>
          <table:table-cell table:number-columns-repeated="2"/>
        </table:table-row>
        <table:table-row table:style-name="ro6">
          <table:table-cell table:style-name="ce16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32"/>
          <table:table-cell table:style-name="ce35" table:number-columns-repeated="3"/>
          <table:table-cell table:style-name="ce10" table:number-columns-repeated="1016"/>
          <table:table-cell table:number-columns-repeated="2"/>
        </table:table-row>
        <table:table-row table:style-name="ro2">
          <table:table-cell table:style-name="ce10"/>
          <table:table-cell table:number-columns-repeated="2"/>
          <table:table-cell table:style-name="ce10" table:number-columns-repeated="1019"/>
          <table:table-cell table:number-columns-repeated="2"/>
        </table:table-row>
        <table:table-row table:style-name="ro2">
          <table:table-cell table:style-name="ce10"/>
          <table:table-cell table:style-name="ce21"/>
          <table:table-cell table:style-name="ce33"/>
          <table:table-cell table:style-name="ce10" table:number-columns-repeated="1019"/>
          <table:table-cell table:number-columns-repeated="2"/>
        </table:table-row>
        <table:table-row table:style-name="ro2" table:number-rows-repeated="5">
          <table:table-cell table:style-name="ce10"/>
          <table:table-cell table:style-name="ce12" table:number-columns-repeated="2"/>
          <table:table-cell table:style-name="ce10" table:number-columns-repeated="1019"/>
          <table:table-cell table:number-columns-repeated="2"/>
        </table:table-row>
        <table:table-row table:style-name="ro2" table:number-rows-repeated="6">
          <table:table-cell table:style-name="ce10"/>
          <table:table-cell table:number-columns-repeated="2"/>
          <table:table-cell table:style-name="ce10" table:number-columns-repeated="1019"/>
          <table:table-cell table:number-columns-repeated="2"/>
        </table:table-row>
        <table:table-row table:style-name="ro2" table:number-rows-repeated="65496">
          <table:table-cell table:style-name="ce10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39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Changed by</text:p>
          </table:table-cell>
          <table:table-cell table:style-name="ce40" office:value-type="string">
            <text:p>Date</text:p>
          </table:table-cell>
          <table:table-cell table:style-name="ce44" table:number-columns-repeated="1014"/>
          <table:table-cell table:style-name="ce45" table:number-columns-repeated="4"/>
        </table:table-row>
        <table:table-row table:style-name="ro8">
          <table:table-cell table:style-name="ce41" office:value-type="float" office:value="0.1">
            <text:p>0.1</text:p>
          </table:table-cell>
          <table:table-cell table:style-name="ce42" office:value-type="string">
            <text:p>Initiate and add content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2">
            <text:p>0.2</text:p>
          </table:table-cell>
          <table:table-cell table:style-name="ce42" office:value-type="string">
            <text:p>Updates:</text:p>
            <text:p>- Remove ThanhBTN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13">
          <table:table-cell table:style-name="ce41" office:value-type="float" office:value="0.3">
            <text:p>0.3</text:p>
          </table:table-cell>
          <table:table-cell table:style-name="ce42" office:value-type="string">
            <text:p>Updates:</text:p>
            <text:p>- Remove MaiDTP</text:p>
            <text:p>- Remove KhoiNLD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13">
          <table:table-cell table:style-name="ce41" office:value-type="float" office:value="0.4">
            <text:p>0.4</text:p>
          </table:table-cell>
          <table:table-cell table:style-name="ce42" office:value-type="string">
            <text:p>Updates:</text:p>
            <text:p>- Remove AnBD</text:p>
            <text:p>- Add DuyenLT, TienND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5">
            <text:p>0.5</text:p>
          </table:table-cell>
          <table:table-cell table:style-name="ce42" office:value-type="string">
            <text:p>Updates:</text:p>
            <text:p>- Remove HungNQ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6">
            <text:p>0.6</text:p>
          </table:table-cell>
          <table:table-cell table:style-name="ce42" office:value-type="string">
            <text:p>Updates:</text:p>
            <text:p>- Remove AnhNT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0.7">
            <text:p>0.7</text:p>
          </table:table-cell>
          <table:table-cell table:style-name="ce42" office:value-type="string">
            <text:p>Updates:</text:p>
            <text:p>- Remove HuyenHT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13">
          <table:table-cell table:style-name="ce41" office:value-type="float" office:value="0.8">
            <text:p>0.8</text:p>
          </table:table-cell>
          <table:table-cell table:style-name="ce42" office:value-type="string">
            <text:p>Updates:</text:p>
            <text:p>- Remove NguyenHTT</text:p>
            <text:p>- Add NhanHTH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13">
          <table:table-cell table:style-name="ce41" office:value-type="float" office:value="0.9">
            <text:p>0.9</text:p>
          </table:table-cell>
          <table:table-cell table:style-name="ce42" office:value-type="string">
            <text:p>Updates:</text:p>
            <text:p>- Remove ChanNTT</text:p>
            <text:p/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1">
            <text:p>1.0</text:p>
          </table:table-cell>
          <table:table-cell table:style-name="ce42" office:value-type="string">
            <text:p>Updates:</text:p>
            <text:p>- Remove ThachBK</text:p>
          </table:table-cell>
          <table:table-cell table:style-name="ce42" office:value-type="string">
            <text:p>Tham Do-Thi</text:p>
          </table:table-cell>
          <table:table-cell table:style-name="ce43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41" office:value-type="float" office:value="1.1">
            <text:p>1.1</text:p>
          </table:table-cell>
          <table:table-cell table:style-name="ce42" office:value-type="string">
            <text:p>Updates:</text:p>
            <text:p>- Remove QuanLD</text:p>
          </table:table-cell>
          <table:table-cell table:style-name="ce42" office:value-type="string">
            <text:p>Tham Do-Thi</text:p>
          </table:table-cell>
          <table:table-cell table:style-name="ce43"/>
          <table:table-cell table:style-name="ce12" table:number-columns-repeated="1014"/>
          <table:table-cell table:number-columns-repeated="4"/>
        </table:table-row>
        <table:table-row table:style-name="ro2" table:number-rows-repeated="5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4" table:print="false">
        <office:forms form:automatic-focus="false" form:apply-design-mode="false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ce45"/>
        <table:table-column table:style-name="co7" table:default-cell-style-name="ce15"/>
        <table:table-column table:style-name="co7" table:number-columns-repeated="4" table:default-cell-style-name="Default"/>
        <table:table-column table:style-name="co23" table:default-cell-style-name="Default"/>
        <table:table-row table:style-name="ro14">
          <table:table-cell table:style-name="ce46" office:value-type="string">
            <text:p>Tổng hợp ngày nghỉ 2016</text:p>
          </table:table-cell>
          <table:table-cell table:style-name="ce49" table:number-columns-repeated="5"/>
          <table:table-cell table:style-name="ce56"/>
          <table:table-cell table:style-name="ce59"/>
          <table:table-cell table:style-name="ce49" table:number-columns-repeated="5"/>
        </table:table-row>
        <table:table-row table:style-name="ro14" table:number-rows-repeated="4">
          <table:table-cell table:style-name="ce46"/>
          <table:table-cell table:style-name="ce49" table:number-columns-repeated="5"/>
          <table:table-cell table:style-name="ce56"/>
          <table:table-cell table:style-name="ce59"/>
          <table:table-cell table:style-name="ce49" table:number-columns-repeated="5"/>
        </table:table-row>
        <table:table-row table:style-name="ro15">
          <table:table-cell table:style-name="ce47" office:value-type="string">
            <text:p>No.</text:p>
          </table:table-cell>
          <table:table-cell table:style-name="ce47" office:value-type="string">
            <text:p>Name</text:p>
          </table:table-cell>
          <table:table-cell table:style-name="ce52" office:value-type="string">
            <office:annotation draw:style-name="gr1" draw:text-style-name="P1" svg:width="3.4126in" svg:height="1.3232in" svg:x="3.1705in" svg:y="0.4524in" draw:caption-point-x="-0.7689in" draw:caption-point-y="0.9114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52" office:value-type="string">
            <office:annotation draw:style-name="gr2" draw:text-style-name="P1" svg:width="1.1413in" svg:height="0.5457in" svg:x="3.6827in" svg:y="0.75in" draw:caption-point-x="-0.2402in" draw:caption-point-y="0.6138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52" office:value-type="string">
            <text:p>Working To</text:p>
          </table:table-cell>
          <table:table-cell table:style-name="ce52" office:value-type="string">
            <office:annotation draw:style-name="gr3" draw:text-style-name="P1" svg:width="1.1413in" svg:height="0.7012in" svg:x="5.6634in" svg:y="0.75in" draw:caption-point-x="-0.2622in" draw:caption-point-y="0.6138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52" office:value-type="string">
            <office:annotation draw:style-name="gr2" draw:text-style-name="P1" svg:width="1.1413in" svg:height="0.5457in" svg:x="6.5303in" svg:y="0.75in" draw:caption-point-x="-0.2402in" draw:caption-point-y="0.6138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4197in" svg:y="0.75in" draw:caption-point-x="-0.2402in" draw:caption-point-y="0.6138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52" office:value-type="string">
            <text:p>Remaining Leave Days</text:p>
          </table:table-cell>
          <table:table-cell table:style-name="ce52" office:value-type="string">
            <text:p>Extended Leave Days</text:p>
          </table:table-cell>
          <table:table-cell table:style-name="ce52" office:value-type="string">
            <text:p>Leave Days Already Subtracted From Salary</text:p>
          </table:table-cell>
          <table:table-cell table:style-name="ce52" office:value-type="string">
            <office:annotation office:display="true" draw:style-name="gr5" draw:text-style-name="P1" svg:width="1.9224in" svg:height="1.4787in" svg:x="12.1839in" svg:y="0.7433in" draw:caption-point-x="-1.4484in" draw:caption-point-y="0.620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7" office:value-type="string">
            <text:p>Notes</text:p>
          </table:table-cell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7]);DATE(YEAR([.D7]);12;31);NOW())" office:value-type="date" office:date-value="2016-07-26T10:36:55.48">
            <text:p>07/26/16</text:p>
          </table:table-cell>
          <table:table-cell table:style-name="ce55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57" table:formula="of:=SUMPRODUCT([Thong_Tin_Ngay_Nghi_201601.$B$3:.$B$38]=[.$B7];[Thong_Tin_Ngay_Nghi_201601.$C$3:.$C$38])+SUMPRODUCT([Thong_Tin_Ngay_Nghi_201602.$B$3:.$B$39]=[.$B7];[Thong_Tin_Ngay_Nghi_201602.$C$3:.$C$39]) + SUMPRODUCT([Thong_Tin_Ngay_Nghi_201603.$B$3:.$B$41]=[.$B7];[Thong_Tin_Ngay_Nghi_201603.$C$3:.$C$41])" office:value-type="float" office:value="3">
            <text:p>3</text:p>
          </table:table-cell>
          <table:table-cell table:style-name="ce57" table:formula="of:=SUMPRODUCT([Thong_Tin_Ngay_Nghi_201601.$B$3:.$B$38]=[.$B7];[Thong_Tin_Ngay_Nghi_201601.$C$3:.$C$38])+SUMPRODUCT([Thong_Tin_Ngay_Nghi_201602.$B$3:.$B$39]=[.$B7];[Thong_Tin_Ngay_Nghi_201602.$C$3:.$C$39]) + SUMPRODUCT([Thong_Tin_Ngay_Nghi_201603.$B$3:.$B$41]=[.$B7];[Thong_Tin_Ngay_Nghi_201603.$C$3:.$C$41]) + SUMPRODUCT([Thong_Tin_Ngay_Nghi_201604.$B$3:.$B$42]=[.$B7];[Thong_Tin_Ngay_Nghi_201604.$C$3:.$C$42]) + SUMPRODUCT([Thong_Tin_Ngay_Nghi_201605.$B$3:.$B$41]=[.$B7];[Thong_Tin_Ngay_Nghi_201605.$C$3:.$C$41]) + SUMPRODUCT([Thong_Tin_Ngay_Nghi_201606.$B$3:.$B$43]=[.$B7];[Thong_Tin_Ngay_Nghi_201606.$C$3:.$C$43]) + SUMPRODUCT([Thong_Tin_Ngay_Nghi_201607.$B$3:.$B$50]=[.$B7];[Thong_Tin_Ngay_Nghi_201607.$C$3:.$C$50])" office:value-type="float" office:value="5">
            <text:p>5</text:p>
          </table:table-cell>
          <table:table-cell table:style-name="ce53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number-columns-repeated="2" table:style-name="ce53"/>
          <table:table-cell table:style-name="ce53" table:formula="of:=[.I7]+[.K7] +[.J7]" office:value-type="float" office:value="2">
            <text:p>2</text:p>
          </table:table-cell>
          <table:table-cell table:style-name="ce61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acNTC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6-27">
            <text:p>06/27/16</text:p>
          </table:table-cell>
          <table:table-cell table:style-name="ce54" table:formula="of:=IF(YEAR(NOW())&gt;YEAR([.D8]);DATE(YEAR([.D8]);12;31);NOW())" office:value-type="date" office:date-value="2016-07-26T10:36:55.48">
            <text:p>07/26/16</text:p>
          </table:table-cell>
          <table:table-cell table:style-name="ce55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8" table:formula="of:=SUMPRODUCT([Thong_Tin_Ngay_Nghi_201601.$B$3:.$B$38]=[.$B8];[Thong_Tin_Ngay_Nghi_201601.$C$3:.$C$38])+SUMPRODUCT([Thong_Tin_Ngay_Nghi_201602.$B$3:.$B$39]=[.$B8];[Thong_Tin_Ngay_Nghi_201602.$C$3:.$C$39]) + SUMPRODUCT([Thong_Tin_Ngay_Nghi_201603.$B$3:.$B$41]=[.$B8];[Thong_Tin_Ngay_Nghi_201603.$C$3:.$C$41])" office:value-type="float" office:value="0">
            <text:p>0</text:p>
          </table:table-cell>
          <table:table-cell table:style-name="ce58" table:formula="of:=SUMPRODUCT([Thong_Tin_Ngay_Nghi_201601.$B$3:.$B$38]=[.$B8];[Thong_Tin_Ngay_Nghi_201601.$C$3:.$C$38])+SUMPRODUCT([Thong_Tin_Ngay_Nghi_201602.$B$3:.$B$39]=[.$B8];[Thong_Tin_Ngay_Nghi_201602.$C$3:.$C$39]) + SUMPRODUCT([Thong_Tin_Ngay_Nghi_201603.$B$3:.$B$41]=[.$B8];[Thong_Tin_Ngay_Nghi_201603.$C$3:.$C$41]) + SUMPRODUCT([Thong_Tin_Ngay_Nghi_201604.$B$3:.$B$42]=[.$B8];[Thong_Tin_Ngay_Nghi_201604.$C$3:.$C$42]) + SUMPRODUCT([Thong_Tin_Ngay_Nghi_201605.$B$3:.$B$41]=[.$B8];[Thong_Tin_Ngay_Nghi_201605.$C$3:.$C$41]) + SUMPRODUCT([Thong_Tin_Ngay_Nghi_201606.$B$3:.$B$43]=[.$B8];[Thong_Tin_Ngay_Nghi_201606.$C$3:.$C$43]) + SUMPRODUCT([Thong_Tin_Ngay_Nghi_201607.$B$3:.$B$50]=[.$B8];[Thong_Tin_Ngay_Nghi_201607.$C$3:.$C$50])" office:value-type="float" office:value="0">
            <text:p>0</text:p>
          </table:table-cell>
          <table:table-cell table:style-name="ce53" table:formula="of:=IF(DATE(YEAR([.E8]);MONTH([.E8]);DAY([.E8]))&lt;=DATE(YEAR([.E8]);3;31); [.C8]-[.G8] + [.F8]; IF([.G8]-[.C8]&lt;0;[.G8] + [.F8] -[.H8];[.F8]+[.C8]-[.H8]))" office:value-type="float" office:value="1">
            <text:p>1</text:p>
          </table:table-cell>
          <table:table-cell table:number-columns-repeated="2" table:style-name="ce53"/>
          <table:table-cell table:style-name="ce53" table:formula="of:=[.I8]+[.K8] +[.J8]" office:value-type="float" office:value="1">
            <text:p>1</text:p>
          </table:table-cell>
          <table:table-cell table:style-name="ce61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BinhNT</text:p>
          </table:table-cell>
          <table:table-cell table:style-name="ce53" office:value-type="float" office:value="6.5">
            <text:p>6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9]);DATE(YEAR([.D9]);12;31);NOW())" office:value-type="date" office:date-value="2016-07-26T10:36:55.48">
            <text:p>07/26/16</text:p>
          </table:table-cell>
          <table:table-cell table:style-name="ce55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8" table:formula="of:=SUMPRODUCT([Thong_Tin_Ngay_Nghi_201601.$B$3:.$B$38]=[.$B9];[Thong_Tin_Ngay_Nghi_201601.$C$3:.$C$38])+SUMPRODUCT([Thong_Tin_Ngay_Nghi_201602.$B$3:.$B$39]=[.$B9];[Thong_Tin_Ngay_Nghi_201602.$C$3:.$C$39]) + SUMPRODUCT([Thong_Tin_Ngay_Nghi_201603.$B$3:.$B$41]=[.$B9];[Thong_Tin_Ngay_Nghi_201603.$C$3:.$C$41])" office:value-type="float" office:value="2.5">
            <text:p>2.5</text:p>
          </table:table-cell>
          <table:table-cell table:style-name="ce58" table:formula="of:=SUMPRODUCT([Thong_Tin_Ngay_Nghi_201601.$B$3:.$B$38]=[.$B9];[Thong_Tin_Ngay_Nghi_201601.$C$3:.$C$38])+SUMPRODUCT([Thong_Tin_Ngay_Nghi_201602.$B$3:.$B$39]=[.$B9];[Thong_Tin_Ngay_Nghi_201602.$C$3:.$C$39]) + SUMPRODUCT([Thong_Tin_Ngay_Nghi_201603.$B$3:.$B$41]=[.$B9];[Thong_Tin_Ngay_Nghi_201603.$C$3:.$C$41]) + SUMPRODUCT([Thong_Tin_Ngay_Nghi_201604.$B$3:.$B$42]=[.$B9];[Thong_Tin_Ngay_Nghi_201604.$C$3:.$C$42]) + SUMPRODUCT([Thong_Tin_Ngay_Nghi_201605.$B$3:.$B$41]=[.$B9];[Thong_Tin_Ngay_Nghi_201605.$C$3:.$C$41]) + SUMPRODUCT([Thong_Tin_Ngay_Nghi_201606.$B$3:.$B$43]=[.$B9];[Thong_Tin_Ngay_Nghi_201606.$C$3:.$C$43]) + SUMPRODUCT([Thong_Tin_Ngay_Nghi_201607.$B$3:.$B$50]=[.$B9];[Thong_Tin_Ngay_Nghi_201607.$C$3:.$C$50])" office:value-type="float" office:value="7">
            <text:p>7</text:p>
          </table:table-cell>
          <table:table-cell table:style-name="ce53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53"/>
          <table:table-cell table:style-name="ce53" table:formula="of:=[.I9]+[.K9] +[.J9]" office:value-type="float" office:value="2.5">
            <text:p>2.5</text:p>
          </table:table-cell>
          <table:table-cell table:style-name="ce61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CuongNH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0]);DATE(YEAR([.D10]);12;31);NOW())" office:value-type="date" office:date-value="2016-07-26T10:36:55.48">
            <text:p>07/26/16</text:p>
          </table:table-cell>
          <table:table-cell table:style-name="ce55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8" table:formula="of:=SUMPRODUCT([Thong_Tin_Ngay_Nghi_201601.$B$3:.$B$38]=[.$B10];[Thong_Tin_Ngay_Nghi_201601.$C$3:.$C$38])+SUMPRODUCT([Thong_Tin_Ngay_Nghi_201602.$B$3:.$B$39]=[.$B10];[Thong_Tin_Ngay_Nghi_201602.$C$3:.$C$39]) + SUMPRODUCT([Thong_Tin_Ngay_Nghi_201603.$B$3:.$B$41]=[.$B10];[Thong_Tin_Ngay_Nghi_201603.$C$3:.$C$41])" office:value-type="float" office:value="3">
            <text:p>3</text:p>
          </table:table-cell>
          <table:table-cell table:style-name="ce58" table:formula="of:=SUMPRODUCT([Thong_Tin_Ngay_Nghi_201601.$B$3:.$B$38]=[.$B10];[Thong_Tin_Ngay_Nghi_201601.$C$3:.$C$38])+SUMPRODUCT([Thong_Tin_Ngay_Nghi_201602.$B$3:.$B$39]=[.$B10];[Thong_Tin_Ngay_Nghi_201602.$C$3:.$C$39]) + SUMPRODUCT([Thong_Tin_Ngay_Nghi_201603.$B$3:.$B$41]=[.$B10];[Thong_Tin_Ngay_Nghi_201603.$C$3:.$C$41]) + SUMPRODUCT([Thong_Tin_Ngay_Nghi_201604.$B$3:.$B$42]=[.$B10];[Thong_Tin_Ngay_Nghi_201604.$C$3:.$C$42]) + SUMPRODUCT([Thong_Tin_Ngay_Nghi_201605.$B$3:.$B$41]=[.$B10];[Thong_Tin_Ngay_Nghi_201605.$C$3:.$C$41]) + SUMPRODUCT([Thong_Tin_Ngay_Nghi_201606.$B$3:.$B$43]=[.$B10];[Thong_Tin_Ngay_Nghi_201606.$C$3:.$C$43]) + SUMPRODUCT([Thong_Tin_Ngay_Nghi_201607.$B$3:.$B$50]=[.$B10];[Thong_Tin_Ngay_Nghi_201607.$C$3:.$C$50])" office:value-type="float" office:value="5.5">
            <text:p>5.5</text:p>
          </table:table-cell>
          <table:table-cell table:style-name="ce53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53"/>
          <table:table-cell table:style-name="ce53" table:formula="of:=[.I10]+[.K10] +[.J10]" office:value-type="float" office:value="3.5">
            <text:p>3.5</text:p>
          </table:table-cell>
          <table:table-cell table:style-name="ce61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ongDN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1]);DATE(YEAR([.D11]);12;31);NOW())" office:value-type="date" office:date-value="2016-07-26T10:36:55.48">
            <text:p>07/26/16</text:p>
          </table:table-cell>
          <table:table-cell table:style-name="ce55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8" table:formula="of:=SUMPRODUCT([Thong_Tin_Ngay_Nghi_201601.$B$3:.$B$38]=[.$B11];[Thong_Tin_Ngay_Nghi_201601.$C$3:.$C$38])+SUMPRODUCT([Thong_Tin_Ngay_Nghi_201602.$B$3:.$B$39]=[.$B11];[Thong_Tin_Ngay_Nghi_201602.$C$3:.$C$39]) + SUMPRODUCT([Thong_Tin_Ngay_Nghi_201603.$B$3:.$B$41]=[.$B11];[Thong_Tin_Ngay_Nghi_201603.$C$3:.$C$41])" office:value-type="float" office:value="3.5">
            <text:p>3.5</text:p>
          </table:table-cell>
          <table:table-cell table:style-name="ce58" table:formula="of:=SUMPRODUCT([Thong_Tin_Ngay_Nghi_201601.$B$3:.$B$38]=[.$B11];[Thong_Tin_Ngay_Nghi_201601.$C$3:.$C$38])+SUMPRODUCT([Thong_Tin_Ngay_Nghi_201602.$B$3:.$B$39]=[.$B11];[Thong_Tin_Ngay_Nghi_201602.$C$3:.$C$39]) + SUMPRODUCT([Thong_Tin_Ngay_Nghi_201603.$B$3:.$B$41]=[.$B11];[Thong_Tin_Ngay_Nghi_201603.$C$3:.$C$41]) + SUMPRODUCT([Thong_Tin_Ngay_Nghi_201604.$B$3:.$B$42]=[.$B11];[Thong_Tin_Ngay_Nghi_201604.$C$3:.$C$42]) + SUMPRODUCT([Thong_Tin_Ngay_Nghi_201605.$B$3:.$B$41]=[.$B11];[Thong_Tin_Ngay_Nghi_201605.$C$3:.$C$41]) + SUMPRODUCT([Thong_Tin_Ngay_Nghi_201606.$B$3:.$B$43]=[.$B11];[Thong_Tin_Ngay_Nghi_201606.$C$3:.$C$43]) + SUMPRODUCT([Thong_Tin_Ngay_Nghi_201607.$B$3:.$B$50]=[.$B11];[Thong_Tin_Ngay_Nghi_201607.$C$3:.$C$50])" office:value-type="float" office:value="9.5">
            <text:p>9.5</text:p>
          </table:table-cell>
          <table:table-cell table:style-name="ce53" table:formula="of:=IF(DATE(YEAR([.E11]);MONTH([.E11]);DAY([.E11]))&lt;=DATE(YEAR([.E11]);3;31); [.C11]-[.G11] + [.F11]; IF([.G11]-[.C11]&lt;0;[.G11] + [.F11] -[.H11];[.F11]+[.C11]-[.H11]))" office:value-type="float" office:value="-2.5">
            <text:p>-2.5</text:p>
          </table:table-cell>
          <table:table-cell table:number-columns-repeated="2" table:style-name="ce53"/>
          <table:table-cell table:style-name="ce53" table:formula="of:=[.I11]+[.K11] +[.J11]" office:value-type="float" office:value="-2.5">
            <text:p>-2.5</text:p>
          </table:table-cell>
          <table:table-cell table:style-name="ce61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DK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7-04">
            <text:p>07/04/16</text:p>
          </table:table-cell>
          <table:table-cell table:style-name="ce54" table:formula="of:=IF(YEAR(NOW())&gt;YEAR([.D12]);DATE(YEAR([.D12]);12;31);NOW())" office:value-type="date" office:date-value="2016-07-26T10:36:55.48">
            <text:p>07/26/16</text:p>
          </table:table-cell>
          <table:table-cell table:style-name="ce55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0">
            <text:p>0</text:p>
          </table:table-cell>
          <table:table-cell table:style-name="ce58" table:formula="of:=SUMPRODUCT([Thong_Tin_Ngay_Nghi_201601.$B$3:.$B$38]=[.$B12];[Thong_Tin_Ngay_Nghi_201601.$C$3:.$C$38])+SUMPRODUCT([Thong_Tin_Ngay_Nghi_201602.$B$3:.$B$39]=[.$B12];[Thong_Tin_Ngay_Nghi_201602.$C$3:.$C$39]) + SUMPRODUCT([Thong_Tin_Ngay_Nghi_201603.$B$3:.$B$41]=[.$B12];[Thong_Tin_Ngay_Nghi_201603.$C$3:.$C$41])" office:value-type="float" office:value="0">
            <text:p>0</text:p>
          </table:table-cell>
          <table:table-cell table:style-name="ce58" table:formula="of:=SUMPRODUCT([Thong_Tin_Ngay_Nghi_201601.$B$3:.$B$38]=[.$B12];[Thong_Tin_Ngay_Nghi_201601.$C$3:.$C$38])+SUMPRODUCT([Thong_Tin_Ngay_Nghi_201602.$B$3:.$B$39]=[.$B12];[Thong_Tin_Ngay_Nghi_201602.$C$3:.$C$39]) + SUMPRODUCT([Thong_Tin_Ngay_Nghi_201603.$B$3:.$B$41]=[.$B12];[Thong_Tin_Ngay_Nghi_201603.$C$3:.$C$41]) + SUMPRODUCT([Thong_Tin_Ngay_Nghi_201604.$B$3:.$B$42]=[.$B12];[Thong_Tin_Ngay_Nghi_201604.$C$3:.$C$42]) + SUMPRODUCT([Thong_Tin_Ngay_Nghi_201605.$B$3:.$B$41]=[.$B12];[Thong_Tin_Ngay_Nghi_201605.$C$3:.$C$41]) + SUMPRODUCT([Thong_Tin_Ngay_Nghi_201606.$B$3:.$B$43]=[.$B12];[Thong_Tin_Ngay_Nghi_201606.$C$3:.$C$43]) + SUMPRODUCT([Thong_Tin_Ngay_Nghi_201607.$B$3:.$B$50]=[.$B12];[Thong_Tin_Ngay_Nghi_201607.$C$3:.$C$50])" office:value-type="float" office:value="0">
            <text:p>0</text:p>
          </table:table-cell>
          <table:table-cell table:style-name="ce53" table:formula="of:=IF(DATE(YEAR([.E12]);MONTH([.E12]);DAY([.E12]))&lt;=DATE(YEAR([.E12]);3;31); [.C12]-[.G12] + [.F12]; IF([.G12]-[.C12]&lt;0;[.G12] + [.F12] -[.H12];[.F12]+[.C12]-[.H12]))" office:value-type="float" office:value="0">
            <text:p>0</text:p>
          </table:table-cell>
          <table:table-cell table:number-columns-repeated="2" table:style-name="ce53"/>
          <table:table-cell table:style-name="ce53" table:formula="of:=[.I12]+[.K12] +[.J12]" office:value-type="float" office:value="0">
            <text:p>0</text:p>
          </table:table-cell>
          <table:table-cell table:style-name="ce61"/>
        </table:table-row>
        <table:table-row table:style-name="ro9">
          <table:table-cell table:style-name="ce48" office:value-type="float" office:value="7">
            <text:p>7</text:p>
          </table:table-cell>
          <table:table-cell table:style-name="ce50" office:value-type="string">
            <text:p>DuyNM</text:p>
          </table:table-cell>
          <table:table-cell table:style-name="ce53" office:value-type="float" office:value="7.5">
            <text:p>7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3]);DATE(YEAR([.D13]);12;31);NOW())" office:value-type="date" office:date-value="2016-07-26T10:36:55.48">
            <text:p>07/26/16</text:p>
          </table:table-cell>
          <table:table-cell table:style-name="ce55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7">
            <text:p>7</text:p>
          </table:table-cell>
          <table:table-cell table:style-name="ce58" table:formula="of:=SUMPRODUCT([Thong_Tin_Ngay_Nghi_201601.$B$3:.$B$38]=[.$B13];[Thong_Tin_Ngay_Nghi_201601.$C$3:.$C$38])+SUMPRODUCT([Thong_Tin_Ngay_Nghi_201602.$B$3:.$B$39]=[.$B13];[Thong_Tin_Ngay_Nghi_201602.$C$3:.$C$39]) + SUMPRODUCT([Thong_Tin_Ngay_Nghi_201603.$B$3:.$B$41]=[.$B13];[Thong_Tin_Ngay_Nghi_201603.$C$3:.$C$41])" office:value-type="float" office:value="5">
            <text:p>5</text:p>
          </table:table-cell>
          <table:table-cell table:style-name="ce58" table:formula="of:=SUMPRODUCT([Thong_Tin_Ngay_Nghi_201601.$B$3:.$B$38]=[.$B13];[Thong_Tin_Ngay_Nghi_201601.$C$3:.$C$38])+SUMPRODUCT([Thong_Tin_Ngay_Nghi_201602.$B$3:.$B$39]=[.$B13];[Thong_Tin_Ngay_Nghi_201602.$C$3:.$C$39]) + SUMPRODUCT([Thong_Tin_Ngay_Nghi_201603.$B$3:.$B$41]=[.$B13];[Thong_Tin_Ngay_Nghi_201603.$C$3:.$C$41]) + SUMPRODUCT([Thong_Tin_Ngay_Nghi_201604.$B$3:.$B$42]=[.$B13];[Thong_Tin_Ngay_Nghi_201604.$C$3:.$C$42]) + SUMPRODUCT([Thong_Tin_Ngay_Nghi_201605.$B$3:.$B$41]=[.$B13];[Thong_Tin_Ngay_Nghi_201605.$C$3:.$C$41]) + SUMPRODUCT([Thong_Tin_Ngay_Nghi_201606.$B$3:.$B$43]=[.$B13];[Thong_Tin_Ngay_Nghi_201606.$C$3:.$C$43]) + SUMPRODUCT([Thong_Tin_Ngay_Nghi_201607.$B$3:.$B$50]=[.$B13];[Thong_Tin_Ngay_Nghi_201607.$C$3:.$C$50])" office:value-type="float" office:value="10.5">
            <text:p>10.5</text:p>
          </table:table-cell>
          <table:table-cell table:style-name="ce53" table:formula="of:=IF(DATE(YEAR([.E13]);MONTH([.E13]);DAY([.E13]))&lt;=DATE(YEAR([.E13]);3;31); [.C13]-[.G13] + [.F13]; IF([.G13]-[.C13]&lt;0;[.G13] + [.F13] -[.H13];[.F13]+[.C13]-[.H13]))" office:value-type="float" office:value="1.5">
            <text:p>1.5</text:p>
          </table:table-cell>
          <table:table-cell table:style-name="ce53">
            <office:annotation draw:style-name="gr2" draw:text-style-name="P1" svg:width="1.1413in" svg:height="0.5457in" svg:x="9.1976in" svg:y="3.1142in" draw:caption-point-x="-0.2402in" draw:caption-point-y="0.6024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53"/>
          <table:table-cell table:style-name="ce53" table:formula="of:=[.I13]+[.K13] +[.J13]" office:value-type="float" office:value="1.5">
            <text:p>1.5</text:p>
          </table:table-cell>
          <table:table-cell table:style-name="ce61" office:value-type="string">
            <text:p>- Extend 2 ngày phép của năm 2015 tới ngày 31/5/2016</text:p>
          </table:table-cell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DuyenLT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2-29">
            <text:p>02/29/16</text:p>
          </table:table-cell>
          <table:table-cell table:style-name="ce54" table:formula="of:=IF(YEAR(NOW())&gt;YEAR([.D14]);DATE(YEAR([.D14]);12;31);NOW())" office:value-type="date" office:date-value="2016-07-26T10:36:55.48">
            <text:p>07/26/16</text:p>
          </table:table-cell>
          <table:table-cell table:style-name="ce55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8" table:formula="of:=SUMPRODUCT([Thong_Tin_Ngay_Nghi_201601.$B$3:.$B$38]=[.$B14];[Thong_Tin_Ngay_Nghi_201601.$C$3:.$C$38])+SUMPRODUCT([Thong_Tin_Ngay_Nghi_201602.$B$3:.$B$39]=[.$B14];[Thong_Tin_Ngay_Nghi_201602.$C$3:.$C$39]) + SUMPRODUCT([Thong_Tin_Ngay_Nghi_201603.$B$3:.$B$41]=[.$B14];[Thong_Tin_Ngay_Nghi_201603.$C$3:.$C$41])" office:value-type="float" office:value="0">
            <text:p>0</text:p>
          </table:table-cell>
          <table:table-cell table:style-name="ce58" table:formula="of:=SUMPRODUCT([Thong_Tin_Ngay_Nghi_201601.$B$3:.$B$38]=[.$B14];[Thong_Tin_Ngay_Nghi_201601.$C$3:.$C$38])+SUMPRODUCT([Thong_Tin_Ngay_Nghi_201602.$B$3:.$B$39]=[.$B14];[Thong_Tin_Ngay_Nghi_201602.$C$3:.$C$39]) + SUMPRODUCT([Thong_Tin_Ngay_Nghi_201603.$B$3:.$B$41]=[.$B14];[Thong_Tin_Ngay_Nghi_201603.$C$3:.$C$41]) + SUMPRODUCT([Thong_Tin_Ngay_Nghi_201604.$B$3:.$B$42]=[.$B14];[Thong_Tin_Ngay_Nghi_201604.$C$3:.$C$42]) + SUMPRODUCT([Thong_Tin_Ngay_Nghi_201605.$B$3:.$B$41]=[.$B14];[Thong_Tin_Ngay_Nghi_201605.$C$3:.$C$41]) + SUMPRODUCT([Thong_Tin_Ngay_Nghi_201606.$B$3:.$B$43]=[.$B14];[Thong_Tin_Ngay_Nghi_201606.$C$3:.$C$43]) + SUMPRODUCT([Thong_Tin_Ngay_Nghi_201607.$B$3:.$B$50]=[.$B14];[Thong_Tin_Ngay_Nghi_201607.$C$3:.$C$50])" office:value-type="float" office:value="5">
            <text:p>5</text:p>
          </table:table-cell>
          <table:table-cell table:style-name="ce53" table:formula="of:=IF(DATE(YEAR([.E14]);MONTH([.E14]);DAY([.E14]))&lt;=DATE(YEAR([.E14]);3;31); [.C14]-[.G14] + [.F14]; IF([.G14]-[.C14]&lt;0;[.G14] + [.F14] -[.H14];[.F14]+[.C14]-[.H14]))" office:value-type="float" office:value="0">
            <text:p>0</text:p>
          </table:table-cell>
          <table:table-cell table:number-columns-repeated="2" table:style-name="ce53"/>
          <table:table-cell table:style-name="ce53" table:formula="of:=[.I14]+[.K14] +[.J14]" office:value-type="float" office:value="0">
            <text:p>0</text:p>
          </table:table-cell>
          <table:table-cell table:style-name="ce61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GiauNV</text:p>
          </table:table-cell>
          <table:table-cell table:style-name="ce53" office:value-type="float" office:value="4">
            <text:p>4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5]);DATE(YEAR([.D15]);12;31);NOW())" office:value-type="date" office:date-value="2016-07-26T10:36:55.48">
            <text:p>07/26/16</text:p>
          </table:table-cell>
          <table:table-cell table:style-name="ce55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8" table:formula="of:=SUMPRODUCT([Thong_Tin_Ngay_Nghi_201601.$B$3:.$B$38]=[.$B15];[Thong_Tin_Ngay_Nghi_201601.$C$3:.$C$38])+SUMPRODUCT([Thong_Tin_Ngay_Nghi_201602.$B$3:.$B$39]=[.$B15];[Thong_Tin_Ngay_Nghi_201602.$C$3:.$C$39]) + SUMPRODUCT([Thong_Tin_Ngay_Nghi_201603.$B$3:.$B$41]=[.$B15];[Thong_Tin_Ngay_Nghi_201603.$C$3:.$C$41])" office:value-type="float" office:value="3">
            <text:p>3</text:p>
          </table:table-cell>
          <table:table-cell table:style-name="ce58" table:formula="of:=SUMPRODUCT([Thong_Tin_Ngay_Nghi_201601.$B$3:.$B$38]=[.$B15];[Thong_Tin_Ngay_Nghi_201601.$C$3:.$C$38])+SUMPRODUCT([Thong_Tin_Ngay_Nghi_201602.$B$3:.$B$39]=[.$B15];[Thong_Tin_Ngay_Nghi_201602.$C$3:.$C$39]) + SUMPRODUCT([Thong_Tin_Ngay_Nghi_201603.$B$3:.$B$41]=[.$B15];[Thong_Tin_Ngay_Nghi_201603.$C$3:.$C$41]) + SUMPRODUCT([Thong_Tin_Ngay_Nghi_201604.$B$3:.$B$42]=[.$B15];[Thong_Tin_Ngay_Nghi_201604.$C$3:.$C$42]) + SUMPRODUCT([Thong_Tin_Ngay_Nghi_201605.$B$3:.$B$41]=[.$B15];[Thong_Tin_Ngay_Nghi_201605.$C$3:.$C$41]) + SUMPRODUCT([Thong_Tin_Ngay_Nghi_201606.$B$3:.$B$43]=[.$B15];[Thong_Tin_Ngay_Nghi_201606.$C$3:.$C$43]) + SUMPRODUCT([Thong_Tin_Ngay_Nghi_201607.$B$3:.$B$50]=[.$B15];[Thong_Tin_Ngay_Nghi_201607.$C$3:.$C$50])" office:value-type="float" office:value="5">
            <text:p>5</text:p>
          </table:table-cell>
          <table:table-cell table:style-name="ce53" table:formula="of:=IF(DATE(YEAR([.E15]);MONTH([.E15]);DAY([.E15]))&lt;=DATE(YEAR([.E15]);3;31); [.C15]-[.G15] + [.F15]; IF([.G15]-[.C15]&lt;0;[.G15] + [.F15] -[.H15];[.F15]+[.C15]-[.H15]))" office:value-type="float" office:value="5">
            <text:p>5</text:p>
          </table:table-cell>
          <table:table-cell table:number-columns-repeated="2" table:style-name="ce53"/>
          <table:table-cell table:style-name="ce53" table:formula="of:=[.I15]+[.K15] +[.J15]" office:value-type="float" office:value="5">
            <text:p>5</text:p>
          </table:table-cell>
          <table:table-cell table:style-name="ce61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aTH</text:p>
          </table:table-cell>
          <table:table-cell table:style-name="ce53" office:value-type="float" office:value="5.5">
            <text:p>5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6]);DATE(YEAR([.D16]);12;31);NOW())" office:value-type="date" office:date-value="2016-07-26T10:36:55.48">
            <text:p>07/26/16</text:p>
          </table:table-cell>
          <table:table-cell table:style-name="ce55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8" table:formula="of:=SUMPRODUCT([Thong_Tin_Ngay_Nghi_201601.$B$3:.$B$38]=[.$B16];[Thong_Tin_Ngay_Nghi_201601.$C$3:.$C$38])+SUMPRODUCT([Thong_Tin_Ngay_Nghi_201602.$B$3:.$B$39]=[.$B16];[Thong_Tin_Ngay_Nghi_201602.$C$3:.$C$39]) + SUMPRODUCT([Thong_Tin_Ngay_Nghi_201603.$B$3:.$B$41]=[.$B16];[Thong_Tin_Ngay_Nghi_201603.$C$3:.$C$41])" office:value-type="float" office:value="5.5">
            <text:p>5.5</text:p>
          </table:table-cell>
          <table:table-cell table:style-name="ce58" table:formula="of:=SUMPRODUCT([Thong_Tin_Ngay_Nghi_201601.$B$3:.$B$38]=[.$B16];[Thong_Tin_Ngay_Nghi_201601.$C$3:.$C$38])+SUMPRODUCT([Thong_Tin_Ngay_Nghi_201602.$B$3:.$B$39]=[.$B16];[Thong_Tin_Ngay_Nghi_201602.$C$3:.$C$39]) + SUMPRODUCT([Thong_Tin_Ngay_Nghi_201603.$B$3:.$B$41]=[.$B16];[Thong_Tin_Ngay_Nghi_201603.$C$3:.$C$41]) + SUMPRODUCT([Thong_Tin_Ngay_Nghi_201604.$B$3:.$B$42]=[.$B16];[Thong_Tin_Ngay_Nghi_201604.$C$3:.$C$42]) + SUMPRODUCT([Thong_Tin_Ngay_Nghi_201605.$B$3:.$B$41]=[.$B16];[Thong_Tin_Ngay_Nghi_201605.$C$3:.$C$41]) + SUMPRODUCT([Thong_Tin_Ngay_Nghi_201606.$B$3:.$B$43]=[.$B16];[Thong_Tin_Ngay_Nghi_201606.$C$3:.$C$43]) + SUMPRODUCT([Thong_Tin_Ngay_Nghi_201607.$B$3:.$B$50]=[.$B16];[Thong_Tin_Ngay_Nghi_201607.$C$3:.$C$50])" office:value-type="float" office:value="10.5">
            <text:p>10.5</text:p>
          </table:table-cell>
          <table:table-cell table:style-name="ce53" table:formula="of:=IF(DATE(YEAR([.E16]);MONTH([.E16]);DAY([.E16]))&lt;=DATE(YEAR([.E16]);3;31); [.C16]-[.G16] + [.F16]; IF([.G16]-[.C16]&lt;0;[.G16] + [.F16] -[.H16];[.F16]+[.C16]-[.H16]))" office:value-type="float" office:value="2">
            <text:p>2</text:p>
          </table:table-cell>
          <table:table-cell table:number-columns-repeated="2" table:style-name="ce53"/>
          <table:table-cell table:style-name="ce53" table:formula="of:=[.I16]+[.K16] +[.J16]" office:value-type="float" office:value="2">
            <text:p>2</text:p>
          </table:table-cell>
          <table:table-cell table:style-name="ce61"/>
        </table:table-row>
        <table:table-row table:style-name="ro16">
          <table:table-cell table:style-name="ce48" office:value-type="float" office:value="11">
            <text:p>11</text:p>
          </table:table-cell>
          <table:table-cell table:style-name="ce50" office:value-type="string">
            <text:p>HaiNM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7]);DATE(YEAR([.D17]);12;31);NOW())" office:value-type="date" office:date-value="2016-07-26T10:36:55.48">
            <text:p>07/26/16</text:p>
          </table:table-cell>
          <table:table-cell table:style-name="ce55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8" table:formula="of:=SUMPRODUCT([Thong_Tin_Ngay_Nghi_201601.$B$3:.$B$38]=[.$B17];[Thong_Tin_Ngay_Nghi_201601.$C$3:.$C$38])+SUMPRODUCT([Thong_Tin_Ngay_Nghi_201602.$B$3:.$B$39]=[.$B17];[Thong_Tin_Ngay_Nghi_201602.$C$3:.$C$39]) + SUMPRODUCT([Thong_Tin_Ngay_Nghi_201603.$B$3:.$B$41]=[.$B17];[Thong_Tin_Ngay_Nghi_201603.$C$3:.$C$41])" office:value-type="float" office:value="6">
            <text:p>6</text:p>
          </table:table-cell>
          <table:table-cell table:style-name="ce58" table:formula="of:=SUMPRODUCT([Thong_Tin_Ngay_Nghi_201601.$B$3:.$B$38]=[.$B17];[Thong_Tin_Ngay_Nghi_201601.$C$3:.$C$38])+SUMPRODUCT([Thong_Tin_Ngay_Nghi_201602.$B$3:.$B$39]=[.$B17];[Thong_Tin_Ngay_Nghi_201602.$C$3:.$C$39]) + SUMPRODUCT([Thong_Tin_Ngay_Nghi_201603.$B$3:.$B$41]=[.$B17];[Thong_Tin_Ngay_Nghi_201603.$C$3:.$C$41]) + SUMPRODUCT([Thong_Tin_Ngay_Nghi_201604.$B$3:.$B$42]=[.$B17];[Thong_Tin_Ngay_Nghi_201604.$C$3:.$C$42]) + SUMPRODUCT([Thong_Tin_Ngay_Nghi_201605.$B$3:.$B$41]=[.$B17];[Thong_Tin_Ngay_Nghi_201605.$C$3:.$C$41]) + SUMPRODUCT([Thong_Tin_Ngay_Nghi_201606.$B$3:.$B$43]=[.$B17];[Thong_Tin_Ngay_Nghi_201606.$C$3:.$C$43]) + SUMPRODUCT([Thong_Tin_Ngay_Nghi_201607.$B$3:.$B$50]=[.$B17];[Thong_Tin_Ngay_Nghi_201607.$C$3:.$C$50])" office:value-type="float" office:value="11.5">
            <text:p>11.5</text:p>
          </table:table-cell>
          <table:table-cell table:style-name="ce53" table:formula="of:=IF(DATE(YEAR([.E17]);MONTH([.E17]);DAY([.E17]))&lt;=DATE(YEAR([.E17]);3;31); [.C17]-[.G17] + [.F17]; IF([.G17]-[.C17]&lt;0;[.G17] + [.F17] -[.H17];[.F17]+[.C17]-[.H17]))" office:value-type="float" office:value="-4.5">
            <text:p>-4.5</text:p>
          </table:table-cell>
          <table:table-cell table:style-name="ce53"/>
          <table:table-cell table:style-name="ce53" table:formula="of:=2+1.5" office:value-type="float" office:value="3.5">
            <text:p>3.5</text:p>
          </table:table-cell>
          <table:table-cell table:style-name="ce53" table:formula="of:=[.I17]+[.K17] +[.J17]" office:value-type="float" office:value="-1">
            <text:p>-1</text:p>
          </table:table-cell>
          <table:table-cell table:style-name="ce61" office:value-type="string">
            <text:p>Những ngày nghỉ đã trừ vào lương:</text:p>
            <text:p>- Tháng 1, trừ 2 ngày</text:p>
            <text:p>- Tháng 2, trừ 1.5 ngày</text:p>
            <text:p>=&gt; Ko trừ vào ngày phép nữa</text:p>
          </table:table-cell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nNV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8]);DATE(YEAR([.D18]);12;31);NOW())" office:value-type="date" office:date-value="2016-07-26T10:36:55.48">
            <text:p>07/26/16</text:p>
          </table:table-cell>
          <table:table-cell table:style-name="ce55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8" table:formula="of:=SUMPRODUCT([Thong_Tin_Ngay_Nghi_201601.$B$3:.$B$38]=[.$B18];[Thong_Tin_Ngay_Nghi_201601.$C$3:.$C$38])+SUMPRODUCT([Thong_Tin_Ngay_Nghi_201602.$B$3:.$B$39]=[.$B18];[Thong_Tin_Ngay_Nghi_201602.$C$3:.$C$39]) + SUMPRODUCT([Thong_Tin_Ngay_Nghi_201603.$B$3:.$B$41]=[.$B18];[Thong_Tin_Ngay_Nghi_201603.$C$3:.$C$41])" office:value-type="float" office:value="2.5">
            <text:p>2.5</text:p>
          </table:table-cell>
          <table:table-cell table:style-name="ce58" table:formula="of:=SUMPRODUCT([Thong_Tin_Ngay_Nghi_201601.$B$3:.$B$38]=[.$B18];[Thong_Tin_Ngay_Nghi_201601.$C$3:.$C$38])+SUMPRODUCT([Thong_Tin_Ngay_Nghi_201602.$B$3:.$B$39]=[.$B18];[Thong_Tin_Ngay_Nghi_201602.$C$3:.$C$39]) + SUMPRODUCT([Thong_Tin_Ngay_Nghi_201603.$B$3:.$B$41]=[.$B18];[Thong_Tin_Ngay_Nghi_201603.$C$3:.$C$41]) + SUMPRODUCT([Thong_Tin_Ngay_Nghi_201604.$B$3:.$B$42]=[.$B18];[Thong_Tin_Ngay_Nghi_201604.$C$3:.$C$42]) + SUMPRODUCT([Thong_Tin_Ngay_Nghi_201605.$B$3:.$B$41]=[.$B18];[Thong_Tin_Ngay_Nghi_201605.$C$3:.$C$41]) + SUMPRODUCT([Thong_Tin_Ngay_Nghi_201606.$B$3:.$B$43]=[.$B18];[Thong_Tin_Ngay_Nghi_201606.$C$3:.$C$43]) + SUMPRODUCT([Thong_Tin_Ngay_Nghi_201607.$B$3:.$B$50]=[.$B18];[Thong_Tin_Ngay_Nghi_201607.$C$3:.$C$50])" office:value-type="float" office:value="6.5">
            <text:p>6.5</text:p>
          </table:table-cell>
          <table:table-cell table:style-name="ce53" table:formula="of:=IF(DATE(YEAR([.E18]);MONTH([.E18]);DAY([.E18]))&lt;=DATE(YEAR([.E18]);3;31); [.C18]-[.G18] + [.F18]; IF([.G18]-[.C18]&lt;0;[.G18] + [.F18] -[.H18];[.F18]+[.C18]-[.H18]))" office:value-type="float" office:value="0.5">
            <text:p>0.5</text:p>
          </table:table-cell>
          <table:table-cell table:number-columns-repeated="2" table:style-name="ce53"/>
          <table:table-cell table:style-name="ce53" table:formula="of:=[.I18]+[.K18] +[.J18]" office:value-type="float" office:value="0.5">
            <text:p>0.5</text:p>
          </table:table-cell>
          <table:table-cell table:style-name="ce61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HT</text:p>
          </table:table-cell>
          <table:table-cell table:style-name="ce53" office:value-type="float" office:value="3">
            <text:p>3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19]);DATE(YEAR([.D19]);12;31);NOW())" office:value-type="date" office:date-value="2016-07-26T10:36:55.48">
            <text:p>07/26/16</text:p>
          </table:table-cell>
          <table:table-cell table:style-name="ce55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8" table:formula="of:=SUMPRODUCT([Thong_Tin_Ngay_Nghi_201601.$B$3:.$B$38]=[.$B19];[Thong_Tin_Ngay_Nghi_201601.$C$3:.$C$38])+SUMPRODUCT([Thong_Tin_Ngay_Nghi_201602.$B$3:.$B$39]=[.$B19];[Thong_Tin_Ngay_Nghi_201602.$C$3:.$C$39]) + SUMPRODUCT([Thong_Tin_Ngay_Nghi_201603.$B$3:.$B$41]=[.$B19];[Thong_Tin_Ngay_Nghi_201603.$C$3:.$C$41])" office:value-type="float" office:value="6">
            <text:p>6</text:p>
          </table:table-cell>
          <table:table-cell table:style-name="ce58" table:formula="of:=SUMPRODUCT([Thong_Tin_Ngay_Nghi_201601.$B$3:.$B$38]=[.$B19];[Thong_Tin_Ngay_Nghi_201601.$C$3:.$C$38])+SUMPRODUCT([Thong_Tin_Ngay_Nghi_201602.$B$3:.$B$39]=[.$B19];[Thong_Tin_Ngay_Nghi_201602.$C$3:.$C$39]) + SUMPRODUCT([Thong_Tin_Ngay_Nghi_201603.$B$3:.$B$41]=[.$B19];[Thong_Tin_Ngay_Nghi_201603.$C$3:.$C$41]) + SUMPRODUCT([Thong_Tin_Ngay_Nghi_201604.$B$3:.$B$42]=[.$B19];[Thong_Tin_Ngay_Nghi_201604.$C$3:.$C$42]) + SUMPRODUCT([Thong_Tin_Ngay_Nghi_201605.$B$3:.$B$41]=[.$B19];[Thong_Tin_Ngay_Nghi_201605.$C$3:.$C$41]) + SUMPRODUCT([Thong_Tin_Ngay_Nghi_201606.$B$3:.$B$43]=[.$B19];[Thong_Tin_Ngay_Nghi_201606.$C$3:.$C$43]) + SUMPRODUCT([Thong_Tin_Ngay_Nghi_201607.$B$3:.$B$50]=[.$B19];[Thong_Tin_Ngay_Nghi_201607.$C$3:.$C$50])" office:value-type="float" office:value="11.5">
            <text:p>11.5</text:p>
          </table:table-cell>
          <table:table-cell table:style-name="ce53" table:formula="of:=IF(DATE(YEAR([.E19]);MONTH([.E19]);DAY([.E19]))&lt;=DATE(YEAR([.E19]);3;31); [.C19]-[.G19] + [.F19]; IF([.G19]-[.C19]&lt;0;[.G19] + [.F19] -[.H19];[.F19]+[.C19]-[.H19]))" office:value-type="float" office:value="-1.5">
            <text:p>-1.5</text:p>
          </table:table-cell>
          <table:table-cell table:number-columns-repeated="2" table:style-name="ce53"/>
          <table:table-cell table:style-name="ce53" table:formula="of:=[.I19]+[.K19] +[.J19]" office:value-type="float" office:value="-1.5">
            <text:p>-1.5</text:p>
          </table:table-cell>
          <table:table-cell table:style-name="ce61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ieuPT</text:p>
          </table:table-cell>
          <table:table-cell table:style-name="ce53" office:value-type="float" office:value="5.5">
            <text:p>5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20]);DATE(YEAR([.D20]);12;31);NOW())" office:value-type="date" office:date-value="2016-07-26T10:36:55.48">
            <text:p>07/26/16</text:p>
          </table:table-cell>
          <table:table-cell table:style-name="ce55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8" table:formula="of:=SUMPRODUCT([Thong_Tin_Ngay_Nghi_201601.$B$3:.$B$38]=[.$B20];[Thong_Tin_Ngay_Nghi_201601.$C$3:.$C$38])+SUMPRODUCT([Thong_Tin_Ngay_Nghi_201602.$B$3:.$B$39]=[.$B20];[Thong_Tin_Ngay_Nghi_201602.$C$3:.$C$39]) + SUMPRODUCT([Thong_Tin_Ngay_Nghi_201603.$B$3:.$B$41]=[.$B20];[Thong_Tin_Ngay_Nghi_201603.$C$3:.$C$41])" office:value-type="float" office:value="5">
            <text:p>5</text:p>
          </table:table-cell>
          <table:table-cell table:style-name="ce58" table:formula="of:=SUMPRODUCT([Thong_Tin_Ngay_Nghi_201601.$B$3:.$B$38]=[.$B20];[Thong_Tin_Ngay_Nghi_201601.$C$3:.$C$38])+SUMPRODUCT([Thong_Tin_Ngay_Nghi_201602.$B$3:.$B$39]=[.$B20];[Thong_Tin_Ngay_Nghi_201602.$C$3:.$C$39]) + SUMPRODUCT([Thong_Tin_Ngay_Nghi_201603.$B$3:.$B$41]=[.$B20];[Thong_Tin_Ngay_Nghi_201603.$C$3:.$C$41]) + SUMPRODUCT([Thong_Tin_Ngay_Nghi_201604.$B$3:.$B$42]=[.$B20];[Thong_Tin_Ngay_Nghi_201604.$C$3:.$C$42]) + SUMPRODUCT([Thong_Tin_Ngay_Nghi_201605.$B$3:.$B$41]=[.$B20];[Thong_Tin_Ngay_Nghi_201605.$C$3:.$C$41]) + SUMPRODUCT([Thong_Tin_Ngay_Nghi_201606.$B$3:.$B$43]=[.$B20];[Thong_Tin_Ngay_Nghi_201606.$C$3:.$C$43]) + SUMPRODUCT([Thong_Tin_Ngay_Nghi_201607.$B$3:.$B$50]=[.$B20];[Thong_Tin_Ngay_Nghi_201607.$C$3:.$C$50])" office:value-type="float" office:value="6">
            <text:p>6</text:p>
          </table:table-cell>
          <table:table-cell table:style-name="ce53" table:formula="of:=IF(DATE(YEAR([.E20]);MONTH([.E20]);DAY([.E20]))&lt;=DATE(YEAR([.E20]);3;31); [.C20]-[.G20] + [.F20]; IF([.G20]-[.C20]&lt;0;[.G20] + [.F20] -[.H20];[.F20]+[.C20]-[.H20]))" office:value-type="float" office:value="6">
            <text:p>6</text:p>
          </table:table-cell>
          <table:table-cell table:number-columns-repeated="2" table:style-name="ce53"/>
          <table:table-cell table:style-name="ce53" table:formula="of:=[.I20]+[.K20] +[.J20]" office:value-type="float" office:value="6">
            <text:p>6</text:p>
          </table:table-cell>
          <table:table-cell table:style-name="ce61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HiepNH</text:p>
          </table:table-cell>
          <table:table-cell table:style-name="ce53" office:value-type="float" office:value="5.5">
            <text:p>5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21]);DATE(YEAR([.D21]);12;31);NOW())" office:value-type="date" office:date-value="2016-07-26T10:36:55.48">
            <text:p>07/26/16</text:p>
          </table:table-cell>
          <table:table-cell table:style-name="ce55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7">
            <text:p>7</text:p>
          </table:table-cell>
          <table:table-cell table:style-name="ce58" table:formula="of:=SUMPRODUCT([Thong_Tin_Ngay_Nghi_201601.$B$3:.$B$38]=[.$B21];[Thong_Tin_Ngay_Nghi_201601.$C$3:.$C$38])+SUMPRODUCT([Thong_Tin_Ngay_Nghi_201602.$B$3:.$B$39]=[.$B21];[Thong_Tin_Ngay_Nghi_201602.$C$3:.$C$39]) + SUMPRODUCT([Thong_Tin_Ngay_Nghi_201603.$B$3:.$B$41]=[.$B21];[Thong_Tin_Ngay_Nghi_201603.$C$3:.$C$41])" office:value-type="float" office:value="6.5">
            <text:p>6.5</text:p>
          </table:table-cell>
          <table:table-cell table:style-name="ce58" table:formula="of:=SUMPRODUCT([Thong_Tin_Ngay_Nghi_201601.$B$3:.$B$38]=[.$B21];[Thong_Tin_Ngay_Nghi_201601.$C$3:.$C$38])+SUMPRODUCT([Thong_Tin_Ngay_Nghi_201602.$B$3:.$B$39]=[.$B21];[Thong_Tin_Ngay_Nghi_201602.$C$3:.$C$39]) + SUMPRODUCT([Thong_Tin_Ngay_Nghi_201603.$B$3:.$B$41]=[.$B21];[Thong_Tin_Ngay_Nghi_201603.$C$3:.$C$41]) + SUMPRODUCT([Thong_Tin_Ngay_Nghi_201604.$B$3:.$B$42]=[.$B21];[Thong_Tin_Ngay_Nghi_201604.$C$3:.$C$42]) + SUMPRODUCT([Thong_Tin_Ngay_Nghi_201605.$B$3:.$B$41]=[.$B21];[Thong_Tin_Ngay_Nghi_201605.$C$3:.$C$41]) + SUMPRODUCT([Thong_Tin_Ngay_Nghi_201606.$B$3:.$B$43]=[.$B21];[Thong_Tin_Ngay_Nghi_201606.$C$3:.$C$43]) + SUMPRODUCT([Thong_Tin_Ngay_Nghi_201607.$B$3:.$B$50]=[.$B21];[Thong_Tin_Ngay_Nghi_201607.$C$3:.$C$50])" office:value-type="float" office:value="8">
            <text:p>8</text:p>
          </table:table-cell>
          <table:table-cell table:style-name="ce53" table:formula="of:=IF(DATE(YEAR([.E21]);MONTH([.E21]);DAY([.E21]))&lt;=DATE(YEAR([.E21]);3;31); [.C21]-[.G21] + [.F21]; IF([.G21]-[.C21]&lt;0;[.G21] + [.F21] -[.H21];[.F21]+[.C21]-[.H21]))" office:value-type="float" office:value="4.5">
            <text:p>4.5</text:p>
          </table:table-cell>
          <table:table-cell table:number-columns-repeated="2" table:style-name="ce53"/>
          <table:table-cell table:style-name="ce53" table:formula="of:=[.I21]+[.K21] +[.J21]" office:value-type="float" office:value="4.5">
            <text:p>4.5</text:p>
          </table:table-cell>
          <table:table-cell table:style-name="ce61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HungPN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22]);DATE(YEAR([.D22]);12;31);NOW())" office:value-type="date" office:date-value="2016-07-26T10:36:55.48">
            <text:p>07/26/16</text:p>
          </table:table-cell>
          <table:table-cell table:style-name="ce55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7">
            <text:p>7</text:p>
          </table:table-cell>
          <table:table-cell table:style-name="ce58" table:formula="of:=SUMPRODUCT([Thong_Tin_Ngay_Nghi_201601.$B$3:.$B$38]=[.$B22];[Thong_Tin_Ngay_Nghi_201601.$C$3:.$C$38])+SUMPRODUCT([Thong_Tin_Ngay_Nghi_201602.$B$3:.$B$39]=[.$B22];[Thong_Tin_Ngay_Nghi_201602.$C$3:.$C$39]) + SUMPRODUCT([Thong_Tin_Ngay_Nghi_201603.$B$3:.$B$41]=[.$B22];[Thong_Tin_Ngay_Nghi_201603.$C$3:.$C$41])" office:value-type="float" office:value="4.5">
            <text:p>4.5</text:p>
          </table:table-cell>
          <table:table-cell table:style-name="ce58" table:formula="of:=SUMPRODUCT([Thong_Tin_Ngay_Nghi_201601.$B$3:.$B$38]=[.$B22];[Thong_Tin_Ngay_Nghi_201601.$C$3:.$C$38])+SUMPRODUCT([Thong_Tin_Ngay_Nghi_201602.$B$3:.$B$39]=[.$B22];[Thong_Tin_Ngay_Nghi_201602.$C$3:.$C$39]) + SUMPRODUCT([Thong_Tin_Ngay_Nghi_201603.$B$3:.$B$41]=[.$B22];[Thong_Tin_Ngay_Nghi_201603.$C$3:.$C$41]) + SUMPRODUCT([Thong_Tin_Ngay_Nghi_201604.$B$3:.$B$42]=[.$B22];[Thong_Tin_Ngay_Nghi_201604.$C$3:.$C$42]) + SUMPRODUCT([Thong_Tin_Ngay_Nghi_201605.$B$3:.$B$41]=[.$B22];[Thong_Tin_Ngay_Nghi_201605.$C$3:.$C$41]) + SUMPRODUCT([Thong_Tin_Ngay_Nghi_201606.$B$3:.$B$43]=[.$B22];[Thong_Tin_Ngay_Nghi_201606.$C$3:.$C$43]) + SUMPRODUCT([Thong_Tin_Ngay_Nghi_201607.$B$3:.$B$50]=[.$B22];[Thong_Tin_Ngay_Nghi_201607.$C$3:.$C$50])" office:value-type="float" office:value="5.5">
            <text:p>5.5</text:p>
          </table:table-cell>
          <table:table-cell table:style-name="ce53" table:formula="of:=IF(DATE(YEAR([.E22]);MONTH([.E22]);DAY([.E22]))&lt;=DATE(YEAR([.E22]);3;31); [.C22]-[.G22] + [.F22]; IF([.G22]-[.C22]&lt;0;[.G22] + [.F22] -[.H22];[.F22]+[.C22]-[.H22]))" office:value-type="float" office:value="3.5">
            <text:p>3.5</text:p>
          </table:table-cell>
          <table:table-cell table:number-columns-repeated="2" table:style-name="ce53"/>
          <table:table-cell table:style-name="ce53" table:formula="of:=[.I22]+[.K22] +[.J22]" office:value-type="float" office:value="3.5">
            <text:p>3.5</text:p>
          </table:table-cell>
          <table:table-cell table:style-name="ce61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HuyNT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6-27">
            <text:p>06/27/16</text:p>
          </table:table-cell>
          <table:table-cell table:style-name="ce54" table:formula="of:=IF(YEAR(NOW())&gt;YEAR([.D23]);DATE(YEAR([.D23]);12;31);NOW())" office:value-type="date" office:date-value="2016-07-26T10:36:55.48">
            <text:p>07/26/16</text:p>
          </table:table-cell>
          <table:table-cell table:style-name="ce55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58" table:formula="of:=SUMPRODUCT([Thong_Tin_Ngay_Nghi_201601.$B$3:.$B$38]=[.$B23];[Thong_Tin_Ngay_Nghi_201601.$C$3:.$C$38])+SUMPRODUCT([Thong_Tin_Ngay_Nghi_201602.$B$3:.$B$39]=[.$B23];[Thong_Tin_Ngay_Nghi_201602.$C$3:.$C$39]) + SUMPRODUCT([Thong_Tin_Ngay_Nghi_201603.$B$3:.$B$41]=[.$B23];[Thong_Tin_Ngay_Nghi_201603.$C$3:.$C$41])" office:value-type="float" office:value="0">
            <text:p>0</text:p>
          </table:table-cell>
          <table:table-cell table:style-name="ce58" table:formula="of:=SUMPRODUCT([Thong_Tin_Ngay_Nghi_201601.$B$3:.$B$38]=[.$B23];[Thong_Tin_Ngay_Nghi_201601.$C$3:.$C$38])+SUMPRODUCT([Thong_Tin_Ngay_Nghi_201602.$B$3:.$B$39]=[.$B23];[Thong_Tin_Ngay_Nghi_201602.$C$3:.$C$39]) + SUMPRODUCT([Thong_Tin_Ngay_Nghi_201603.$B$3:.$B$41]=[.$B23];[Thong_Tin_Ngay_Nghi_201603.$C$3:.$C$41]) + SUMPRODUCT([Thong_Tin_Ngay_Nghi_201604.$B$3:.$B$42]=[.$B23];[Thong_Tin_Ngay_Nghi_201604.$C$3:.$C$42]) + SUMPRODUCT([Thong_Tin_Ngay_Nghi_201605.$B$3:.$B$41]=[.$B23];[Thong_Tin_Ngay_Nghi_201605.$C$3:.$C$41]) + SUMPRODUCT([Thong_Tin_Ngay_Nghi_201606.$B$3:.$B$43]=[.$B23];[Thong_Tin_Ngay_Nghi_201606.$C$3:.$C$43]) + SUMPRODUCT([Thong_Tin_Ngay_Nghi_201607.$B$3:.$B$50]=[.$B23];[Thong_Tin_Ngay_Nghi_201607.$C$3:.$C$50])" office:value-type="float" office:value="0">
            <text:p>0</text:p>
          </table:table-cell>
          <table:table-cell table:style-name="ce53" table:formula="of:=IF(DATE(YEAR([.E23]);MONTH([.E23]);DAY([.E23]))&lt;=DATE(YEAR([.E23]);3;31); [.C23]-[.G23] + [.F23]; IF([.G23]-[.C23]&lt;0;[.G23] + [.F23] -[.H23];[.F23]+[.C23]-[.H23]))" office:value-type="float" office:value="1">
            <text:p>1</text:p>
          </table:table-cell>
          <table:table-cell table:number-columns-repeated="2" table:style-name="ce53"/>
          <table:table-cell table:style-name="ce53" table:formula="of:=[.I23]+[.K23] +[.J23]" office:value-type="float" office:value="1">
            <text:p>1</text:p>
          </table:table-cell>
          <table:table-cell table:style-name="ce61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KhanhNN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6-09">
            <text:p>06/09/16</text:p>
          </table:table-cell>
          <table:table-cell table:style-name="ce54" table:formula="of:=IF(YEAR(NOW())&gt;YEAR([.D24]);DATE(YEAR([.D24]);12;31);NOW())" office:value-type="date" office:date-value="2016-07-26T10:36:55.48">
            <text:p>07/26/16</text:p>
          </table:table-cell>
          <table:table-cell table:style-name="ce55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58" table:formula="of:=SUMPRODUCT([Thong_Tin_Ngay_Nghi_201601.$B$3:.$B$38]=[.$B24];[Thong_Tin_Ngay_Nghi_201601.$C$3:.$C$38])+SUMPRODUCT([Thong_Tin_Ngay_Nghi_201602.$B$3:.$B$39]=[.$B24];[Thong_Tin_Ngay_Nghi_201602.$C$3:.$C$39]) + SUMPRODUCT([Thong_Tin_Ngay_Nghi_201603.$B$3:.$B$41]=[.$B24];[Thong_Tin_Ngay_Nghi_201603.$C$3:.$C$41])" office:value-type="float" office:value="0">
            <text:p>0</text:p>
          </table:table-cell>
          <table:table-cell table:style-name="ce58" table:formula="of:=SUMPRODUCT([Thong_Tin_Ngay_Nghi_201601.$B$3:.$B$38]=[.$B24];[Thong_Tin_Ngay_Nghi_201601.$C$3:.$C$38])+SUMPRODUCT([Thong_Tin_Ngay_Nghi_201602.$B$3:.$B$39]=[.$B24];[Thong_Tin_Ngay_Nghi_201602.$C$3:.$C$39]) + SUMPRODUCT([Thong_Tin_Ngay_Nghi_201603.$B$3:.$B$41]=[.$B24];[Thong_Tin_Ngay_Nghi_201603.$C$3:.$C$41]) + SUMPRODUCT([Thong_Tin_Ngay_Nghi_201604.$B$3:.$B$42]=[.$B24];[Thong_Tin_Ngay_Nghi_201604.$C$3:.$C$42]) + SUMPRODUCT([Thong_Tin_Ngay_Nghi_201605.$B$3:.$B$41]=[.$B24];[Thong_Tin_Ngay_Nghi_201605.$C$3:.$C$41]) + SUMPRODUCT([Thong_Tin_Ngay_Nghi_201606.$B$3:.$B$43]=[.$B24];[Thong_Tin_Ngay_Nghi_201606.$C$3:.$C$43]) + SUMPRODUCT([Thong_Tin_Ngay_Nghi_201607.$B$3:.$B$50]=[.$B24];[Thong_Tin_Ngay_Nghi_201607.$C$3:.$C$50])" office:value-type="float" office:value="0">
            <text:p>0</text:p>
          </table:table-cell>
          <table:table-cell table:style-name="ce53" table:formula="of:=IF(DATE(YEAR([.E24]);MONTH([.E24]);DAY([.E24]))&lt;=DATE(YEAR([.E24]);3;31); [.C24]-[.G24] + [.F24]; IF([.G24]-[.C24]&lt;0;[.G24] + [.F24] -[.H24];[.F24]+[.C24]-[.H24]))" office:value-type="float" office:value="2">
            <text:p>2</text:p>
          </table:table-cell>
          <table:table-cell table:number-columns-repeated="2" table:style-name="ce53"/>
          <table:table-cell table:style-name="ce53" table:formula="of:=[.I24]+[.K24] +[.J24]" office:value-type="float" office:value="2">
            <text:p>2</text:p>
          </table:table-cell>
          <table:table-cell table:style-name="ce61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KienPT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25]);DATE(YEAR([.D25]);12;31);NOW())" office:value-type="date" office:date-value="2016-07-26T10:36:55.48">
            <text:p>07/26/16</text:p>
          </table:table-cell>
          <table:table-cell table:style-name="ce55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8" table:formula="of:=SUMPRODUCT([Thong_Tin_Ngay_Nghi_201601.$B$3:.$B$38]=[.$B25];[Thong_Tin_Ngay_Nghi_201601.$C$3:.$C$38])+SUMPRODUCT([Thong_Tin_Ngay_Nghi_201602.$B$3:.$B$39]=[.$B25];[Thong_Tin_Ngay_Nghi_201602.$C$3:.$C$39]) + SUMPRODUCT([Thong_Tin_Ngay_Nghi_201603.$B$3:.$B$41]=[.$B25];[Thong_Tin_Ngay_Nghi_201603.$C$3:.$C$41])" office:value-type="float" office:value="5">
            <text:p>5</text:p>
          </table:table-cell>
          <table:table-cell table:style-name="ce58" table:formula="of:=SUMPRODUCT([Thong_Tin_Ngay_Nghi_201601.$B$3:.$B$38]=[.$B25];[Thong_Tin_Ngay_Nghi_201601.$C$3:.$C$38])+SUMPRODUCT([Thong_Tin_Ngay_Nghi_201602.$B$3:.$B$39]=[.$B25];[Thong_Tin_Ngay_Nghi_201602.$C$3:.$C$39]) + SUMPRODUCT([Thong_Tin_Ngay_Nghi_201603.$B$3:.$B$41]=[.$B25];[Thong_Tin_Ngay_Nghi_201603.$C$3:.$C$41]) + SUMPRODUCT([Thong_Tin_Ngay_Nghi_201604.$B$3:.$B$42]=[.$B25];[Thong_Tin_Ngay_Nghi_201604.$C$3:.$C$42]) + SUMPRODUCT([Thong_Tin_Ngay_Nghi_201605.$B$3:.$B$41]=[.$B25];[Thong_Tin_Ngay_Nghi_201605.$C$3:.$C$41]) + SUMPRODUCT([Thong_Tin_Ngay_Nghi_201606.$B$3:.$B$43]=[.$B25];[Thong_Tin_Ngay_Nghi_201606.$C$3:.$C$43]) + SUMPRODUCT([Thong_Tin_Ngay_Nghi_201607.$B$3:.$B$50]=[.$B25];[Thong_Tin_Ngay_Nghi_201607.$C$3:.$C$50])" office:value-type="float" office:value="7">
            <text:p>7</text:p>
          </table:table-cell>
          <table:table-cell table:style-name="ce53" table:formula="of:=IF(DATE(YEAR([.E25]);MONTH([.E25]);DAY([.E25]))&lt;=DATE(YEAR([.E25]);3;31); [.C25]-[.G25] + [.F25]; IF([.G25]-[.C25]&lt;0;[.G25] + [.F25] -[.H25];[.F25]+[.C25]-[.H25]))" office:value-type="float" office:value="2">
            <text:p>2</text:p>
          </table:table-cell>
          <table:table-cell table:number-columns-repeated="2" table:style-name="ce53"/>
          <table:table-cell table:style-name="ce53" table:formula="of:=[.I25]+[.K25] +[.J25]" office:value-type="float" office:value="2">
            <text:p>2</text:p>
          </table:table-cell>
          <table:table-cell table:style-name="ce61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KietNVT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7-04">
            <text:p>07/04/16</text:p>
          </table:table-cell>
          <table:table-cell table:style-name="ce54" table:formula="of:=IF(YEAR(NOW())&gt;YEAR([.D26]);DATE(YEAR([.D26]);12;31);NOW())" office:value-type="date" office:date-value="2016-07-26T10:36:55.48">
            <text:p>07/26/16</text:p>
          </table:table-cell>
          <table:table-cell table:style-name="ce55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0">
            <text:p>0</text:p>
          </table:table-cell>
          <table:table-cell table:style-name="ce58" table:formula="of:=SUMPRODUCT([Thong_Tin_Ngay_Nghi_201601.$B$3:.$B$38]=[.$B26];[Thong_Tin_Ngay_Nghi_201601.$C$3:.$C$38])+SUMPRODUCT([Thong_Tin_Ngay_Nghi_201602.$B$3:.$B$39]=[.$B26];[Thong_Tin_Ngay_Nghi_201602.$C$3:.$C$39]) + SUMPRODUCT([Thong_Tin_Ngay_Nghi_201603.$B$3:.$B$41]=[.$B26];[Thong_Tin_Ngay_Nghi_201603.$C$3:.$C$41])" office:value-type="float" office:value="0">
            <text:p>0</text:p>
          </table:table-cell>
          <table:table-cell table:style-name="ce58" table:formula="of:=SUMPRODUCT([Thong_Tin_Ngay_Nghi_201601.$B$3:.$B$38]=[.$B26];[Thong_Tin_Ngay_Nghi_201601.$C$3:.$C$38])+SUMPRODUCT([Thong_Tin_Ngay_Nghi_201602.$B$3:.$B$39]=[.$B26];[Thong_Tin_Ngay_Nghi_201602.$C$3:.$C$39]) + SUMPRODUCT([Thong_Tin_Ngay_Nghi_201603.$B$3:.$B$41]=[.$B26];[Thong_Tin_Ngay_Nghi_201603.$C$3:.$C$41]) + SUMPRODUCT([Thong_Tin_Ngay_Nghi_201604.$B$3:.$B$42]=[.$B26];[Thong_Tin_Ngay_Nghi_201604.$C$3:.$C$42]) + SUMPRODUCT([Thong_Tin_Ngay_Nghi_201605.$B$3:.$B$41]=[.$B26];[Thong_Tin_Ngay_Nghi_201605.$C$3:.$C$41]) + SUMPRODUCT([Thong_Tin_Ngay_Nghi_201606.$B$3:.$B$43]=[.$B26];[Thong_Tin_Ngay_Nghi_201606.$C$3:.$C$43]) + SUMPRODUCT([Thong_Tin_Ngay_Nghi_201607.$B$3:.$B$50]=[.$B26];[Thong_Tin_Ngay_Nghi_201607.$C$3:.$C$50])" office:value-type="float" office:value="0">
            <text:p>0</text:p>
          </table:table-cell>
          <table:table-cell table:style-name="ce53" table:formula="of:=IF(DATE(YEAR([.E26]);MONTH([.E26]);DAY([.E26]))&lt;=DATE(YEAR([.E26]);3;31); [.C26]-[.G26] + [.F26]; IF([.G26]-[.C26]&lt;0;[.G26] + [.F26] -[.H26];[.F26]+[.C26]-[.H26]))" office:value-type="float" office:value="0">
            <text:p>0</text:p>
          </table:table-cell>
          <table:table-cell table:number-columns-repeated="2" table:style-name="ce53"/>
          <table:table-cell table:style-name="ce53" table:formula="of:=[.I26]+[.K26] +[.J26]" office:value-type="float" office:value="0">
            <text:p>0</text:p>
          </table:table-cell>
          <table:table-cell table:style-name="ce61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LongPT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6-09">
            <text:p>06/09/16</text:p>
          </table:table-cell>
          <table:table-cell table:style-name="ce54" office:value-type="date" office:date-value="2016-07-15">
            <text:p>07/15/16</text:p>
          </table:table-cell>
          <table:table-cell table:style-name="ce55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2">
            <text:p>2</text:p>
          </table:table-cell>
          <table:table-cell table:style-name="ce58" table:formula="of:=SUMPRODUCT([Thong_Tin_Ngay_Nghi_201601.$B$3:.$B$38]=[.$B27];[Thong_Tin_Ngay_Nghi_201601.$C$3:.$C$38])+SUMPRODUCT([Thong_Tin_Ngay_Nghi_201602.$B$3:.$B$39]=[.$B27];[Thong_Tin_Ngay_Nghi_201602.$C$3:.$C$39]) + SUMPRODUCT([Thong_Tin_Ngay_Nghi_201603.$B$3:.$B$41]=[.$B27];[Thong_Tin_Ngay_Nghi_201603.$C$3:.$C$41])" office:value-type="float" office:value="0">
            <text:p>0</text:p>
          </table:table-cell>
          <table:table-cell table:style-name="ce58" table:formula="of:=SUMPRODUCT([Thong_Tin_Ngay_Nghi_201601.$B$3:.$B$38]=[.$B27];[Thong_Tin_Ngay_Nghi_201601.$C$3:.$C$38])+SUMPRODUCT([Thong_Tin_Ngay_Nghi_201602.$B$3:.$B$39]=[.$B27];[Thong_Tin_Ngay_Nghi_201602.$C$3:.$C$39]) + SUMPRODUCT([Thong_Tin_Ngay_Nghi_201603.$B$3:.$B$41]=[.$B27];[Thong_Tin_Ngay_Nghi_201603.$C$3:.$C$41]) + SUMPRODUCT([Thong_Tin_Ngay_Nghi_201604.$B$3:.$B$42]=[.$B27];[Thong_Tin_Ngay_Nghi_201604.$C$3:.$C$42]) + SUMPRODUCT([Thong_Tin_Ngay_Nghi_201605.$B$3:.$B$41]=[.$B27];[Thong_Tin_Ngay_Nghi_201605.$C$3:.$C$41]) + SUMPRODUCT([Thong_Tin_Ngay_Nghi_201606.$B$3:.$B$43]=[.$B27];[Thong_Tin_Ngay_Nghi_201606.$C$3:.$C$43]) + SUMPRODUCT([Thong_Tin_Ngay_Nghi_201607.$B$3:.$B$50]=[.$B27];[Thong_Tin_Ngay_Nghi_201607.$C$3:.$C$50])" office:value-type="float" office:value="0">
            <text:p>0</text:p>
          </table:table-cell>
          <table:table-cell table:style-name="ce53" table:formula="of:=IF(DATE(YEAR([.E27]);MONTH([.E27]);DAY([.E27]))&lt;=DATE(YEAR([.E27]);3;31); [.C27]-[.G27] + [.F27]; IF([.G27]-[.C27]&lt;0;[.G27] + [.F27] -[.H27];[.F27]+[.C27]-[.H27]))" office:value-type="float" office:value="2">
            <text:p>2</text:p>
          </table:table-cell>
          <table:table-cell table:number-columns-repeated="2" table:style-name="ce53"/>
          <table:table-cell table:style-name="ce53" table:formula="of:=[.I27]+[.K27] +[.J27]" office:value-type="float" office:value="2">
            <text:p>2</text:p>
          </table:table-cell>
          <table:table-cell table:style-name="ce61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LuanNN</text:p>
          </table:table-cell>
          <table:table-cell table:style-name="ce53" office:value-type="float" office:value="7">
            <text:p>7</text:p>
          </table:table-cell>
          <table:table-cell table:style-name="ce54" office:value-type="date" office:date-value="2016-01-01">
            <text:p>01/01/16</text:p>
          </table:table-cell>
          <table:table-cell table:style-name="ce54" office:value-type="date" office:date-value="2016-07-15">
            <text:p>07/15/16</text:p>
          </table:table-cell>
          <table:table-cell table:style-name="ce55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7">
            <text:p>7</text:p>
          </table:table-cell>
          <table:table-cell table:style-name="ce58" table:formula="of:=SUMPRODUCT([Thong_Tin_Ngay_Nghi_201601.$B$3:.$B$38]=[.$B28];[Thong_Tin_Ngay_Nghi_201601.$C$3:.$C$38])+SUMPRODUCT([Thong_Tin_Ngay_Nghi_201602.$B$3:.$B$39]=[.$B28];[Thong_Tin_Ngay_Nghi_201602.$C$3:.$C$39]) + SUMPRODUCT([Thong_Tin_Ngay_Nghi_201603.$B$3:.$B$41]=[.$B28];[Thong_Tin_Ngay_Nghi_201603.$C$3:.$C$41])" office:value-type="float" office:value="3">
            <text:p>3</text:p>
          </table:table-cell>
          <table:table-cell table:style-name="ce58" table:formula="of:=SUMPRODUCT([Thong_Tin_Ngay_Nghi_201601.$B$3:.$B$38]=[.$B28];[Thong_Tin_Ngay_Nghi_201601.$C$3:.$C$38])+SUMPRODUCT([Thong_Tin_Ngay_Nghi_201602.$B$3:.$B$39]=[.$B28];[Thong_Tin_Ngay_Nghi_201602.$C$3:.$C$39]) + SUMPRODUCT([Thong_Tin_Ngay_Nghi_201603.$B$3:.$B$41]=[.$B28];[Thong_Tin_Ngay_Nghi_201603.$C$3:.$C$41]) + SUMPRODUCT([Thong_Tin_Ngay_Nghi_201604.$B$3:.$B$42]=[.$B28];[Thong_Tin_Ngay_Nghi_201604.$C$3:.$C$42]) + SUMPRODUCT([Thong_Tin_Ngay_Nghi_201605.$B$3:.$B$41]=[.$B28];[Thong_Tin_Ngay_Nghi_201605.$C$3:.$C$41]) + SUMPRODUCT([Thong_Tin_Ngay_Nghi_201606.$B$3:.$B$43]=[.$B28];[Thong_Tin_Ngay_Nghi_201606.$C$3:.$C$43]) + SUMPRODUCT([Thong_Tin_Ngay_Nghi_201607.$B$3:.$B$50]=[.$B28];[Thong_Tin_Ngay_Nghi_201607.$C$3:.$C$50])" office:value-type="float" office:value="6.5">
            <text:p>6.5</text:p>
          </table:table-cell>
          <table:table-cell table:style-name="ce53" table:formula="of:=IF(DATE(YEAR([.E28]);MONTH([.E28]);DAY([.E28]))&lt;=DATE(YEAR([.E28]);3;31); [.C28]-[.G28] + [.F28]; IF([.G28]-[.C28]&lt;0;[.G28] + [.F28] -[.H28];[.F28]+[.C28]-[.H28]))" office:value-type="float" office:value="3.5">
            <text:p>3.5</text:p>
          </table:table-cell>
          <table:table-cell table:number-columns-repeated="2" table:style-name="ce53"/>
          <table:table-cell table:style-name="ce53" table:formula="of:=[.I28]+[.K28] +[.J28]" office:value-type="float" office:value="3.5">
            <text:p>3.5</text:p>
          </table:table-cell>
          <table:table-cell table:style-name="ce61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MaiNTT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29]);DATE(YEAR([.D29]);12;31);NOW())" office:value-type="date" office:date-value="2016-07-26T10:36:55.48">
            <text:p>07/26/16</text:p>
          </table:table-cell>
          <table:table-cell table:style-name="ce55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8" table:formula="of:=SUMPRODUCT([Thong_Tin_Ngay_Nghi_201601.$B$3:.$B$38]=[.$B29];[Thong_Tin_Ngay_Nghi_201601.$C$3:.$C$38])+SUMPRODUCT([Thong_Tin_Ngay_Nghi_201602.$B$3:.$B$39]=[.$B29];[Thong_Tin_Ngay_Nghi_201602.$C$3:.$C$39]) + SUMPRODUCT([Thong_Tin_Ngay_Nghi_201603.$B$3:.$B$41]=[.$B29];[Thong_Tin_Ngay_Nghi_201603.$C$3:.$C$41])" office:value-type="float" office:value="6">
            <text:p>6</text:p>
          </table:table-cell>
          <table:table-cell table:style-name="ce58" table:formula="of:=SUMPRODUCT([Thong_Tin_Ngay_Nghi_201601.$B$3:.$B$38]=[.$B29];[Thong_Tin_Ngay_Nghi_201601.$C$3:.$C$38])+SUMPRODUCT([Thong_Tin_Ngay_Nghi_201602.$B$3:.$B$39]=[.$B29];[Thong_Tin_Ngay_Nghi_201602.$C$3:.$C$39]) + SUMPRODUCT([Thong_Tin_Ngay_Nghi_201603.$B$3:.$B$41]=[.$B29];[Thong_Tin_Ngay_Nghi_201603.$C$3:.$C$41]) + SUMPRODUCT([Thong_Tin_Ngay_Nghi_201604.$B$3:.$B$42]=[.$B29];[Thong_Tin_Ngay_Nghi_201604.$C$3:.$C$42]) + SUMPRODUCT([Thong_Tin_Ngay_Nghi_201605.$B$3:.$B$41]=[.$B29];[Thong_Tin_Ngay_Nghi_201605.$C$3:.$C$41]) + SUMPRODUCT([Thong_Tin_Ngay_Nghi_201606.$B$3:.$B$43]=[.$B29];[Thong_Tin_Ngay_Nghi_201606.$C$3:.$C$43]) + SUMPRODUCT([Thong_Tin_Ngay_Nghi_201607.$B$3:.$B$50]=[.$B29];[Thong_Tin_Ngay_Nghi_201607.$C$3:.$C$50])" office:value-type="float" office:value="9">
            <text:p>9</text:p>
          </table:table-cell>
          <table:table-cell table:style-name="ce53" table:formula="of:=IF(DATE(YEAR([.E29]);MONTH([.E29]);DAY([.E29]))&lt;=DATE(YEAR([.E29]);3;31); [.C29]-[.G29] + [.F29]; IF([.G29]-[.C29]&lt;0;[.G29] + [.F29] -[.H29];[.F29]+[.C29]-[.H29]))" office:value-type="float" office:value="0">
            <text:p>0</text:p>
          </table:table-cell>
          <table:table-cell table:number-columns-repeated="2" table:style-name="ce53"/>
          <table:table-cell table:style-name="ce53" table:formula="of:=[.I29]+[.K29] +[.J29]" office:value-type="float" office:value="0">
            <text:p>0</text:p>
          </table:table-cell>
          <table:table-cell table:style-name="ce61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MinhTD</text:p>
          </table:table-cell>
          <table:table-cell table:style-name="ce53" office:value-type="float" office:value="5">
            <text:p>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0]);DATE(YEAR([.D30]);12;31);NOW())" office:value-type="date" office:date-value="2016-07-26T10:36:55.48">
            <text:p>07/26/16</text:p>
          </table:table-cell>
          <table:table-cell table:style-name="ce55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7">
            <text:p>7</text:p>
          </table:table-cell>
          <table:table-cell table:style-name="ce58" table:formula="of:=SUMPRODUCT([Thong_Tin_Ngay_Nghi_201601.$B$3:.$B$38]=[.$B30];[Thong_Tin_Ngay_Nghi_201601.$C$3:.$C$38])+SUMPRODUCT([Thong_Tin_Ngay_Nghi_201602.$B$3:.$B$39]=[.$B30];[Thong_Tin_Ngay_Nghi_201602.$C$3:.$C$39]) + SUMPRODUCT([Thong_Tin_Ngay_Nghi_201603.$B$3:.$B$41]=[.$B30];[Thong_Tin_Ngay_Nghi_201603.$C$3:.$C$41])" office:value-type="float" office:value="7">
            <text:p>7</text:p>
          </table:table-cell>
          <table:table-cell table:style-name="ce58" table:formula="of:=SUMPRODUCT([Thong_Tin_Ngay_Nghi_201601.$B$3:.$B$38]=[.$B30];[Thong_Tin_Ngay_Nghi_201601.$C$3:.$C$38])+SUMPRODUCT([Thong_Tin_Ngay_Nghi_201602.$B$3:.$B$39]=[.$B30];[Thong_Tin_Ngay_Nghi_201602.$C$3:.$C$39]) + SUMPRODUCT([Thong_Tin_Ngay_Nghi_201603.$B$3:.$B$41]=[.$B30];[Thong_Tin_Ngay_Nghi_201603.$C$3:.$C$41]) + SUMPRODUCT([Thong_Tin_Ngay_Nghi_201604.$B$3:.$B$42]=[.$B30];[Thong_Tin_Ngay_Nghi_201604.$C$3:.$C$42]) + SUMPRODUCT([Thong_Tin_Ngay_Nghi_201605.$B$3:.$B$41]=[.$B30];[Thong_Tin_Ngay_Nghi_201605.$C$3:.$C$41]) + SUMPRODUCT([Thong_Tin_Ngay_Nghi_201606.$B$3:.$B$43]=[.$B30];[Thong_Tin_Ngay_Nghi_201606.$C$3:.$C$43]) + SUMPRODUCT([Thong_Tin_Ngay_Nghi_201607.$B$3:.$B$50]=[.$B30];[Thong_Tin_Ngay_Nghi_201607.$C$3:.$C$50])" office:value-type="float" office:value="17">
            <text:p>17</text:p>
          </table:table-cell>
          <table:table-cell table:style-name="ce53" table:formula="of:=IF(DATE(YEAR([.E30]);MONTH([.E30]);DAY([.E30]))&lt;=DATE(YEAR([.E30]);3;31); [.C30]-[.G30] + [.F30]; IF([.G30]-[.C30]&lt;0;[.G30] + [.F30] -[.H30];[.F30]+[.C30]-[.H30]))" office:value-type="float" office:value="-5">
            <text:p>-5</text:p>
          </table:table-cell>
          <table:table-cell table:number-columns-repeated="2" table:style-name="ce53"/>
          <table:table-cell table:style-name="ce53" table:formula="of:=[.I30]+[.K30] +[.J30]" office:value-type="float" office:value="-5">
            <text:p>-5</text:p>
          </table:table-cell>
          <table:table-cell table:style-name="ce61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NamTV</text:p>
          </table:table-cell>
          <table:table-cell table:style-name="ce53" office:value-type="float" office:value="5.5">
            <text:p>5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1]);DATE(YEAR([.D31]);12;31);NOW())" office:value-type="date" office:date-value="2016-07-26T10:36:55.48">
            <text:p>07/26/16</text:p>
          </table:table-cell>
          <table:table-cell table:style-name="ce55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58" table:formula="of:=SUMPRODUCT([Thong_Tin_Ngay_Nghi_201601.$B$3:.$B$38]=[.$B31];[Thong_Tin_Ngay_Nghi_201601.$C$3:.$C$38])+SUMPRODUCT([Thong_Tin_Ngay_Nghi_201602.$B$3:.$B$39]=[.$B31];[Thong_Tin_Ngay_Nghi_201602.$C$3:.$C$39]) + SUMPRODUCT([Thong_Tin_Ngay_Nghi_201603.$B$3:.$B$41]=[.$B31];[Thong_Tin_Ngay_Nghi_201603.$C$3:.$C$41])" office:value-type="float" office:value="4">
            <text:p>4</text:p>
          </table:table-cell>
          <table:table-cell table:style-name="ce58" table:formula="of:=SUMPRODUCT([Thong_Tin_Ngay_Nghi_201601.$B$3:.$B$38]=[.$B31];[Thong_Tin_Ngay_Nghi_201601.$C$3:.$C$38])+SUMPRODUCT([Thong_Tin_Ngay_Nghi_201602.$B$3:.$B$39]=[.$B31];[Thong_Tin_Ngay_Nghi_201602.$C$3:.$C$39]) + SUMPRODUCT([Thong_Tin_Ngay_Nghi_201603.$B$3:.$B$41]=[.$B31];[Thong_Tin_Ngay_Nghi_201603.$C$3:.$C$41]) + SUMPRODUCT([Thong_Tin_Ngay_Nghi_201604.$B$3:.$B$42]=[.$B31];[Thong_Tin_Ngay_Nghi_201604.$C$3:.$C$42]) + SUMPRODUCT([Thong_Tin_Ngay_Nghi_201605.$B$3:.$B$41]=[.$B31];[Thong_Tin_Ngay_Nghi_201605.$C$3:.$C$41]) + SUMPRODUCT([Thong_Tin_Ngay_Nghi_201606.$B$3:.$B$43]=[.$B31];[Thong_Tin_Ngay_Nghi_201606.$C$3:.$C$43]) + SUMPRODUCT([Thong_Tin_Ngay_Nghi_201607.$B$3:.$B$50]=[.$B31];[Thong_Tin_Ngay_Nghi_201607.$C$3:.$C$50])" office:value-type="float" office:value="6.5">
            <text:p>6.5</text:p>
          </table:table-cell>
          <table:table-cell table:style-name="ce53" table:formula="of:=IF(DATE(YEAR([.E31]);MONTH([.E31]);DAY([.E31]))&lt;=DATE(YEAR([.E31]);3;31); [.C31]-[.G31] + [.F31]; IF([.G31]-[.C31]&lt;0;[.G31] + [.F31] -[.H31];[.F31]+[.C31]-[.H31]))" office:value-type="float" office:value="4.5">
            <text:p>4.5</text:p>
          </table:table-cell>
          <table:table-cell table:number-columns-repeated="2" table:style-name="ce53"/>
          <table:table-cell table:style-name="ce53" table:formula="of:=[.I31]+[.K31] +[.J31]" office:value-type="float" office:value="4.5">
            <text:p>4.5</text:p>
          </table:table-cell>
          <table:table-cell table:style-name="ce61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NhanHTH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6-22">
            <text:p>06/22/16</text:p>
          </table:table-cell>
          <table:table-cell table:style-name="ce54" table:formula="of:=IF(YEAR(NOW())&gt;YEAR([.D32]);DATE(YEAR([.D32]);12;31);NOW())" office:value-type="date" office:date-value="2016-07-26T10:36:55.48">
            <text:p>07/26/16</text:p>
          </table:table-cell>
          <table:table-cell table:style-name="ce55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1">
            <text:p>1</text:p>
          </table:table-cell>
          <table:table-cell table:style-name="ce58" table:formula="of:=SUMPRODUCT([Thong_Tin_Ngay_Nghi_201601.$B$3:.$B$38]=[.$B32];[Thong_Tin_Ngay_Nghi_201601.$C$3:.$C$38])+SUMPRODUCT([Thong_Tin_Ngay_Nghi_201602.$B$3:.$B$39]=[.$B32];[Thong_Tin_Ngay_Nghi_201602.$C$3:.$C$39]) + SUMPRODUCT([Thong_Tin_Ngay_Nghi_201603.$B$3:.$B$41]=[.$B32];[Thong_Tin_Ngay_Nghi_201603.$C$3:.$C$41])" office:value-type="float" office:value="0">
            <text:p>0</text:p>
          </table:table-cell>
          <table:table-cell table:style-name="ce58" table:formula="of:=SUMPRODUCT([Thong_Tin_Ngay_Nghi_201601.$B$3:.$B$38]=[.$B32];[Thong_Tin_Ngay_Nghi_201601.$C$3:.$C$38])+SUMPRODUCT([Thong_Tin_Ngay_Nghi_201602.$B$3:.$B$39]=[.$B32];[Thong_Tin_Ngay_Nghi_201602.$C$3:.$C$39]) + SUMPRODUCT([Thong_Tin_Ngay_Nghi_201603.$B$3:.$B$41]=[.$B32];[Thong_Tin_Ngay_Nghi_201603.$C$3:.$C$41]) + SUMPRODUCT([Thong_Tin_Ngay_Nghi_201604.$B$3:.$B$42]=[.$B32];[Thong_Tin_Ngay_Nghi_201604.$C$3:.$C$42]) + SUMPRODUCT([Thong_Tin_Ngay_Nghi_201605.$B$3:.$B$41]=[.$B32];[Thong_Tin_Ngay_Nghi_201605.$C$3:.$C$41]) + SUMPRODUCT([Thong_Tin_Ngay_Nghi_201606.$B$3:.$B$43]=[.$B32];[Thong_Tin_Ngay_Nghi_201606.$C$3:.$C$43]) + SUMPRODUCT([Thong_Tin_Ngay_Nghi_201607.$B$3:.$B$50]=[.$B32];[Thong_Tin_Ngay_Nghi_201607.$C$3:.$C$50])" office:value-type="float" office:value="0">
            <text:p>0</text:p>
          </table:table-cell>
          <table:table-cell table:style-name="ce53" table:formula="of:=IF(DATE(YEAR([.E32]);MONTH([.E32]);DAY([.E32]))&lt;=DATE(YEAR([.E32]);3;31); [.C32]-[.G32] + [.F32]; IF([.G32]-[.C32]&lt;0;[.G32] + [.F32] -[.H32];[.F32]+[.C32]-[.H32]))" office:value-type="float" office:value="1">
            <text:p>1</text:p>
          </table:table-cell>
          <table:table-cell table:number-columns-repeated="2" table:style-name="ce53"/>
          <table:table-cell table:style-name="ce53" table:formula="of:=[.I32]+[.K32] +[.J32]" office:value-type="float" office:value="1">
            <text:p>1</text:p>
          </table:table-cell>
          <table:table-cell table:style-name="ce61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NhanNM</text:p>
          </table:table-cell>
          <table:table-cell table:style-name="ce53" office:value-type="float" office:value="6">
            <text:p>6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3]);DATE(YEAR([.D33]);12;31);NOW())" office:value-type="date" office:date-value="2016-07-26T10:36:55.48">
            <text:p>07/26/16</text:p>
          </table:table-cell>
          <table:table-cell table:style-name="ce55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8" table:formula="of:=SUMPRODUCT([Thong_Tin_Ngay_Nghi_201601.$B$3:.$B$38]=[.$B33];[Thong_Tin_Ngay_Nghi_201601.$C$3:.$C$38])+SUMPRODUCT([Thong_Tin_Ngay_Nghi_201602.$B$3:.$B$39]=[.$B33];[Thong_Tin_Ngay_Nghi_201602.$C$3:.$C$39]) + SUMPRODUCT([Thong_Tin_Ngay_Nghi_201603.$B$3:.$B$41]=[.$B33];[Thong_Tin_Ngay_Nghi_201603.$C$3:.$C$41])" office:value-type="float" office:value="6">
            <text:p>6</text:p>
          </table:table-cell>
          <table:table-cell table:style-name="ce58" table:formula="of:=SUMPRODUCT([Thong_Tin_Ngay_Nghi_201601.$B$3:.$B$38]=[.$B33];[Thong_Tin_Ngay_Nghi_201601.$C$3:.$C$38])+SUMPRODUCT([Thong_Tin_Ngay_Nghi_201602.$B$3:.$B$39]=[.$B33];[Thong_Tin_Ngay_Nghi_201602.$C$3:.$C$39]) + SUMPRODUCT([Thong_Tin_Ngay_Nghi_201603.$B$3:.$B$41]=[.$B33];[Thong_Tin_Ngay_Nghi_201603.$C$3:.$C$41]) + SUMPRODUCT([Thong_Tin_Ngay_Nghi_201604.$B$3:.$B$42]=[.$B33];[Thong_Tin_Ngay_Nghi_201604.$C$3:.$C$42]) + SUMPRODUCT([Thong_Tin_Ngay_Nghi_201605.$B$3:.$B$41]=[.$B33];[Thong_Tin_Ngay_Nghi_201605.$C$3:.$C$41]) + SUMPRODUCT([Thong_Tin_Ngay_Nghi_201606.$B$3:.$B$43]=[.$B33];[Thong_Tin_Ngay_Nghi_201606.$C$3:.$C$43]) + SUMPRODUCT([Thong_Tin_Ngay_Nghi_201607.$B$3:.$B$50]=[.$B33];[Thong_Tin_Ngay_Nghi_201607.$C$3:.$C$50])" office:value-type="float" office:value="7.5">
            <text:p>7.5</text:p>
          </table:table-cell>
          <table:table-cell table:style-name="ce53" table:formula="of:=IF(DATE(YEAR([.E33]);MONTH([.E33]);DAY([.E33]))&lt;=DATE(YEAR([.E33]);3;31); [.C33]-[.G33] + [.F33]; IF([.G33]-[.C33]&lt;0;[.G33] + [.F33] -[.H33];[.F33]+[.C33]-[.H33]))" office:value-type="float" office:value="5.5">
            <text:p>5.5</text:p>
          </table:table-cell>
          <table:table-cell table:number-columns-repeated="2" table:style-name="ce53"/>
          <table:table-cell table:style-name="ce53" table:formula="of:=[.I33]+[.K33] +[.J33]" office:value-type="float" office:value="5.5">
            <text:p>5.5</text:p>
          </table:table-cell>
          <table:table-cell table:style-name="ce61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NhatLCM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7-11">
            <text:p>07/11/16</text:p>
          </table:table-cell>
          <table:table-cell table:style-name="ce54" table:formula="of:=IF(YEAR(NOW())&gt;YEAR([.D34]);DATE(YEAR([.D34]);12;31);NOW())" office:value-type="date" office:date-value="2016-07-26T10:36:55.48">
            <text:p>07/26/16</text:p>
          </table:table-cell>
          <table:table-cell table:style-name="ce55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0">
            <text:p>0</text:p>
          </table:table-cell>
          <table:table-cell table:style-name="ce58" table:formula="of:=SUMPRODUCT([Thong_Tin_Ngay_Nghi_201601.$B$3:.$B$38]=[.$B34];[Thong_Tin_Ngay_Nghi_201601.$C$3:.$C$38])+SUMPRODUCT([Thong_Tin_Ngay_Nghi_201602.$B$3:.$B$39]=[.$B34];[Thong_Tin_Ngay_Nghi_201602.$C$3:.$C$39]) + SUMPRODUCT([Thong_Tin_Ngay_Nghi_201603.$B$3:.$B$41]=[.$B34];[Thong_Tin_Ngay_Nghi_201603.$C$3:.$C$41])" office:value-type="float" office:value="0">
            <text:p>0</text:p>
          </table:table-cell>
          <table:table-cell table:style-name="ce58" table:formula="of:=SUMPRODUCT([Thong_Tin_Ngay_Nghi_201601.$B$3:.$B$38]=[.$B34];[Thong_Tin_Ngay_Nghi_201601.$C$3:.$C$38])+SUMPRODUCT([Thong_Tin_Ngay_Nghi_201602.$B$3:.$B$39]=[.$B34];[Thong_Tin_Ngay_Nghi_201602.$C$3:.$C$39]) + SUMPRODUCT([Thong_Tin_Ngay_Nghi_201603.$B$3:.$B$41]=[.$B34];[Thong_Tin_Ngay_Nghi_201603.$C$3:.$C$41]) + SUMPRODUCT([Thong_Tin_Ngay_Nghi_201604.$B$3:.$B$42]=[.$B34];[Thong_Tin_Ngay_Nghi_201604.$C$3:.$C$42]) + SUMPRODUCT([Thong_Tin_Ngay_Nghi_201605.$B$3:.$B$41]=[.$B34];[Thong_Tin_Ngay_Nghi_201605.$C$3:.$C$41]) + SUMPRODUCT([Thong_Tin_Ngay_Nghi_201606.$B$3:.$B$43]=[.$B34];[Thong_Tin_Ngay_Nghi_201606.$C$3:.$C$43]) + SUMPRODUCT([Thong_Tin_Ngay_Nghi_201607.$B$3:.$B$50]=[.$B34];[Thong_Tin_Ngay_Nghi_201607.$C$3:.$C$50])" office:value-type="float" office:value="1">
            <text:p>1</text:p>
          </table:table-cell>
          <table:table-cell table:style-name="ce53" table:formula="of:=IF(DATE(YEAR([.E34]);MONTH([.E34]);DAY([.E34]))&lt;=DATE(YEAR([.E34]);3;31); [.C34]-[.G34] + [.F34]; IF([.G34]-[.C34]&lt;0;[.G34] + [.F34] -[.H34];[.F34]+[.C34]-[.H34]))" office:value-type="float" office:value="-1">
            <text:p>-1</text:p>
          </table:table-cell>
          <table:table-cell table:number-columns-repeated="2" table:style-name="ce53"/>
          <table:table-cell table:style-name="ce53" table:formula="of:=[.I34]+[.K34] +[.J34]" office:value-type="float" office:value="-1">
            <text:p>-1</text:p>
          </table:table-cell>
          <table:table-cell table:style-name="ce61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PhuongTH</text:p>
          </table:table-cell>
          <table:table-cell table:style-name="ce53" office:value-type="float" office:value="2.5">
            <text:p>2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5]);DATE(YEAR([.D35]);12;31);NOW())" office:value-type="date" office:date-value="2016-07-26T10:36:55.48">
            <text:p>07/26/16</text:p>
          </table:table-cell>
          <table:table-cell table:style-name="ce55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7">
            <text:p>7</text:p>
          </table:table-cell>
          <table:table-cell table:style-name="ce58" table:formula="of:=SUMPRODUCT([Thong_Tin_Ngay_Nghi_201601.$B$3:.$B$38]=[.$B35];[Thong_Tin_Ngay_Nghi_201601.$C$3:.$C$38])+SUMPRODUCT([Thong_Tin_Ngay_Nghi_201602.$B$3:.$B$39]=[.$B35];[Thong_Tin_Ngay_Nghi_201602.$C$3:.$C$39]) + SUMPRODUCT([Thong_Tin_Ngay_Nghi_201603.$B$3:.$B$41]=[.$B35];[Thong_Tin_Ngay_Nghi_201603.$C$3:.$C$41])" office:value-type="float" office:value="1">
            <text:p>1</text:p>
          </table:table-cell>
          <table:table-cell table:style-name="ce58" table:formula="of:=SUMPRODUCT([Thong_Tin_Ngay_Nghi_201601.$B$3:.$B$38]=[.$B35];[Thong_Tin_Ngay_Nghi_201601.$C$3:.$C$38])+SUMPRODUCT([Thong_Tin_Ngay_Nghi_201602.$B$3:.$B$39]=[.$B35];[Thong_Tin_Ngay_Nghi_201602.$C$3:.$C$39]) + SUMPRODUCT([Thong_Tin_Ngay_Nghi_201603.$B$3:.$B$41]=[.$B35];[Thong_Tin_Ngay_Nghi_201603.$C$3:.$C$41]) + SUMPRODUCT([Thong_Tin_Ngay_Nghi_201604.$B$3:.$B$42]=[.$B35];[Thong_Tin_Ngay_Nghi_201604.$C$3:.$C$42]) + SUMPRODUCT([Thong_Tin_Ngay_Nghi_201605.$B$3:.$B$41]=[.$B35];[Thong_Tin_Ngay_Nghi_201605.$C$3:.$C$41]) + SUMPRODUCT([Thong_Tin_Ngay_Nghi_201606.$B$3:.$B$43]=[.$B35];[Thong_Tin_Ngay_Nghi_201606.$C$3:.$C$43]) + SUMPRODUCT([Thong_Tin_Ngay_Nghi_201607.$B$3:.$B$50]=[.$B35];[Thong_Tin_Ngay_Nghi_201607.$C$3:.$C$50])" office:value-type="float" office:value="4.5">
            <text:p>4.5</text:p>
          </table:table-cell>
          <table:table-cell table:style-name="ce53" table:formula="of:=IF(DATE(YEAR([.E35]);MONTH([.E35]);DAY([.E35]))&lt;=DATE(YEAR([.E35]);3;31); [.C35]-[.G35] + [.F35]; IF([.G35]-[.C35]&lt;0;[.G35] + [.F35] -[.H35];[.F35]+[.C35]-[.H35]))" office:value-type="float" office:value="3.5">
            <text:p>3.5</text:p>
          </table:table-cell>
          <table:table-cell table:number-columns-repeated="2" table:style-name="ce53"/>
          <table:table-cell table:style-name="ce53" table:formula="of:=[.I35]+[.K35] +[.J35]" office:value-type="float" office:value="3.5">
            <text:p>3.5</text:p>
          </table:table-cell>
          <table:table-cell table:style-name="ce61"/>
        </table:table-row>
        <table:table-row table:style-name="ro9">
          <table:table-cell table:style-name="ce48" office:value-type="float" office:value="30">
            <text:p>30</text:p>
          </table:table-cell>
          <table:table-cell table:style-name="ce50" office:value-type="string">
            <text:p>SonPX</text:p>
          </table:table-cell>
          <table:table-cell table:style-name="ce53" office:value-type="float" office:value="3.5">
            <text:p>3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6]);DATE(YEAR([.D36]);12;31);NOW())" office:value-type="date" office:date-value="2016-07-26T10:36:55.48">
            <text:p>07/26/16</text:p>
          </table:table-cell>
          <table:table-cell table:style-name="ce55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7">
            <text:p>7</text:p>
          </table:table-cell>
          <table:table-cell table:style-name="ce58" table:formula="of:=SUMPRODUCT([Thong_Tin_Ngay_Nghi_201601.$B$3:.$B$38]=[.$B36];[Thong_Tin_Ngay_Nghi_201601.$C$3:.$C$38])+SUMPRODUCT([Thong_Tin_Ngay_Nghi_201602.$B$3:.$B$39]=[.$B36];[Thong_Tin_Ngay_Nghi_201602.$C$3:.$C$39]) + SUMPRODUCT([Thong_Tin_Ngay_Nghi_201603.$B$3:.$B$41]=[.$B36];[Thong_Tin_Ngay_Nghi_201603.$C$3:.$C$41])" office:value-type="float" office:value="2">
            <text:p>2</text:p>
          </table:table-cell>
          <table:table-cell table:style-name="ce58" table:formula="of:=SUMPRODUCT([Thong_Tin_Ngay_Nghi_201601.$B$3:.$B$38]=[.$B36];[Thong_Tin_Ngay_Nghi_201601.$C$3:.$C$38])+SUMPRODUCT([Thong_Tin_Ngay_Nghi_201602.$B$3:.$B$39]=[.$B36];[Thong_Tin_Ngay_Nghi_201602.$C$3:.$C$39]) + SUMPRODUCT([Thong_Tin_Ngay_Nghi_201603.$B$3:.$B$41]=[.$B36];[Thong_Tin_Ngay_Nghi_201603.$C$3:.$C$41]) + SUMPRODUCT([Thong_Tin_Ngay_Nghi_201604.$B$3:.$B$42]=[.$B36];[Thong_Tin_Ngay_Nghi_201604.$C$3:.$C$42]) + SUMPRODUCT([Thong_Tin_Ngay_Nghi_201605.$B$3:.$B$41]=[.$B36];[Thong_Tin_Ngay_Nghi_201605.$C$3:.$C$41]) + SUMPRODUCT([Thong_Tin_Ngay_Nghi_201606.$B$3:.$B$43]=[.$B36];[Thong_Tin_Ngay_Nghi_201606.$C$3:.$C$43]) + SUMPRODUCT([Thong_Tin_Ngay_Nghi_201607.$B$3:.$B$50]=[.$B36];[Thong_Tin_Ngay_Nghi_201607.$C$3:.$C$50])" office:value-type="float" office:value="8">
            <text:p>8</text:p>
          </table:table-cell>
          <table:table-cell table:style-name="ce53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53">
            <office:annotation draw:style-name="gr2" draw:text-style-name="P1" svg:width="1.1413in" svg:height="0.5457in" svg:x="9.1976in" svg:y="9.637in" draw:caption-point-x="-0.2402in" draw:caption-point-y="0.6024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53"/>
          <table:table-cell table:style-name="ce53" table:formula="of:=[.I36]+[.K36] +[.J36]" office:value-type="float" office:value="1">
            <text:p>1</text:p>
          </table:table-cell>
          <table:table-cell table:style-name="ce61" office:value-type="string">
            <text:p>- Extend 1 ngày phép của năm 2015 tới ngày 01/4/2016</text:p>
          </table:table-cell>
        </table:table-row>
        <table:table-row table:style-name="ro13">
          <table:table-cell table:style-name="ce48" office:value-type="float" office:value="31">
            <text:p>31</text:p>
          </table:table-cell>
          <table:table-cell table:style-name="ce50" office:value-type="string">
            <text:p>TienND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3-01">
            <text:p>03/01/16</text:p>
          </table:table-cell>
          <table:table-cell table:style-name="ce54" table:formula="of:=IF(YEAR(NOW())&gt;YEAR([.D37]);DATE(YEAR([.D37]);12;31);NOW())" office:value-type="date" office:date-value="2016-07-26T10:36:55.48">
            <text:p>07/26/16</text:p>
          </table:table-cell>
          <table:table-cell table:style-name="ce55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8" table:formula="of:=SUMPRODUCT([Thong_Tin_Ngay_Nghi_201601.$B$3:.$B$38]=[.$B37];[Thong_Tin_Ngay_Nghi_201601.$C$3:.$C$38])+SUMPRODUCT([Thong_Tin_Ngay_Nghi_201602.$B$3:.$B$39]=[.$B37];[Thong_Tin_Ngay_Nghi_201602.$C$3:.$C$39]) + SUMPRODUCT([Thong_Tin_Ngay_Nghi_201603.$B$3:.$B$41]=[.$B37];[Thong_Tin_Ngay_Nghi_201603.$C$3:.$C$41])" office:value-type="float" office:value="0">
            <text:p>0</text:p>
          </table:table-cell>
          <table:table-cell table:style-name="ce58" table:formula="of:=SUMPRODUCT([Thong_Tin_Ngay_Nghi_201601.$B$3:.$B$38]=[.$B37];[Thong_Tin_Ngay_Nghi_201601.$C$3:.$C$38])+SUMPRODUCT([Thong_Tin_Ngay_Nghi_201602.$B$3:.$B$39]=[.$B37];[Thong_Tin_Ngay_Nghi_201602.$C$3:.$C$39]) + SUMPRODUCT([Thong_Tin_Ngay_Nghi_201603.$B$3:.$B$41]=[.$B37];[Thong_Tin_Ngay_Nghi_201603.$C$3:.$C$41]) + SUMPRODUCT([Thong_Tin_Ngay_Nghi_201604.$B$3:.$B$42]=[.$B37];[Thong_Tin_Ngay_Nghi_201604.$C$3:.$C$42]) + SUMPRODUCT([Thong_Tin_Ngay_Nghi_201605.$B$3:.$B$41]=[.$B37];[Thong_Tin_Ngay_Nghi_201605.$C$3:.$C$41]) + SUMPRODUCT([Thong_Tin_Ngay_Nghi_201606.$B$3:.$B$43]=[.$B37];[Thong_Tin_Ngay_Nghi_201606.$C$3:.$C$43]) + SUMPRODUCT([Thong_Tin_Ngay_Nghi_201607.$B$3:.$B$50]=[.$B37];[Thong_Tin_Ngay_Nghi_201607.$C$3:.$C$50])" office:value-type="float" office:value="3">
            <text:p>3</text:p>
          </table:table-cell>
          <table:table-cell table:style-name="ce53" table:formula="of:=IF(DATE(YEAR([.E37]);MONTH([.E37]);DAY([.E37]))&lt;=DATE(YEAR([.E37]);3;31); [.C37]-[.G37] + [.F37]; IF([.G37]-[.C37]&lt;0;[.G37] + [.F37] -[.H37];[.F37]+[.C37]-[.H37]))" office:value-type="float" office:value="2">
            <text:p>2</text:p>
          </table:table-cell>
          <table:table-cell table:style-name="ce53"/>
          <table:table-cell table:style-name="ce53" office:value-type="float" office:value="2.5">
            <text:p>2.5</text:p>
          </table:table-cell>
          <table:table-cell table:style-name="ce53" table:formula="of:=[.I37]+[.K37] +[.J37]" office:value-type="float" office:value="4.5">
            <text:p>4.5</text:p>
          </table:table-cell>
          <table:table-cell table:style-name="ce61" office:value-type="string">
            <text:p>Những ngày nghỉ đã trừ vào lương:</text:p>
            <text:p>- Tháng 4, trừ 2,5 ngày</text:p>
          </table:table-cell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ThaoDTH</text:p>
          </table:table-cell>
          <table:table-cell table:style-name="ce53" office:value-type="float" office:value="1">
            <text:p>1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8]);DATE(YEAR([.D38]);12;31);NOW())" office:value-type="date" office:date-value="2016-07-26T10:36:55.48">
            <text:p>07/26/16</text:p>
          </table:table-cell>
          <table:table-cell table:style-name="ce55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7">
            <text:p>7</text:p>
          </table:table-cell>
          <table:table-cell table:style-name="ce58" table:formula="of:=SUMPRODUCT([Thong_Tin_Ngay_Nghi_201601.$B$3:.$B$38]=[.$B38];[Thong_Tin_Ngay_Nghi_201601.$C$3:.$C$38])+SUMPRODUCT([Thong_Tin_Ngay_Nghi_201602.$B$3:.$B$39]=[.$B38];[Thong_Tin_Ngay_Nghi_201602.$C$3:.$C$39]) + SUMPRODUCT([Thong_Tin_Ngay_Nghi_201603.$B$3:.$B$41]=[.$B38];[Thong_Tin_Ngay_Nghi_201603.$C$3:.$C$41])" office:value-type="float" office:value="0.5">
            <text:p>0.5</text:p>
          </table:table-cell>
          <table:table-cell table:style-name="ce58" table:formula="of:=SUMPRODUCT([Thong_Tin_Ngay_Nghi_201601.$B$3:.$B$38]=[.$B38];[Thong_Tin_Ngay_Nghi_201601.$C$3:.$C$38])+SUMPRODUCT([Thong_Tin_Ngay_Nghi_201602.$B$3:.$B$39]=[.$B38];[Thong_Tin_Ngay_Nghi_201602.$C$3:.$C$39]) + SUMPRODUCT([Thong_Tin_Ngay_Nghi_201603.$B$3:.$B$41]=[.$B38];[Thong_Tin_Ngay_Nghi_201603.$C$3:.$C$41]) + SUMPRODUCT([Thong_Tin_Ngay_Nghi_201604.$B$3:.$B$42]=[.$B38];[Thong_Tin_Ngay_Nghi_201604.$C$3:.$C$42]) + SUMPRODUCT([Thong_Tin_Ngay_Nghi_201605.$B$3:.$B$41]=[.$B38];[Thong_Tin_Ngay_Nghi_201605.$C$3:.$C$41]) + SUMPRODUCT([Thong_Tin_Ngay_Nghi_201606.$B$3:.$B$43]=[.$B38];[Thong_Tin_Ngay_Nghi_201606.$C$3:.$C$43]) + SUMPRODUCT([Thong_Tin_Ngay_Nghi_201607.$B$3:.$B$50]=[.$B38];[Thong_Tin_Ngay_Nghi_201607.$C$3:.$C$50])" office:value-type="float" office:value="3.5">
            <text:p>3.5</text:p>
          </table:table-cell>
          <table:table-cell table:style-name="ce53" table:formula="of:=IF(DATE(YEAR([.E38]);MONTH([.E38]);DAY([.E38]))&lt;=DATE(YEAR([.E38]);3;31); [.C38]-[.G38] + [.F38]; IF([.G38]-[.C38]&lt;0;[.G38] + [.F38] -[.H38];[.F38]+[.C38]-[.H38]))" office:value-type="float" office:value="4">
            <text:p>4</text:p>
          </table:table-cell>
          <table:table-cell table:number-columns-repeated="2" table:style-name="ce53"/>
          <table:table-cell table:style-name="ce53" table:formula="of:=[.I38]+[.K38] +[.J38]" office:value-type="float" office:value="4">
            <text:p>4</text:p>
          </table:table-cell>
          <table:table-cell table:style-name="ce61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ThamDT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39]);DATE(YEAR([.D39]);12;31);NOW())" office:value-type="date" office:date-value="2016-07-26T10:36:55.48">
            <text:p>07/26/16</text:p>
          </table:table-cell>
          <table:table-cell table:style-name="ce55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8" table:formula="of:=SUMPRODUCT([Thong_Tin_Ngay_Nghi_201601.$B$3:.$B$38]=[.$B39];[Thong_Tin_Ngay_Nghi_201601.$C$3:.$C$38])+SUMPRODUCT([Thong_Tin_Ngay_Nghi_201602.$B$3:.$B$39]=[.$B39];[Thong_Tin_Ngay_Nghi_201602.$C$3:.$C$39]) + SUMPRODUCT([Thong_Tin_Ngay_Nghi_201603.$B$3:.$B$41]=[.$B39];[Thong_Tin_Ngay_Nghi_201603.$C$3:.$C$41])" office:value-type="float" office:value="9.5">
            <text:p>9.5</text:p>
          </table:table-cell>
          <table:table-cell table:style-name="ce58" table:formula="of:=SUMPRODUCT([Thong_Tin_Ngay_Nghi_201601.$B$3:.$B$38]=[.$B39];[Thong_Tin_Ngay_Nghi_201601.$C$3:.$C$38])+SUMPRODUCT([Thong_Tin_Ngay_Nghi_201602.$B$3:.$B$39]=[.$B39];[Thong_Tin_Ngay_Nghi_201602.$C$3:.$C$39]) + SUMPRODUCT([Thong_Tin_Ngay_Nghi_201603.$B$3:.$B$41]=[.$B39];[Thong_Tin_Ngay_Nghi_201603.$C$3:.$C$41]) + SUMPRODUCT([Thong_Tin_Ngay_Nghi_201604.$B$3:.$B$42]=[.$B39];[Thong_Tin_Ngay_Nghi_201604.$C$3:.$C$42]) + SUMPRODUCT([Thong_Tin_Ngay_Nghi_201605.$B$3:.$B$41]=[.$B39];[Thong_Tin_Ngay_Nghi_201605.$C$3:.$C$41]) + SUMPRODUCT([Thong_Tin_Ngay_Nghi_201606.$B$3:.$B$43]=[.$B39];[Thong_Tin_Ngay_Nghi_201606.$C$3:.$C$43]) + SUMPRODUCT([Thong_Tin_Ngay_Nghi_201607.$B$3:.$B$50]=[.$B39];[Thong_Tin_Ngay_Nghi_201607.$C$3:.$C$50])" office:value-type="float" office:value="10">
            <text:p>10</text:p>
          </table:table-cell>
          <table:table-cell table:style-name="ce53" table:formula="of:=IF(DATE(YEAR([.E39]);MONTH([.E39]);DAY([.E39]))&lt;=DATE(YEAR([.E39]);3;31); [.C39]-[.G39] + [.F39]; IF([.G39]-[.C39]&lt;0;[.G39] + [.F39] -[.H39];[.F39]+[.C39]-[.H39]))" office:value-type="float" office:value="-1">
            <text:p>-1</text:p>
          </table:table-cell>
          <table:table-cell table:number-columns-repeated="2" table:style-name="ce53"/>
          <table:table-cell table:style-name="ce53" table:formula="of:=[.I39]+[.K39] +[.J39]" office:value-type="float" office:value="-1">
            <text:p>-1</text:p>
          </table:table-cell>
          <table:table-cell table:style-name="ce61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ThinhT</text:p>
          </table:table-cell>
          <table:table-cell table:style-name="ce53" office:value-type="float" office:value="4.5">
            <text:p>4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0]);DATE(YEAR([.D40]);12;31);NOW())" office:value-type="date" office:date-value="2016-07-26T10:36:55.48">
            <text:p>07/26/16</text:p>
          </table:table-cell>
          <table:table-cell table:style-name="ce55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7">
            <text:p>7</text:p>
          </table:table-cell>
          <table:table-cell table:style-name="ce58" table:formula="of:=SUMPRODUCT([Thong_Tin_Ngay_Nghi_201601.$B$3:.$B$38]=[.$B40];[Thong_Tin_Ngay_Nghi_201601.$C$3:.$C$38])+SUMPRODUCT([Thong_Tin_Ngay_Nghi_201602.$B$3:.$B$39]=[.$B40];[Thong_Tin_Ngay_Nghi_201602.$C$3:.$C$39]) + SUMPRODUCT([Thong_Tin_Ngay_Nghi_201603.$B$3:.$B$41]=[.$B40];[Thong_Tin_Ngay_Nghi_201603.$C$3:.$C$41])" office:value-type="float" office:value="5">
            <text:p>5</text:p>
          </table:table-cell>
          <table:table-cell table:style-name="ce58" table:formula="of:=SUMPRODUCT([Thong_Tin_Ngay_Nghi_201601.$B$3:.$B$38]=[.$B40];[Thong_Tin_Ngay_Nghi_201601.$C$3:.$C$38])+SUMPRODUCT([Thong_Tin_Ngay_Nghi_201602.$B$3:.$B$39]=[.$B40];[Thong_Tin_Ngay_Nghi_201602.$C$3:.$C$39]) + SUMPRODUCT([Thong_Tin_Ngay_Nghi_201603.$B$3:.$B$41]=[.$B40];[Thong_Tin_Ngay_Nghi_201603.$C$3:.$C$41]) + SUMPRODUCT([Thong_Tin_Ngay_Nghi_201604.$B$3:.$B$42]=[.$B40];[Thong_Tin_Ngay_Nghi_201604.$C$3:.$C$42]) + SUMPRODUCT([Thong_Tin_Ngay_Nghi_201605.$B$3:.$B$41]=[.$B40];[Thong_Tin_Ngay_Nghi_201605.$C$3:.$C$41]) + SUMPRODUCT([Thong_Tin_Ngay_Nghi_201606.$B$3:.$B$43]=[.$B40];[Thong_Tin_Ngay_Nghi_201606.$C$3:.$C$43]) + SUMPRODUCT([Thong_Tin_Ngay_Nghi_201607.$B$3:.$B$50]=[.$B40];[Thong_Tin_Ngay_Nghi_201607.$C$3:.$C$50])" office:value-type="float" office:value="7.5">
            <text:p>7.5</text:p>
          </table:table-cell>
          <table:table-cell table:style-name="ce53" table:formula="of:=IF(DATE(YEAR([.E40]);MONTH([.E40]);DAY([.E40]))&lt;=DATE(YEAR([.E40]);3;31); [.C40]-[.G40] + [.F40]; IF([.G40]-[.C40]&lt;0;[.G40] + [.F40] -[.H40];[.F40]+[.C40]-[.H40]))" office:value-type="float" office:value="4">
            <text:p>4</text:p>
          </table:table-cell>
          <table:table-cell table:number-columns-repeated="2" table:style-name="ce53"/>
          <table:table-cell table:style-name="ce53" table:formula="of:=[.I40]+[.K40] +[.J40]" office:value-type="float" office:value="4">
            <text:p>4</text:p>
          </table:table-cell>
          <table:table-cell table:style-name="ce61"/>
        </table:table-row>
        <table:table-row table:style-name="ro8">
          <table:table-cell table:style-name="ce48" office:value-type="float" office:value="35">
            <text:p>35</text:p>
          </table:table-cell>
          <table:table-cell table:style-name="ce50" office:value-type="string">
            <text:p>ThongDN</text:p>
          </table:table-cell>
          <table:table-cell table:style-name="ce53" office:value-type="float" office:value="1">
            <text:p>1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1]);DATE(YEAR([.D41]);12;31);NOW())" office:value-type="date" office:date-value="2016-07-26T10:36:55.48">
            <text:p>07/26/16</text:p>
          </table:table-cell>
          <table:table-cell table:style-name="ce55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8" table:formula="of:=SUMPRODUCT([Thong_Tin_Ngay_Nghi_201601.$B$3:.$B$38]=[.$B41];[Thong_Tin_Ngay_Nghi_201601.$C$3:.$C$38])+SUMPRODUCT([Thong_Tin_Ngay_Nghi_201602.$B$3:.$B$39]=[.$B41];[Thong_Tin_Ngay_Nghi_201602.$C$3:.$C$39]) + SUMPRODUCT([Thong_Tin_Ngay_Nghi_201603.$B$3:.$B$41]=[.$B41];[Thong_Tin_Ngay_Nghi_201603.$C$3:.$C$41])" office:value-type="float" office:value="4.5">
            <text:p>4.5</text:p>
          </table:table-cell>
          <table:table-cell table:style-name="ce58" table:formula="of:=SUMPRODUCT([Thong_Tin_Ngay_Nghi_201601.$B$3:.$B$38]=[.$B41];[Thong_Tin_Ngay_Nghi_201601.$C$3:.$C$38])+SUMPRODUCT([Thong_Tin_Ngay_Nghi_201602.$B$3:.$B$39]=[.$B41];[Thong_Tin_Ngay_Nghi_201602.$C$3:.$C$39]) + SUMPRODUCT([Thong_Tin_Ngay_Nghi_201603.$B$3:.$B$41]=[.$B41];[Thong_Tin_Ngay_Nghi_201603.$C$3:.$C$41]) + SUMPRODUCT([Thong_Tin_Ngay_Nghi_201604.$B$3:.$B$42]=[.$B41];[Thong_Tin_Ngay_Nghi_201604.$C$3:.$C$42]) + SUMPRODUCT([Thong_Tin_Ngay_Nghi_201605.$B$3:.$B$41]=[.$B41];[Thong_Tin_Ngay_Nghi_201605.$C$3:.$C$41]) + SUMPRODUCT([Thong_Tin_Ngay_Nghi_201606.$B$3:.$B$43]=[.$B41];[Thong_Tin_Ngay_Nghi_201606.$C$3:.$C$43]) + SUMPRODUCT([Thong_Tin_Ngay_Nghi_201607.$B$3:.$B$50]=[.$B41];[Thong_Tin_Ngay_Nghi_201607.$C$3:.$C$50])" office:value-type="float" office:value="6.5">
            <text:p>6.5</text:p>
          </table:table-cell>
          <table:table-cell table:style-name="ce53" table:formula="of:=IF(DATE(YEAR([.E41]);MONTH([.E41]);DAY([.E41]))&lt;=DATE(YEAR([.E41]);3;31); [.C41]-[.G41] + [.F41]; IF([.G41]-[.C41]&lt;0;[.G41] + [.F41] -[.H41];[.F41]+[.C41]-[.H41]))" office:value-type="float" office:value="1.5">
            <text:p>1.5</text:p>
          </table:table-cell>
          <table:table-cell table:number-columns-repeated="2" table:style-name="ce53"/>
          <table:table-cell table:style-name="ce53" table:formula="of:=[.I41]+[.K41] +[.J41]" office:value-type="float" office:value="1.5">
            <text:p>1.5</text:p>
          </table:table-cell>
          <table:table-cell table:style-name="ce61"/>
        </table:table-row>
        <table:table-row table:style-name="ro8">
          <table:table-cell table:style-name="ce48" office:value-type="float" office:value="36">
            <text:p>36</text:p>
          </table:table-cell>
          <table:table-cell table:style-name="ce50" office:value-type="string">
            <text:p>ThuyLTT</text:p>
          </table:table-cell>
          <table:table-cell table:style-name="ce53" office:value-type="float" office:value="0">
            <text:p>0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2]);DATE(YEAR([.D42]);12;31);NOW())" office:value-type="date" office:date-value="2016-07-26T10:36:55.48">
            <text:p>07/26/16</text:p>
          </table:table-cell>
          <table:table-cell table:style-name="ce55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7">
            <text:p>7</text:p>
          </table:table-cell>
          <table:table-cell table:style-name="ce58" table:formula="of:=SUMPRODUCT([Thong_Tin_Ngay_Nghi_201601.$B$3:.$B$38]=[.$B42];[Thong_Tin_Ngay_Nghi_201601.$C$3:.$C$38])+SUMPRODUCT([Thong_Tin_Ngay_Nghi_201602.$B$3:.$B$39]=[.$B42];[Thong_Tin_Ngay_Nghi_201602.$C$3:.$C$39]) + SUMPRODUCT([Thong_Tin_Ngay_Nghi_201603.$B$3:.$B$41]=[.$B42];[Thong_Tin_Ngay_Nghi_201603.$C$3:.$C$41])" office:value-type="float" office:value="3">
            <text:p>3</text:p>
          </table:table-cell>
          <table:table-cell table:style-name="ce58" table:formula="of:=SUMPRODUCT([Thong_Tin_Ngay_Nghi_201601.$B$3:.$B$38]=[.$B42];[Thong_Tin_Ngay_Nghi_201601.$C$3:.$C$38])+SUMPRODUCT([Thong_Tin_Ngay_Nghi_201602.$B$3:.$B$39]=[.$B42];[Thong_Tin_Ngay_Nghi_201602.$C$3:.$C$39]) + SUMPRODUCT([Thong_Tin_Ngay_Nghi_201603.$B$3:.$B$41]=[.$B42];[Thong_Tin_Ngay_Nghi_201603.$C$3:.$C$41]) + SUMPRODUCT([Thong_Tin_Ngay_Nghi_201604.$B$3:.$B$42]=[.$B42];[Thong_Tin_Ngay_Nghi_201604.$C$3:.$C$42]) + SUMPRODUCT([Thong_Tin_Ngay_Nghi_201605.$B$3:.$B$41]=[.$B42];[Thong_Tin_Ngay_Nghi_201605.$C$3:.$C$41]) + SUMPRODUCT([Thong_Tin_Ngay_Nghi_201606.$B$3:.$B$43]=[.$B42];[Thong_Tin_Ngay_Nghi_201606.$C$3:.$C$43]) + SUMPRODUCT([Thong_Tin_Ngay_Nghi_201607.$B$3:.$B$50]=[.$B42];[Thong_Tin_Ngay_Nghi_201607.$C$3:.$C$50])" office:value-type="float" office:value="7.5">
            <text:p>7.5</text:p>
          </table:table-cell>
          <table:table-cell table:style-name="ce53" table:formula="of:=IF(DATE(YEAR([.E42]);MONTH([.E42]);DAY([.E42]))&lt;=DATE(YEAR([.E42]);3;31); [.C42]-[.G42] + [.F42]; IF([.G42]-[.C42]&lt;0;[.G42] + [.F42] -[.H42];[.F42]+[.C42]-[.H42]))" office:value-type="float" office:value="-0.5">
            <text:p>-0.5</text:p>
          </table:table-cell>
          <table:table-cell table:number-columns-repeated="2" table:style-name="ce53"/>
          <table:table-cell table:style-name="ce53" table:formula="of:=[.I42]+[.K42] +[.J42]" office:value-type="float" office:value="-0.5">
            <text:p>-0.5</text:p>
          </table:table-cell>
          <table:table-cell table:style-name="ce61"/>
        </table:table-row>
        <table:table-row table:style-name="ro8">
          <table:table-cell table:style-name="ce48" office:value-type="float" office:value="37">
            <text:p>37</text:p>
          </table:table-cell>
          <table:table-cell table:style-name="ce50" office:value-type="string">
            <text:p>ToiDB</text:p>
          </table:table-cell>
          <table:table-cell table:style-name="ce53" office:value-type="float" office:value="3.5">
            <text:p>3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3]);DATE(YEAR([.D43]);12;31);NOW())" office:value-type="date" office:date-value="2016-07-26T10:36:55.48">
            <text:p>07/26/16</text:p>
          </table:table-cell>
          <table:table-cell table:style-name="ce55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8" table:formula="of:=SUMPRODUCT([Thong_Tin_Ngay_Nghi_201601.$B$3:.$B$38]=[.$B43];[Thong_Tin_Ngay_Nghi_201601.$C$3:.$C$38])+SUMPRODUCT([Thong_Tin_Ngay_Nghi_201602.$B$3:.$B$39]=[.$B43];[Thong_Tin_Ngay_Nghi_201602.$C$3:.$C$39]) + SUMPRODUCT([Thong_Tin_Ngay_Nghi_201603.$B$3:.$B$41]=[.$B43];[Thong_Tin_Ngay_Nghi_201603.$C$3:.$C$41])" office:value-type="float" office:value="4">
            <text:p>4</text:p>
          </table:table-cell>
          <table:table-cell table:style-name="ce58" table:formula="of:=SUMPRODUCT([Thong_Tin_Ngay_Nghi_201601.$B$3:.$B$38]=[.$B43];[Thong_Tin_Ngay_Nghi_201601.$C$3:.$C$38])+SUMPRODUCT([Thong_Tin_Ngay_Nghi_201602.$B$3:.$B$39]=[.$B43];[Thong_Tin_Ngay_Nghi_201602.$C$3:.$C$39]) + SUMPRODUCT([Thong_Tin_Ngay_Nghi_201603.$B$3:.$B$41]=[.$B43];[Thong_Tin_Ngay_Nghi_201603.$C$3:.$C$41]) + SUMPRODUCT([Thong_Tin_Ngay_Nghi_201604.$B$3:.$B$42]=[.$B43];[Thong_Tin_Ngay_Nghi_201604.$C$3:.$C$42]) + SUMPRODUCT([Thong_Tin_Ngay_Nghi_201605.$B$3:.$B$41]=[.$B43];[Thong_Tin_Ngay_Nghi_201605.$C$3:.$C$41]) + SUMPRODUCT([Thong_Tin_Ngay_Nghi_201606.$B$3:.$B$43]=[.$B43];[Thong_Tin_Ngay_Nghi_201606.$C$3:.$C$43]) + SUMPRODUCT([Thong_Tin_Ngay_Nghi_201607.$B$3:.$B$50]=[.$B43];[Thong_Tin_Ngay_Nghi_201607.$C$3:.$C$50])" office:value-type="float" office:value="8">
            <text:p>8</text:p>
          </table:table-cell>
          <table:table-cell table:style-name="ce53" table:formula="of:=IF(DATE(YEAR([.E43]);MONTH([.E43]);DAY([.E43]))&lt;=DATE(YEAR([.E43]);3;31); [.C43]-[.G43] + [.F43]; IF([.G43]-[.C43]&lt;0;[.G43] + [.F43] -[.H43];[.F43]+[.C43]-[.H43]))" office:value-type="float" office:value="2.5">
            <text:p>2.5</text:p>
          </table:table-cell>
          <table:table-cell table:number-columns-repeated="2" table:style-name="ce53"/>
          <table:table-cell table:style-name="ce53" table:formula="of:=[.I43]+[.K43] +[.J43]" office:value-type="float" office:value="2.5">
            <text:p>2.5</text:p>
          </table:table-cell>
          <table:table-cell table:style-name="ce61"/>
        </table:table-row>
        <table:table-row table:style-name="ro8">
          <table:table-cell table:style-name="ce48" office:value-type="float" office:value="38">
            <text:p>38</text:p>
          </table:table-cell>
          <table:table-cell table:style-name="ce50" office:value-type="string">
            <text:p>TruyenLVC</text:p>
          </table:table-cell>
          <table:table-cell table:style-name="ce53" office:value-type="float" office:value="2">
            <text:p>2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4]);DATE(YEAR([.D44]);12;31);NOW())" office:value-type="date" office:date-value="2016-07-26T10:36:55.48">
            <text:p>07/26/16</text:p>
          </table:table-cell>
          <table:table-cell table:style-name="ce55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58" table:formula="of:=SUMPRODUCT([Thong_Tin_Ngay_Nghi_201601.$B$3:.$B$38]=[.$B44];[Thong_Tin_Ngay_Nghi_201601.$C$3:.$C$38])+SUMPRODUCT([Thong_Tin_Ngay_Nghi_201602.$B$3:.$B$39]=[.$B44];[Thong_Tin_Ngay_Nghi_201602.$C$3:.$C$39]) + SUMPRODUCT([Thong_Tin_Ngay_Nghi_201603.$B$3:.$B$41]=[.$B44];[Thong_Tin_Ngay_Nghi_201603.$C$3:.$C$41])" office:value-type="float" office:value="1">
            <text:p>1</text:p>
          </table:table-cell>
          <table:table-cell table:style-name="ce58" table:formula="of:=SUMPRODUCT([Thong_Tin_Ngay_Nghi_201601.$B$3:.$B$38]=[.$B44];[Thong_Tin_Ngay_Nghi_201601.$C$3:.$C$38])+SUMPRODUCT([Thong_Tin_Ngay_Nghi_201602.$B$3:.$B$39]=[.$B44];[Thong_Tin_Ngay_Nghi_201602.$C$3:.$C$39]) + SUMPRODUCT([Thong_Tin_Ngay_Nghi_201603.$B$3:.$B$41]=[.$B44];[Thong_Tin_Ngay_Nghi_201603.$C$3:.$C$41]) + SUMPRODUCT([Thong_Tin_Ngay_Nghi_201604.$B$3:.$B$42]=[.$B44];[Thong_Tin_Ngay_Nghi_201604.$C$3:.$C$42]) + SUMPRODUCT([Thong_Tin_Ngay_Nghi_201605.$B$3:.$B$41]=[.$B44];[Thong_Tin_Ngay_Nghi_201605.$C$3:.$C$41]) + SUMPRODUCT([Thong_Tin_Ngay_Nghi_201606.$B$3:.$B$43]=[.$B44];[Thong_Tin_Ngay_Nghi_201606.$C$3:.$C$43]) + SUMPRODUCT([Thong_Tin_Ngay_Nghi_201607.$B$3:.$B$50]=[.$B44];[Thong_Tin_Ngay_Nghi_201607.$C$3:.$C$50])" office:value-type="float" office:value="5">
            <text:p>5</text:p>
          </table:table-cell>
          <table:table-cell table:style-name="ce53" table:formula="of:=IF(DATE(YEAR([.E44]);MONTH([.E44]);DAY([.E44]))&lt;=DATE(YEAR([.E44]);3;31); [.C44]-[.G44] + [.F44]; IF([.G44]-[.C44]&lt;0;[.G44] + [.F44] -[.H44];[.F44]+[.C44]-[.H44]))" office:value-type="float" office:value="3">
            <text:p>3</text:p>
          </table:table-cell>
          <table:table-cell table:number-columns-repeated="2" table:style-name="ce53"/>
          <table:table-cell table:style-name="ce53" table:formula="of:=[.I44]+[.K44] +[.J44]" office:value-type="float" office:value="3">
            <text:p>3</text:p>
          </table:table-cell>
          <table:table-cell table:style-name="ce61"/>
        </table:table-row>
        <table:table-row table:style-name="ro8">
          <table:table-cell table:style-name="ce48" office:value-type="float" office:value="39">
            <text:p>39</text:p>
          </table:table-cell>
          <table:table-cell table:style-name="ce50" office:value-type="string">
            <text:p>TuanND</text:p>
          </table:table-cell>
          <table:table-cell table:style-name="ce53" office:value-type="float" office:value="4.5">
            <text:p>4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5]);DATE(YEAR([.D45]);12;31);NOW())" office:value-type="date" office:date-value="2016-07-26T10:36:55.48">
            <text:p>07/26/16</text:p>
          </table:table-cell>
          <table:table-cell table:style-name="ce55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8" table:formula="of:=SUMPRODUCT([Thong_Tin_Ngay_Nghi_201601.$B$3:.$B$38]=[.$B45];[Thong_Tin_Ngay_Nghi_201601.$C$3:.$C$38])+SUMPRODUCT([Thong_Tin_Ngay_Nghi_201602.$B$3:.$B$39]=[.$B45];[Thong_Tin_Ngay_Nghi_201602.$C$3:.$C$39]) + SUMPRODUCT([Thong_Tin_Ngay_Nghi_201603.$B$3:.$B$41]=[.$B45];[Thong_Tin_Ngay_Nghi_201603.$C$3:.$C$41])" office:value-type="float" office:value="6.5">
            <text:p>6.5</text:p>
          </table:table-cell>
          <table:table-cell table:style-name="ce58" table:formula="of:=SUMPRODUCT([Thong_Tin_Ngay_Nghi_201601.$B$3:.$B$38]=[.$B45];[Thong_Tin_Ngay_Nghi_201601.$C$3:.$C$38])+SUMPRODUCT([Thong_Tin_Ngay_Nghi_201602.$B$3:.$B$39]=[.$B45];[Thong_Tin_Ngay_Nghi_201602.$C$3:.$C$39]) + SUMPRODUCT([Thong_Tin_Ngay_Nghi_201603.$B$3:.$B$41]=[.$B45];[Thong_Tin_Ngay_Nghi_201603.$C$3:.$C$41]) + SUMPRODUCT([Thong_Tin_Ngay_Nghi_201604.$B$3:.$B$42]=[.$B45];[Thong_Tin_Ngay_Nghi_201604.$C$3:.$C$42]) + SUMPRODUCT([Thong_Tin_Ngay_Nghi_201605.$B$3:.$B$41]=[.$B45];[Thong_Tin_Ngay_Nghi_201605.$C$3:.$C$41]) + SUMPRODUCT([Thong_Tin_Ngay_Nghi_201606.$B$3:.$B$43]=[.$B45];[Thong_Tin_Ngay_Nghi_201606.$C$3:.$C$43]) + SUMPRODUCT([Thong_Tin_Ngay_Nghi_201607.$B$3:.$B$50]=[.$B45];[Thong_Tin_Ngay_Nghi_201607.$C$3:.$C$50])" office:value-type="float" office:value="8.5">
            <text:p>8.5</text:p>
          </table:table-cell>
          <table:table-cell table:style-name="ce53" table:formula="of:=IF(DATE(YEAR([.E45]);MONTH([.E45]);DAY([.E45]))&lt;=DATE(YEAR([.E45]);3;31); [.C45]-[.G45] + [.F45]; IF([.G45]-[.C45]&lt;0;[.G45] + [.F45] -[.H45];[.F45]+[.C45]-[.H45]))" office:value-type="float" office:value="3">
            <text:p>3</text:p>
          </table:table-cell>
          <table:table-cell table:number-columns-repeated="2" table:style-name="ce53"/>
          <table:table-cell table:style-name="ce53" table:formula="of:=[.I45]+[.K45] +[.J45]" office:value-type="float" office:value="3">
            <text:p>3</text:p>
          </table:table-cell>
          <table:table-cell table:style-name="ce61"/>
        </table:table-row>
        <table:table-row table:style-name="ro8">
          <table:table-cell table:style-name="ce48" office:value-type="float" office:value="40">
            <text:p>40</text:p>
          </table:table-cell>
          <table:table-cell table:style-name="ce50" office:value-type="string">
            <text:p>VietBA</text:p>
          </table:table-cell>
          <table:table-cell table:style-name="ce53" office:value-type="float" office:value="1.5">
            <text:p>1.5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6]);DATE(YEAR([.D46]);12;31);NOW())" office:value-type="date" office:date-value="2016-07-26T10:36:55.48">
            <text:p>07/26/16</text:p>
          </table:table-cell>
          <table:table-cell table:style-name="ce55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58" table:formula="of:=SUMPRODUCT([Thong_Tin_Ngay_Nghi_201601.$B$3:.$B$38]=[.$B46];[Thong_Tin_Ngay_Nghi_201601.$C$3:.$C$38])+SUMPRODUCT([Thong_Tin_Ngay_Nghi_201602.$B$3:.$B$39]=[.$B46];[Thong_Tin_Ngay_Nghi_201602.$C$3:.$C$39]) + SUMPRODUCT([Thong_Tin_Ngay_Nghi_201603.$B$3:.$B$41]=[.$B46];[Thong_Tin_Ngay_Nghi_201603.$C$3:.$C$41])" office:value-type="float" office:value="0.5">
            <text:p>0.5</text:p>
          </table:table-cell>
          <table:table-cell table:style-name="ce58" table:formula="of:=SUMPRODUCT([Thong_Tin_Ngay_Nghi_201601.$B$3:.$B$38]=[.$B46];[Thong_Tin_Ngay_Nghi_201601.$C$3:.$C$38])+SUMPRODUCT([Thong_Tin_Ngay_Nghi_201602.$B$3:.$B$39]=[.$B46];[Thong_Tin_Ngay_Nghi_201602.$C$3:.$C$39]) + SUMPRODUCT([Thong_Tin_Ngay_Nghi_201603.$B$3:.$B$41]=[.$B46];[Thong_Tin_Ngay_Nghi_201603.$C$3:.$C$41]) + SUMPRODUCT([Thong_Tin_Ngay_Nghi_201604.$B$3:.$B$42]=[.$B46];[Thong_Tin_Ngay_Nghi_201604.$C$3:.$C$42]) + SUMPRODUCT([Thong_Tin_Ngay_Nghi_201605.$B$3:.$B$41]=[.$B46];[Thong_Tin_Ngay_Nghi_201605.$C$3:.$C$41]) + SUMPRODUCT([Thong_Tin_Ngay_Nghi_201606.$B$3:.$B$43]=[.$B46];[Thong_Tin_Ngay_Nghi_201606.$C$3:.$C$43]) + SUMPRODUCT([Thong_Tin_Ngay_Nghi_201607.$B$3:.$B$50]=[.$B46];[Thong_Tin_Ngay_Nghi_201607.$C$3:.$C$50])" office:value-type="float" office:value="2.5">
            <text:p>2.5</text:p>
          </table:table-cell>
          <table:table-cell table:style-name="ce53" table:formula="of:=IF(DATE(YEAR([.E46]);MONTH([.E46]);DAY([.E46]))&lt;=DATE(YEAR([.E46]);3;31); [.C46]-[.G46] + [.F46]; IF([.G46]-[.C46]&lt;0;[.G46] + [.F46] -[.H46];[.F46]+[.C46]-[.H46]))" office:value-type="float" office:value="5">
            <text:p>5</text:p>
          </table:table-cell>
          <table:table-cell table:number-columns-repeated="2" table:style-name="ce53"/>
          <table:table-cell table:style-name="ce53" table:formula="of:=[.I46]+[.K46] +[.J46]" office:value-type="float" office:value="5">
            <text:p>5</text:p>
          </table:table-cell>
          <table:table-cell table:style-name="ce61"/>
        </table:table-row>
        <table:table-row table:style-name="ro8">
          <table:table-cell table:style-name="ce48" office:value-type="float" office:value="41">
            <text:p>41</text:p>
          </table:table-cell>
          <table:table-cell table:style-name="ce51" office:value-type="string">
            <text:p>VinhP</text:p>
          </table:table-cell>
          <table:table-cell table:style-name="ce53" office:value-type="float" office:value="3">
            <text:p>3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7]);DATE(YEAR([.D47]);12;31);NOW())" office:value-type="date" office:date-value="2016-07-26T10:36:55.48">
            <text:p>07/26/16</text:p>
          </table:table-cell>
          <table:table-cell table:style-name="ce55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58" table:formula="of:=SUMPRODUCT([Thong_Tin_Ngay_Nghi_201601.$B$3:.$B$38]=[.$B47];[Thong_Tin_Ngay_Nghi_201601.$C$3:.$C$38])+SUMPRODUCT([Thong_Tin_Ngay_Nghi_201602.$B$3:.$B$39]=[.$B47];[Thong_Tin_Ngay_Nghi_201602.$C$3:.$C$39]) + SUMPRODUCT([Thong_Tin_Ngay_Nghi_201603.$B$3:.$B$41]=[.$B47];[Thong_Tin_Ngay_Nghi_201603.$C$3:.$C$41])" office:value-type="float" office:value="6.5">
            <text:p>6.5</text:p>
          </table:table-cell>
          <table:table-cell table:style-name="ce58" table:formula="of:=SUMPRODUCT([Thong_Tin_Ngay_Nghi_201601.$B$3:.$B$38]=[.$B47];[Thong_Tin_Ngay_Nghi_201601.$C$3:.$C$38])+SUMPRODUCT([Thong_Tin_Ngay_Nghi_201602.$B$3:.$B$39]=[.$B47];[Thong_Tin_Ngay_Nghi_201602.$C$3:.$C$39]) + SUMPRODUCT([Thong_Tin_Ngay_Nghi_201603.$B$3:.$B$41]=[.$B47];[Thong_Tin_Ngay_Nghi_201603.$C$3:.$C$41]) + SUMPRODUCT([Thong_Tin_Ngay_Nghi_201604.$B$3:.$B$42]=[.$B47];[Thong_Tin_Ngay_Nghi_201604.$C$3:.$C$42]) + SUMPRODUCT([Thong_Tin_Ngay_Nghi_201605.$B$3:.$B$41]=[.$B47];[Thong_Tin_Ngay_Nghi_201605.$C$3:.$C$41]) + SUMPRODUCT([Thong_Tin_Ngay_Nghi_201606.$B$3:.$B$43]=[.$B47];[Thong_Tin_Ngay_Nghi_201606.$C$3:.$C$43]) + SUMPRODUCT([Thong_Tin_Ngay_Nghi_201607.$B$3:.$B$50]=[.$B47];[Thong_Tin_Ngay_Nghi_201607.$C$3:.$C$50])" office:value-type="float" office:value="9.5">
            <text:p>9.5</text:p>
          </table:table-cell>
          <table:table-cell table:style-name="ce53" table:formula="of:=IF(DATE(YEAR([.E47]);MONTH([.E47]);DAY([.E47]))&lt;=DATE(YEAR([.E47]);3;31); [.C47]-[.G47] + [.F47]; IF([.G47]-[.C47]&lt;0;[.G47] + [.F47] -[.H47];[.F47]+[.C47]-[.H47]))" office:value-type="float" office:value="0.5">
            <text:p>0.5</text:p>
          </table:table-cell>
          <table:table-cell table:number-columns-repeated="2" table:style-name="ce53"/>
          <table:table-cell table:style-name="ce53" table:formula="of:=[.I47]+[.K47] +[.J47]" office:value-type="float" office:value="0.5">
            <text:p>0.5</text:p>
          </table:table-cell>
          <table:table-cell table:style-name="ce61"/>
        </table:table-row>
        <table:table-row table:style-name="ro8">
          <table:table-cell table:style-name="ce48" office:value-type="float" office:value="42">
            <text:p>42</text:p>
          </table:table-cell>
          <table:table-cell table:style-name="ce50" office:value-type="string">
            <text:p>VuNA</text:p>
          </table:table-cell>
          <table:table-cell table:style-name="ce53" office:value-type="float" office:value="6">
            <text:p>6</text:p>
          </table:table-cell>
          <table:table-cell table:style-name="ce54" office:value-type="date" office:date-value="2016-01-01">
            <text:p>01/01/16</text:p>
          </table:table-cell>
          <table:table-cell table:style-name="ce54" table:formula="of:=IF(YEAR(NOW())&gt;YEAR([.D48]);DATE(YEAR([.D48]);12;31);NOW())" office:value-type="date" office:date-value="2016-07-26T10:36:55.48">
            <text:p>07/26/16</text:p>
          </table:table-cell>
          <table:table-cell table:style-name="ce55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7">
            <text:p>7</text:p>
          </table:table-cell>
          <table:table-cell table:style-name="ce58" table:formula="of:=SUMPRODUCT([Thong_Tin_Ngay_Nghi_201601.$B$3:.$B$38]=[.$B48];[Thong_Tin_Ngay_Nghi_201601.$C$3:.$C$38])+SUMPRODUCT([Thong_Tin_Ngay_Nghi_201602.$B$3:.$B$39]=[.$B48];[Thong_Tin_Ngay_Nghi_201602.$C$3:.$C$39]) + SUMPRODUCT([Thong_Tin_Ngay_Nghi_201603.$B$3:.$B$41]=[.$B48];[Thong_Tin_Ngay_Nghi_201603.$C$3:.$C$41])" office:value-type="float" office:value="7">
            <text:p>7</text:p>
          </table:table-cell>
          <table:table-cell table:style-name="ce58" table:formula="of:=SUMPRODUCT([Thong_Tin_Ngay_Nghi_201601.$B$3:.$B$38]=[.$B48];[Thong_Tin_Ngay_Nghi_201601.$C$3:.$C$38])+SUMPRODUCT([Thong_Tin_Ngay_Nghi_201602.$B$3:.$B$39]=[.$B48];[Thong_Tin_Ngay_Nghi_201602.$C$3:.$C$39]) + SUMPRODUCT([Thong_Tin_Ngay_Nghi_201603.$B$3:.$B$41]=[.$B48];[Thong_Tin_Ngay_Nghi_201603.$C$3:.$C$41]) + SUMPRODUCT([Thong_Tin_Ngay_Nghi_201604.$B$3:.$B$42]=[.$B48];[Thong_Tin_Ngay_Nghi_201604.$C$3:.$C$42]) + SUMPRODUCT([Thong_Tin_Ngay_Nghi_201605.$B$3:.$B$41]=[.$B48];[Thong_Tin_Ngay_Nghi_201605.$C$3:.$C$41]) + SUMPRODUCT([Thong_Tin_Ngay_Nghi_201606.$B$3:.$B$43]=[.$B48];[Thong_Tin_Ngay_Nghi_201606.$C$3:.$C$43]) + SUMPRODUCT([Thong_Tin_Ngay_Nghi_201607.$B$3:.$B$50]=[.$B48];[Thong_Tin_Ngay_Nghi_201607.$C$3:.$C$50])" office:value-type="float" office:value="11">
            <text:p>11</text:p>
          </table:table-cell>
          <table:table-cell table:style-name="ce53" table:formula="of:=IF(DATE(YEAR([.E48]);MONTH([.E48]);DAY([.E48]))&lt;=DATE(YEAR([.E48]);3;31); [.C48]-[.G48] + [.F48]; IF([.G48]-[.C48]&lt;0;[.G48] + [.F48] -[.H48];[.F48]+[.C48]-[.H48]))" office:value-type="float" office:value="2">
            <text:p>2</text:p>
          </table:table-cell>
          <table:table-cell table:number-columns-repeated="2" table:style-name="ce53"/>
          <table:table-cell table:style-name="ce53" table:formula="of:=[.I48]+[.K48] +[.J48]" office:value-type="float" office:value="2">
            <text:p>2</text:p>
          </table:table-cell>
          <table:table-cell table:style-name="ce61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7">
          <table:table-cell table:number-columns-repeated="13"/>
        </table:table-row>
        <table:table-row table:style-name="ro2" table:number-rows-repeated="104851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70"/>
        <table:table-column table:style-name="co28" table:number-columns-repeated="7" table:default-cell-style-name="ce70"/>
        <table:table-column table:style-name="co27" table:number-columns-repeated="14" table:default-cell-style-name="ce70"/>
        <table:table-column table:style-name="co29" table:number-columns-repeated="2" table:default-cell-style-name="ce70"/>
        <table:table-column table:style-name="co7" table:number-columns-repeated="933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65" table:number-columns-repeated="8"/>
          <table:table-cell table:style-name="ce73" office:value-type="string" table:number-columns-spanned="2" table:number-rows-spanned="1">
            <text:p>Month</text:p>
          </table:table-cell>
          <table:covered-table-cell table:style-name="ce74"/>
          <table:table-cell table:style-name="ce75" table:content-validation-name="val1" office:value-type="float" office:value="1" table:number-columns-spanned="2" table:number-rows-spanned="1">
            <text:p>1</text:p>
          </table:table-cell>
          <table:covered-table-cell table:style-name="ce74"/>
          <table:table-cell table:style-name="ce73" office:value-type="string" table:number-columns-spanned="2" table:number-rows-spanned="1">
            <text:p>Year</text:p>
          </table:table-cell>
          <table:covered-table-cell table:style-name="ce74"/>
          <table:table-cell table:style-name="ce73" office:value-type="float" office:value="2016" table:number-columns-spanned="2" table:number-rows-spanned="1">
            <text:p>2016</text:p>
          </table:table-cell>
          <table:covered-table-cell table:style-name="ce77"/>
          <table:table-cell table:style-name="ce65" table:number-columns-repeated="15"/>
          <table:table-cell table:style-name="ce78" table:number-columns-repeated="933"/>
        </table:table-row>
        <table:table-row table:style-name="ro2">
          <table:table-cell table:style-name="ce62" table:number-columns-repeated="3"/>
          <table:table-cell table:style-name="ce66" table:formula="of:=DATE([.$R$1];[.N1];1)" office:value-type="date" office:date-value="2016-01-01">
            <text:p>01</text:p>
          </table:table-cell>
          <table:table-cell table:style-name="ce66" table:formula="of:=[.D2]+1" office:value-type="date" office:date-value="2016-01-02">
            <text:p>02</text:p>
          </table:table-cell>
          <table:table-cell table:style-name="ce66" table:formula="of:=[.E2]+1" office:value-type="date" office:date-value="2016-01-03">
            <text:p>03</text:p>
          </table:table-cell>
          <table:table-cell table:style-name="ce66" table:formula="of:=[.F2]+1" office:value-type="date" office:date-value="2016-01-04">
            <text:p>04</text:p>
          </table:table-cell>
          <table:table-cell table:style-name="ce66" table:formula="of:=[.G2]+1" office:value-type="date" office:date-value="2016-01-05">
            <text:p>05</text:p>
          </table:table-cell>
          <table:table-cell table:style-name="ce66" table:formula="of:=[.H2]+1" office:value-type="date" office:date-value="2016-01-06">
            <text:p>06</text:p>
          </table:table-cell>
          <table:table-cell table:style-name="ce66" table:formula="of:=[.I2]+1" office:value-type="date" office:date-value="2016-01-07">
            <text:p>07</text:p>
          </table:table-cell>
          <table:table-cell table:style-name="ce66" table:formula="of:=[.J2]+1" office:value-type="date" office:date-value="2016-01-08">
            <text:p>08</text:p>
          </table:table-cell>
          <table:table-cell table:style-name="ce66" table:formula="of:=[.K2]+1" office:value-type="date" office:date-value="2016-01-09">
            <text:p>09</text:p>
          </table:table-cell>
          <table:table-cell table:style-name="ce66" table:formula="of:=[.L2]+1" office:value-type="date" office:date-value="2016-01-10">
            <text:p>10</text:p>
          </table:table-cell>
          <table:table-cell table:style-name="ce66" table:formula="of:=[.M2]+1" office:value-type="date" office:date-value="2016-01-11">
            <text:p>11</text:p>
          </table:table-cell>
          <table:table-cell table:style-name="ce66" table:formula="of:=[.N2]+1" office:value-type="date" office:date-value="2016-01-12">
            <text:p>12</text:p>
          </table:table-cell>
          <table:table-cell table:style-name="ce66" table:formula="of:=[.O2]+1" office:value-type="date" office:date-value="2016-01-13">
            <text:p>13</text:p>
          </table:table-cell>
          <table:table-cell table:style-name="ce66" table:formula="of:=[.P2]+1" office:value-type="date" office:date-value="2016-01-14">
            <text:p>14</text:p>
          </table:table-cell>
          <table:table-cell table:style-name="ce66" table:formula="of:=[.Q2]+1" office:value-type="date" office:date-value="2016-01-15">
            <text:p>15</text:p>
          </table:table-cell>
          <table:table-cell table:style-name="ce66" table:formula="of:=[.R2]+1" office:value-type="date" office:date-value="2016-01-16">
            <text:p>16</text:p>
          </table:table-cell>
          <table:table-cell table:style-name="ce66" table:formula="of:=[.S2]+1" office:value-type="date" office:date-value="2016-01-17">
            <text:p>17</text:p>
          </table:table-cell>
          <table:table-cell table:style-name="ce66" table:formula="of:=[.T2]+1" office:value-type="date" office:date-value="2016-01-18">
            <text:p>18</text:p>
          </table:table-cell>
          <table:table-cell table:style-name="ce66" table:formula="of:=[.U2]+1" office:value-type="date" office:date-value="2016-01-19">
            <text:p>19</text:p>
          </table:table-cell>
          <table:table-cell table:style-name="ce66" table:formula="of:=[.V2]+1" office:value-type="date" office:date-value="2016-01-20">
            <text:p>20</text:p>
          </table:table-cell>
          <table:table-cell table:style-name="ce66" table:formula="of:=[.W2]+1" office:value-type="date" office:date-value="2016-01-21">
            <text:p>21</text:p>
          </table:table-cell>
          <table:table-cell table:style-name="ce66" table:formula="of:=[.X2]+1" office:value-type="date" office:date-value="2016-01-22">
            <text:p>22</text:p>
          </table:table-cell>
          <table:table-cell table:style-name="ce66" table:formula="of:=[.Y2]+1" office:value-type="date" office:date-value="2016-01-23">
            <text:p>23</text:p>
          </table:table-cell>
          <table:table-cell table:style-name="ce66" table:formula="of:=[.Z2]+1" office:value-type="date" office:date-value="2016-01-24">
            <text:p>24</text:p>
          </table:table-cell>
          <table:table-cell table:style-name="ce66" table:formula="of:=[.AA2]+1" office:value-type="date" office:date-value="2016-01-25">
            <text:p>25</text:p>
          </table:table-cell>
          <table:table-cell table:style-name="ce66" table:formula="of:=[.AB2]+1" office:value-type="date" office:date-value="2016-01-26">
            <text:p>26</text:p>
          </table:table-cell>
          <table:table-cell table:style-name="ce66" table:formula="of:=[.AC2]+1" office:value-type="date" office:date-value="2016-01-27">
            <text:p>27</text:p>
          </table:table-cell>
          <table:table-cell table:style-name="ce66" table:formula="of:=[.AD2]+1" office:value-type="date" office:date-value="2016-01-28">
            <text:p>28</text:p>
          </table:table-cell>
          <table:table-cell table:style-name="ce66" table:formula="of:=[.AE2]+1" office:value-type="date" office:date-value="2016-01-29">
            <text:p>29</text:p>
          </table:table-cell>
          <table:table-cell table:style-name="ce66" table:formula="of:=[.AF2]+1" office:value-type="date" office:date-value="2016-01-30">
            <text:p>30</text:p>
          </table:table-cell>
          <table:table-cell table:style-name="ce66" table:formula="of:=[.AG2]+1" office:value-type="date" office:date-value="2016-01-31">
            <text:p>31</text:p>
          </table:table-cell>
          <table:table-cell table:style-name="ce78" table:number-columns-repeated="933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67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6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6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6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6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6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6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6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67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8" table:number-columns-repeated="933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64" table:formula="of:=SUM([.D4:.AH4])" office:value-type="float" office:value="1">
            <text:p>1</text:p>
          </table:table-cell>
          <table:table-cell table:style-name="ce68" table:number-columns-repeated="3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3772in" svg:y="0.3598in" draw:caption-point-x="-0.2319in" draw:caption-point-y="0.3583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office:annotation draw:style-name="gr2" draw:text-style-name="P3" svg:width="1.1413in" svg:height="0.5457in" svg:x="11.5492in" svg:y="0.1102in" draw:caption-point-x="-0.2402in" draw:caption-point-y="0.6079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.5">
            <office:annotation draw:style-name="gr4" draw:text-style-name="P3" svg:width="1.1413in" svg:height="0.3902in" svg:x="13.8323in" svg:y="0.1122in" draw:caption-point-x="-0.2402in" draw:caption-point-y="0.6059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inhNT</text:p>
          </table:table-cell>
          <table:table-cell table:style-name="ce64" table:formula="of:=SUM([.D5:.AH5])" office:value-type="float" office:value="1">
            <text:p>1</text:p>
          </table:table-cell>
          <table:table-cell table:style-name="ce68" table:number-columns-repeated="3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8354in" svg:y="0.6709in" draw:caption-point-x="-0.2335in" draw:caption-point-y="0.2949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office:annotation draw:style-name="gr6" draw:text-style-name="P3" svg:width="1.1354in" svg:height="0.2602in" svg:x="10.6472in" svg:y="0.6811in" draw:caption-point-x="-0.2516in" draw:caption-point-y="0.2846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">
            <office:annotation draw:style-name="gr7" draw:text-style-name="P1" svg:width="1.1413in" svg:height="0.2634in" svg:x="15.202in" svg:y="0.3618in" draw:caption-point-x="-0.2402in" draw:caption-point-y="0.6039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CuongNH</text:p>
          </table:table-cell>
          <table:table-cell table:style-name="ce64" table:formula="of:=SUM([.D6:.AH6])" office:value-type="float" office:value="0.5">
            <text:p>0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3854in" svg:x="7.7996in" svg:y="1.0551in" draw:caption-point-x="-0.2409in" draw:caption-point-y="0.1583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DuongDN</text:p>
          </table:table-cell>
          <table:table-cell table:style-name="ce64" table:formula="of:=SUM([.D7:.AH7])" office:value-type="float" office:value="1.5">
            <text:p>1.5</text:p>
          </table:table-cell>
          <table:table-cell table:style-name="ce68" table:number-columns-repeated="3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3854in" svg:x="5.3772in" svg:y="1.3661in" draw:caption-point-x="-0.2319in" draw:caption-point-y="0.0949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8" office:value-type="float" office:value="0">
            <office:annotation draw:style-name="gr6" draw:text-style-name="P3" svg:width="1.1354in" svg:height="0.3854in" svg:x="5.8339in" svg:y="1.3661in" draw:caption-point-x="-0.2319in" draw:caption-point-y="0.0949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3854in" svg:x="7.7996in" svg:y="1.3764in" draw:caption-point-x="-0.2409in" draw:caption-point-y="0.0846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office:annotation draw:style-name="gr2" draw:text-style-name="P3" svg:width="1.1413in" svg:height="0.5457in" svg:x="8.7768in" svg:y="0.8551in" draw:caption-point-x="-0.2402in" draw:caption-point-y="0.6059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8" office:value-type="float" office:value="0.5">
            <office:annotation draw:style-name="gr8" draw:text-style-name="P3" svg:width="1.1413in" svg:height="1.0122in" svg:x="9.2661in" svg:y="0.8535in" draw:caption-point-x="-0.2402in" draw:caption-point-y="0.6075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draw:style-name="gr4" draw:text-style-name="P3" svg:width="1.1413in" svg:height="0.3902in" svg:x="12.0059in" svg:y="0.8539in" draw:caption-point-x="-0.2402in" draw:caption-point-y="0.6071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8" office:value-type="float" office:value="0.5">
            <office:annotation draw:style-name="gr4" draw:text-style-name="P3" svg:width="1.1413in" svg:height="0.3902in" svg:x="12.4622in" svg:y="0.8539in" draw:caption-point-x="-0.2402in" draw:caption-point-y="0.6071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">
            <office:annotation draw:style-name="gr4" draw:text-style-name="P1" svg:width="1.1413in" svg:height="0.3902in" svg:x="15.6587in" svg:y="0.8591in" draw:caption-point-x="-0.2402in" draw:caption-point-y="0.602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yNM</text:p>
          </table:table-cell>
          <table:table-cell table:style-name="ce64" table:formula="of:=SUM([.D8:.AH8])" office:value-type="float" office:value="0.5">
            <text:p>0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4" draw:text-style-name="P3" svg:width="1.1413in" svg:height="0.3902in" svg:x="14.289in" svg:y="1.1031in" draw:caption-point-x="-0.2402in" draw:caption-point-y="0.6055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GiauNV</text:p>
          </table:table-cell>
          <table:table-cell table:style-name="ce64" table:formula="of:=SUM([.D9:.AH9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HaTH</text:p>
          </table:table-cell>
          <table:table-cell table:style-name="ce64" table:formula="of:=SUM([.D10:.AH10])" office:value-type="float" office:value="0">
            <text:p>0</text:p>
          </table:table-cell>
          <table:table-cell table:style-name="ce68" table:number-columns-repeated="3"/>
          <table:table-cell table:style-name="ce68" office:value-type="float" office:value="0">
            <office:annotation draw:style-name="gr6" draw:text-style-name="P3" svg:width="1.1354in" svg:height="0.3854in" svg:x="4.0126in" svg:y="2.3299in" draw:caption-point-x="-0.237in" draw:caption-point-y="-0.1256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7.7996in" svg:y="2.3299in" draw:caption-point-x="-0.2409in" draw:caption-point-y="-0.1256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HaiNM</text:p>
          </table:table-cell>
          <table:table-cell table:style-name="ce64" table:formula="of:=SUM([.D11:.AH11])" office:value-type="float" office:value="3.5">
            <text:p>3.5</text:p>
          </table:table-cell>
          <table:table-cell table:style-name="ce68" table:number-columns-repeated="3"/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3854in" svg:x="4.4709in" svg:y="2.6406in" draw:caption-point-x="-0.239in" draw:caption-point-y="-0.1886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3772in" svg:y="2.6512in" draw:caption-point-x="-0.2319in" draw:caption-point-y="-0.1992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">
            <office:annotation draw:style-name="gr6" draw:text-style-name="P3" svg:width="1.1354in" svg:height="0.5417in" svg:x="7.3083in" svg:y="2.6406in" draw:caption-point-x="-0.239in" draw:caption-point-y="-0.1886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6" draw:text-style-name="P3" svg:width="1.1354in" svg:height="0.3854in" svg:x="8.2902in" svg:y="2.6406in" draw:caption-point-x="-0.2425in" draw:caption-point-y="-0.1886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2602in" svg:x="9.272in" svg:y="2.6512in" draw:caption-point-x="-0.2461in" draw:caption-point-y="-0.1992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8" table:number-columns-repeated="2"/>
          <table:table-cell table:style-name="ce68" office:value-type="float" office:value="1">
            <office:annotation draw:style-name="gr6" draw:text-style-name="P3" svg:width="1.1354in" svg:height="0.5417in" svg:x="10.6472in" svg:y="2.6512in" draw:caption-point-x="-0.2516in" draw:caption-point-y="-0.1992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office:annotation draw:style-name="gr2" draw:text-style-name="P1" svg:width="1.1413in" svg:height="0.5457in" svg:x="14.7457in" svg:y="1.8472in" draw:caption-point-x="-0.2402in" draw:caption-point-y="0.6047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ienNV</text:p>
          </table:table-cell>
          <table:table-cell table:style-name="ce64" table:formula="of:=SUM([.D12:.AH12])" office:value-type="float" office:value="1.5">
            <text:p>1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.5">
            <text:p>0.5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iepNH</text:p>
          </table:table-cell>
          <table:table-cell table:style-name="ce64" table:formula="of:=SUM([.D13:.AH13])" office:value-type="float" office:value="0">
            <text:p>0</text:p>
          </table:table-cell>
          <table:table-cell table:style-name="ce68" table:number-columns-repeated="3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8354in" svg:y="3.2831in" draw:caption-point-x="-0.2335in" draw:caption-point-y="-0.3358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uHT</text:p>
          </table:table-cell>
          <table:table-cell table:style-name="ce64" table:formula="of:=SUM([.D14:.AH14])" office:value-type="float" office:value="0.5">
            <text:p>0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0.5">
            <office:annotation draw:style-name="gr6" draw:text-style-name="P3" svg:width="1.1354in" svg:height="0.3854in" svg:x="7.3083in" svg:y="3.6043in" draw:caption-point-x="-0.239in" draw:caption-point-y="-0.4094in">
              <dc:date>1899-12-30T00:00:00</dc:date>
              <text:p text:style-name="P3"><text:span text:style-name="T3">Nghỉ buổi chiều, bị ốm</text:span></text:p>
            </office:annotation>
            <text:p>0.5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uPT</text:p>
          </table:table-cell>
          <table:table-cell table:style-name="ce64" table:formula="of:=SUM([.D15:.AH15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ungPN</text:p>
          </table:table-cell>
          <table:table-cell table:style-name="ce64" table:formula="of:=SUM([.D16:.AH16])" office:value-type="float" office:value="0">
            <text:p>0</text:p>
          </table:table-cell>
          <table:table-cell table:style-name="ce68" table:number-columns-repeated="3"/>
          <table:table-cell table:style-name="ce68" office:value-type="float" office:value="0">
            <office:annotation draw:style-name="gr6" draw:text-style-name="P3" svg:width="1.1354in" svg:height="0.2602in" svg:x="4.0126in" svg:y="4.2366in" draw:caption-point-x="-0.237in" draw:caption-point-y="-0.5465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KienPT</text:p>
          </table:table-cell>
          <table:table-cell table:style-name="ce64" table:formula="of:=SUM([.D17:.AH17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LuanNN</text:p>
          </table:table-cell>
          <table:table-cell table:style-name="ce64" table:formula="of:=SUM([.D18:.AH18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MaiNTT</text:p>
          </table:table-cell>
          <table:table-cell table:style-name="ce64" table:formula="of:=SUM([.D19:.AH19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MinhTD</text:p>
          </table:table-cell>
          <table:table-cell table:style-name="ce64" table:formula="of:=SUM([.D20:.AH20])" office:value-type="float" office:value="4">
            <text:p>4</text:p>
          </table:table-cell>
          <table:table-cell table:style-name="ce68" table:number-columns-repeated="3"/>
          <table:table-cell table:style-name="ce68" office:value-type="float" office:value="1">
            <office:annotation draw:style-name="gr6" draw:text-style-name="P3" svg:width="1.1354in" svg:height="0.2602in" svg:x="4.0126in" svg:y="5.7319in" draw:caption-point-x="-0.237in" draw:caption-point-y="-1.050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8" office:value-type="float" office:value="1">
            <office:annotation draw:style-name="gr6" draw:text-style-name="P3" svg:width="1.1354in" svg:height="0.2602in" svg:x="4.4709in" svg:y="5.7319in" draw:caption-point-x="-0.239in" draw:caption-point-y="-1.0508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0">
            <office:annotation draw:style-name="gr4" draw:text-style-name="P3" svg:width="1.1413in" svg:height="0.3902in" svg:x="11.5492in" svg:y="4.074in" draw:caption-point-x="-0.2402in" draw:caption-point-y="0.6071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8" office:value-type="float" office:value="0">
            <office:annotation draw:style-name="gr4" draw:text-style-name="P3" svg:width="1.1413in" svg:height="0.3902in" svg:x="12.0059in" svg:y="4.074in" draw:caption-point-x="-0.2402in" draw:caption-point-y="0.6071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office:annotation draw:style-name="gr4" draw:text-style-name="P3" svg:width="1.1413in" svg:height="0.3902in" svg:x="13.8323in" svg:y="4.0748in" draw:caption-point-x="-0.2402in" draw:caption-point-y="0.606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8" office:value-type="float" office:value="1">
            <office:annotation draw:style-name="gr4" draw:text-style-name="P3" svg:width="1.1413in" svg:height="0.3902in" svg:x="14.289in" svg:y="4.0748in" draw:caption-point-x="-0.2402in" draw:caption-point-y="0.6063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8" office:value-type="float" office:value="0">
            <office:annotation draw:style-name="gr7" draw:text-style-name="P1" svg:width="1.1413in" svg:height="0.2634in" svg:x="14.7457in" svg:y="4.0764in" draw:caption-point-x="-0.2402in" draw:caption-point-y="0.6047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NamTV</text:p>
          </table:table-cell>
          <table:table-cell table:style-name="ce64" table:formula="of:=SUM([.D21:.AH21])" office:value-type="float" office:value="2">
            <text:p>2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office:annotation draw:style-name="gr6" draw:text-style-name="P3" svg:width="1.1354in" svg:height="0.3854in" svg:x="9.272in" svg:y="6.0531in" draw:caption-point-x="-0.2461in" draw:caption-point-y="-1.1244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8" table:number-columns-repeated="2"/>
          <table:table-cell table:style-name="ce68" office:value-type="float" office:value="1">
            <office:annotation draw:style-name="gr7" draw:text-style-name="P3" svg:width="1.1413in" svg:height="0.2634in" svg:x="10.6358in" svg:y="4.322in" draw:caption-point-x="-0.2402in" draw:caption-point-y="0.6067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NhanNM</text:p>
          </table:table-cell>
          <table:table-cell table:style-name="ce64" table:formula="of:=SUM([.D22:.AH22])" office:value-type="float" office:value="1">
            <text:p>1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68" office:value-type="float" office:value="1">
            <office:annotation draw:style-name="gr6" draw:text-style-name="P3" svg:width="1.1354in" svg:height="0.2602in" svg:x="7.3083in" svg:y="6.4374in" draw:caption-point-x="-0.239in" draw:caption-point-y="-1.261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PhuongTH</text:p>
          </table:table-cell>
          <table:table-cell table:style-name="ce64" table:formula="of:=SUM([.D23:.AH23])" office:value-type="float" office:value="0">
            <text:p>0</text:p>
          </table:table-cell>
          <table:table-cell table:style-name="ce68" table:number-columns-repeated="3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8354in" svg:y="6.7587in" draw:caption-point-x="-0.2335in" draw:caption-point-y="-1.3346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SonPX</text:p>
          </table:table-cell>
          <table:table-cell table:style-name="ce64" table:formula="of:=SUM([.D24:.AH24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ThaoDTH</text:p>
          </table:table-cell>
          <table:table-cell table:style-name="ce64" table:formula="of:=SUM([.D25:.AH25])" office:value-type="float" office:value="0.5">
            <text:p>0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2602in" svg:x="9.272in" svg:y="7.5484in" draw:caption-point-x="-0.2461in" draw:caption-point-y="-1.6291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ThamDT</text:p>
          </table:table-cell>
          <table:table-cell table:style-name="ce64" table:formula="of:=SUM([.D26:.AH26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ThinhT</text:p>
          </table:table-cell>
          <table:table-cell table:style-name="ce64" table:formula="of:=SUM([.D27:.AH27])" office:value-type="float" office:value="0.5">
            <text:p>0.5</text:p>
          </table:table-cell>
          <table:table-cell table:style-name="ce68" table:number-columns-repeated="3"/>
          <table:table-cell table:style-name="ce68" office:value-type="float" office:value="0.5">
            <office:annotation draw:style-name="gr6" draw:text-style-name="P3" svg:width="1.1354in" svg:height="0.2602in" svg:x="4.0126in" svg:y="8.1071in" draw:caption-point-x="-0.237in" draw:caption-point-y="-1.6921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ThongDN</text:p>
          </table:table-cell>
          <table:table-cell table:style-name="ce64" table:formula="of:=SUM([.D28:.AH28])" office:value-type="float" office:value="1.5">
            <text:p>1.5</text:p>
          </table:table-cell>
          <table:table-cell table:style-name="ce68" table:number-columns-repeated="3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3854in" svg:x="5.3772in" svg:y="8.502in" draw:caption-point-x="-0.2319in" draw:caption-point-y="-1.8394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2" table:style-name="ce68" office:value-type="float" office:value="0">
            <text:p>0</text:p>
          </table:table-cell>
          <table:table-cell table:style-name="ce68" office:value-type="float" office:value="1">
            <office:annotation draw:style-name="gr6" draw:text-style-name="P3" svg:width="1.1354in" svg:height="1.0102in" svg:x="8.2902in" svg:y="8.502in" draw:caption-point-x="-0.2425in" draw:caption-point-y="-1.8394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ThuyLTT</text:p>
          </table:table-cell>
          <table:table-cell table:style-name="ce64" table:formula="of:=SUM([.D29:.AH29])" office:value-type="float" office:value="1">
            <text:p>1</text:p>
          </table:table-cell>
          <table:table-cell table:style-name="ce68" table:number-columns-repeated="3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">
            <office:annotation draw:style-name="gr6" draw:text-style-name="P3" svg:width="1.1354in" svg:height="0.2602in" svg:x="5.3772in" svg:y="8.8126in" draw:caption-point-x="-0.2319in" draw:caption-point-y="-1.9024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4" table:style-name="ce68" office:value-type="float" office:value="0">
            <text:p>0</text:p>
          </table:table-cell>
          <table:table-cell table:style-name="ce68" office:value-type="float" office:value="1">
            <office:annotation draw:style-name="gr6" draw:text-style-name="P3" svg:width="1.1354in" svg:height="0.2602in" svg:x="9.272in" svg:y="8.8228in" draw:caption-point-x="-0.2461in" draw:caption-point-y="-1.9126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ToiDB</text:p>
          </table:table-cell>
          <table:table-cell table:style-name="ce64" table:formula="of:=SUM([.D30:.AH30])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0">
            <text:p>0</text:p>
          </table:table-cell>
          <table:table-cell table:style-name="ce68" office:value-type="float" office:value="1">
            <office:annotation draw:style-name="gr6" draw:text-style-name="P3" svg:width="1.1354in" svg:height="0.2602in" svg:x="4.4709in" svg:y="9.1339in" draw:caption-point-x="-0.239in" draw:caption-point-y="-1.976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ruyenLVC</text:p>
          </table:table-cell>
          <table:table-cell table:style-name="ce64" table:formula="of:=SUM([.D31:.AH31])" office:value-type="float" office:value="0">
            <text:p>0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uanND</text:p>
          </table:table-cell>
          <table:table-cell table:style-name="ce64" table:formula="of:=SUM([.D32:.AH32])" office:value-type="float" office:value="1.5">
            <text:p>1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draw:style-name="gr7" draw:text-style-name="P3" svg:width="1.1413in" svg:height="0.2634in" svg:x="15.202in" svg:y="7.0469in" draw:caption-point-x="-0.2402in" draw:caption-point-y="0.6063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8" office:value-type="float" office:value="1">
            <office:annotation draw:style-name="gr7" draw:text-style-name="P3" svg:width="1.1413in" svg:height="0.2634in" svg:x="15.6587in" svg:y="7.0469in" draw:caption-point-x="-0.2402in" draw:caption-point-y="0.6063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VietBA</text:p>
          </table:table-cell>
          <table:table-cell table:style-name="ce64" table:formula="of:=SUM([.D33:.AH33])" office:value-type="float" office:value="0.5">
            <text:p>0.5</text:p>
          </table:table-cell>
          <table:table-cell table:style-name="ce68" table:number-columns-repeated="3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3" table:style-name="ce68" office:value-type="float" office:value="0">
            <text:p>0</text:p>
          </table:table-cell>
          <table:table-cell table:style-name="ce68" office:value-type="float" office:value="0.5">
            <office:annotation draw:style-name="gr6" draw:text-style-name="P3" svg:width="1.1354in" svg:height="0.3854in" svg:x="8.7811in" svg:y="10.024in" draw:caption-point-x="-0.2445in" draw:caption-point-y="-2.1232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VinhP</text:p>
          </table:table-cell>
          <table:table-cell table:style-name="ce64" table:formula="of:=SUM([.D34:.AH34])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office:annotation draw:style-name="gr6" draw:text-style-name="P3" svg:width="1.1354in" svg:height="0.5417in" svg:x="4.0126in" svg:y="10.4083in" draw:caption-point-x="-0.237in" draw:caption-point-y="-2.2598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VuNA</text:p>
          </table:table-cell>
          <table:table-cell table:style-name="ce64" table:formula="of:=SUM([.D35:.AH35])" office:value-type="float" office:value="1">
            <text:p>1</text:p>
          </table:table-cell>
          <table:table-cell table:style-name="ce68" table:number-columns-repeated="3"/>
          <table:table-cell table:style-name="ce68" office:value-type="float" office:value="1">
            <office:annotation draw:style-name="gr6" draw:text-style-name="P3" svg:width="1.1354in" svg:height="0.5417in" svg:x="4.0126in" svg:y="10.6559in" draw:caption-point-x="-0.237in" draw:caption-point-y="-2.2594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number-columns-repeated="5" table:style-name="ce68" office:value-type="float" office:value="0">
            <text:p>0</text:p>
          </table:table-cell>
          <table:table-cell table:style-name="ce68" table:number-columns-repeated="2"/>
          <table:table-cell table:style-name="ce49" table:number-columns-repeated="933"/>
        </table:table-row>
        <table:table-row table:style-name="ro2" table:number-rows-repeated="5">
          <table:table-cell table:style-name="ce49" table:number-columns-repeated="3"/>
          <table:table-cell table:style-name="ce69" table:number-columns-repeated="31"/>
          <table:table-cell table:style-name="ce49" table:number-columns-repeated="933"/>
        </table:table-row>
        <table:table-row table:style-name="ro2">
          <table:table-cell table:style-name="ce49" table:number-columns-repeated="3"/>
          <table:table-cell table:style-name="ce69" table:number-columns-repeated="4"/>
          <table:table-cell table:style-name="ce71"/>
          <table:table-cell table:style-name="ce69" table:number-columns-repeated="26"/>
          <table:table-cell table:style-name="ce49" table:number-columns-repeated="933"/>
        </table:table-row>
        <table:table-row table:style-name="ro2" table:number-rows-repeated="4">
          <table:table-cell table:style-name="ce49" table:number-columns-repeated="3"/>
          <table:table-cell table:style-name="ce69" table:number-columns-repeated="31"/>
          <table:table-cell table:style-name="ce49" table:number-columns-repeated="933"/>
        </table:table-row>
        <table:table-row table:style-name="ro2">
          <table:table-cell table:style-name="ce49" table:number-columns-repeated="3"/>
          <table:table-cell table:style-name="ce69" table:number-columns-repeated="4"/>
          <table:table-cell table:style-name="ce72" table:number-columns-repeated="7"/>
          <table:table-cell table:style-name="ce69" table:number-columns-repeated="20"/>
          <table:table-cell table:style-name="ce49" table:number-columns-repeated="933"/>
        </table:table-row>
        <table:table-row table:style-name="ro2" table:number-rows-repeated="65393">
          <table:table-cell table:style-name="ce49" table:number-columns-repeated="3"/>
          <table:table-cell table:style-name="ce69" table:number-columns-repeated="31"/>
          <table:table-cell table:style-name="ce49" table:number-columns-repeated="933"/>
        </table:table-row>
        <table:table-row table:style-name="ro2" table:number-rows-repeated="983136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85"/>
        <table:table-column table:style-name="co28" table:number-columns-repeated="7" table:default-cell-style-name="ce85"/>
        <table:table-column table:style-name="co27" table:number-columns-repeated="14" table:default-cell-style-name="ce85"/>
        <table:table-column table:style-name="co7" table:number-columns-repeated="952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80" table:number-columns-repeated="8"/>
          <table:table-cell table:style-name="ce88" office:value-type="string" table:number-columns-spanned="2" table:number-rows-spanned="1">
            <text:p>Month</text:p>
          </table:table-cell>
          <table:covered-table-cell table:style-name="ce89"/>
          <table:table-cell table:style-name="ce90" table:content-validation-name="val1" office:value-type="float" office:value="2" table:number-columns-spanned="2" table:number-rows-spanned="1">
            <text:p>2</text:p>
          </table:table-cell>
          <table:covered-table-cell table:style-name="ce89"/>
          <table:table-cell table:style-name="ce88" office:value-type="string" table:number-columns-spanned="2" table:number-rows-spanned="1">
            <text:p>Year</text:p>
          </table:table-cell>
          <table:covered-table-cell table:style-name="ce89"/>
          <table:table-cell table:style-name="ce88" office:value-type="float" office:value="2016" table:number-columns-spanned="2" table:number-rows-spanned="1">
            <text:p>2016</text:p>
          </table:table-cell>
          <table:covered-table-cell table:style-name="ce91"/>
          <table:table-cell table:style-name="ce80" table:number-columns-repeated="13"/>
          <table:table-cell table:style-name="ce78" table:number-columns-repeated="952"/>
        </table:table-row>
        <table:table-row table:style-name="ro2">
          <table:table-cell table:style-name="ce62" table:number-columns-repeated="3"/>
          <table:table-cell table:style-name="ce81" table:formula="of:=DATE([.$R$1];[.N1];1)" office:value-type="date" office:date-value="2016-02-01">
            <text:p>01</text:p>
          </table:table-cell>
          <table:table-cell table:style-name="ce81" table:formula="of:=[.D2]+1" office:value-type="date" office:date-value="2016-02-02">
            <text:p>02</text:p>
          </table:table-cell>
          <table:table-cell table:style-name="ce81" table:formula="of:=[.E2]+1" office:value-type="date" office:date-value="2016-02-03">
            <text:p>03</text:p>
          </table:table-cell>
          <table:table-cell table:style-name="ce81" table:formula="of:=[.F2]+1" office:value-type="date" office:date-value="2016-02-04">
            <text:p>04</text:p>
          </table:table-cell>
          <table:table-cell table:style-name="ce81" table:formula="of:=[.G2]+1" office:value-type="date" office:date-value="2016-02-05">
            <text:p>05</text:p>
          </table:table-cell>
          <table:table-cell table:style-name="ce81" table:formula="of:=[.H2]+1" office:value-type="date" office:date-value="2016-02-06">
            <text:p>06</text:p>
          </table:table-cell>
          <table:table-cell table:style-name="ce81" table:formula="of:=[.I2]+1" office:value-type="date" office:date-value="2016-02-07">
            <text:p>07</text:p>
          </table:table-cell>
          <table:table-cell table:style-name="ce81" table:formula="of:=[.J2]+1" office:value-type="date" office:date-value="2016-02-08">
            <text:p>08</text:p>
          </table:table-cell>
          <table:table-cell table:style-name="ce81" table:formula="of:=[.K2]+1" office:value-type="date" office:date-value="2016-02-09">
            <text:p>09</text:p>
          </table:table-cell>
          <table:table-cell table:style-name="ce81" table:formula="of:=[.L2]+1" office:value-type="date" office:date-value="2016-02-10">
            <text:p>10</text:p>
          </table:table-cell>
          <table:table-cell table:style-name="ce81" table:formula="of:=[.M2]+1" office:value-type="date" office:date-value="2016-02-11">
            <text:p>11</text:p>
          </table:table-cell>
          <table:table-cell table:style-name="ce81" table:formula="of:=[.N2]+1" office:value-type="date" office:date-value="2016-02-12">
            <text:p>12</text:p>
          </table:table-cell>
          <table:table-cell table:style-name="ce81" table:formula="of:=[.O2]+1" office:value-type="date" office:date-value="2016-02-13">
            <text:p>13</text:p>
          </table:table-cell>
          <table:table-cell table:style-name="ce81" table:formula="of:=[.P2]+1" office:value-type="date" office:date-value="2016-02-14">
            <text:p>14</text:p>
          </table:table-cell>
          <table:table-cell table:style-name="ce81" table:formula="of:=[.Q2]+1" office:value-type="date" office:date-value="2016-02-15">
            <text:p>15</text:p>
          </table:table-cell>
          <table:table-cell table:style-name="ce81" table:formula="of:=[.R2]+1" office:value-type="date" office:date-value="2016-02-16">
            <text:p>16</text:p>
          </table:table-cell>
          <table:table-cell table:style-name="ce81" table:formula="of:=[.S2]+1" office:value-type="date" office:date-value="2016-02-17">
            <text:p>17</text:p>
          </table:table-cell>
          <table:table-cell table:style-name="ce81" table:formula="of:=[.T2]+1" office:value-type="date" office:date-value="2016-02-18">
            <text:p>18</text:p>
          </table:table-cell>
          <table:table-cell table:style-name="ce81" table:formula="of:=[.U2]+1" office:value-type="date" office:date-value="2016-02-19">
            <text:p>19</text:p>
          </table:table-cell>
          <table:table-cell table:style-name="ce81" table:formula="of:=[.V2]+1" office:value-type="date" office:date-value="2016-02-20">
            <text:p>20</text:p>
          </table:table-cell>
          <table:table-cell table:style-name="ce81" table:formula="of:=[.W2]+1" office:value-type="date" office:date-value="2016-02-21">
            <text:p>21</text:p>
          </table:table-cell>
          <table:table-cell table:style-name="ce81" table:formula="of:=[.X2]+1" office:value-type="date" office:date-value="2016-02-22">
            <text:p>22</text:p>
          </table:table-cell>
          <table:table-cell table:style-name="ce81" table:formula="of:=[.Y2]+1" office:value-type="date" office:date-value="2016-02-23">
            <text:p>23</text:p>
          </table:table-cell>
          <table:table-cell table:style-name="ce81" table:formula="of:=[.Z2]+1" office:value-type="date" office:date-value="2016-02-24">
            <text:p>24</text:p>
          </table:table-cell>
          <table:table-cell table:style-name="ce81" table:formula="of:=[.AA2]+1" office:value-type="date" office:date-value="2016-02-25">
            <text:p>25</text:p>
          </table:table-cell>
          <table:table-cell table:style-name="ce81" table:formula="of:=[.AB2]+1" office:value-type="date" office:date-value="2016-02-26">
            <text:p>26</text:p>
          </table:table-cell>
          <table:table-cell table:style-name="ce81" table:formula="of:=[.AC2]+1" office:value-type="date" office:date-value="2016-02-27">
            <text:p>27</text:p>
          </table:table-cell>
          <table:table-cell table:style-name="ce81" table:formula="of:=[.AD2]+1" office:value-type="date" office:date-value="2016-02-28">
            <text:p>28</text:p>
          </table:table-cell>
          <table:table-cell table:style-name="ce81" table:formula="of:=[.AE2]+1" office:value-type="date" office:date-value="2016-02-29">
            <text:p>29</text:p>
          </table:table-cell>
          <table:table-cell table:style-name="ce78" table:number-columns-repeated="952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8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82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82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82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82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69in" draw:caption-point-x="-0.2402in" draw:caption-point-y="0.3736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8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8" table:number-columns-repeated="952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79" table:formula="of:=SUM([.D4:.AF4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0.1098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9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10.1791in" svg:y="0.1126in" draw:caption-point-x="-0.2402in" draw:caption-point-y="0.6055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13.3756in" svg:y="0.1154in" draw:caption-point-x="-0.2402in" draw:caption-point-y="0.6028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inhNT</text:p>
          </table:table-cell>
          <table:table-cell table:style-name="ce79" table:formula="of:=SUM([.D5:.AF5])" office:value-type="float" office:value="0">
            <text:p>0</text:p>
          </table:table-cell>
          <table:table-cell table:number-columns-repeated="5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0.357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CuongNH</text:p>
          </table:table-cell>
          <table:table-cell table:style-name="ce79" table:formula="of:=SUM([.D6:.AF6])" office:value-type="float" office:value="1.5">
            <text:p>1.5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0.605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2.9189in" svg:y="0.6094in" draw:caption-point-x="-0.2402in" draw:caption-point-y="0.6039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DuongDN</text:p>
          </table:table-cell>
          <table:table-cell table:style-name="ce79" table:formula="of:=SUM([.D7:.AF7])" office:value-type="float" office:value="1"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0.8528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4.0157in" svg:y="0.8528in" draw:caption-point-x="-0.2402in" draw:caption-point-y="0.6083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9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358in" svg:y="0.8563in" draw:caption-point-x="-0.2402in" draw:caption-point-y="0.6047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83" office:value-type="float" office:value="0.5">
            <office:annotation draw:style-name="gr4" draw:text-style-name="P1" svg:width="1.1413in" svg:height="0.3902in" svg:x="11.0925in" svg:y="0.8563in" draw:caption-point-x="-0.2402in" draw:caption-point-y="0.6047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3.8323in" svg:y="0.8587in" draw:caption-point-x="-0.2402in" draw:caption-point-y="0.6024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yNM</text:p>
          </table:table-cell>
          <table:table-cell table:style-name="ce79" table:formula="of:=SUM([.D8:.AF8])" office:value-type="float" office:value="4">
            <text:p>4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1.1004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0">
            <office:annotation draw:style-name="gr9" draw:text-style-name="P1" svg:width="1.1413in" svg:height="0.8567in" svg:x="9.2661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9.7228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10.1791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10.6358in" svg:y="1.1004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11.0925in" svg:y="1.1035in" draw:caption-point-x="-0.2402in" draw:caption-point-y="0.6051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enLT</text:p>
          </table:table-cell>
          <table:table-cell table:style-name="ce79" table:formula="of:=SUM([.D9:.AF9])" office:value-type="float" office:value="0">
            <text:p>0</text:p>
          </table:table-cell>
          <table:table-cell table:style-name="ce83" table:number-columns-repeated="28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GiauNV</text:p>
          </table:table-cell>
          <table:table-cell table:style-name="ce79" table:formula="of:=SUM([.D10:.AF10])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8" draw:text-style-name="P1" svg:width="1.1413in" svg:height="1.0122in" svg:x="3.1024in" svg:y="1.5969in" draw:caption-point-x="-0.2402in" draw:caption-point-y="0.6075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1.596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1.5961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0">
            <office:annotation draw:style-name="gr4" draw:text-style-name="P1" svg:width="1.1413in" svg:height="0.3902in" svg:x="9.2661in" svg:y="1.596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1.596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2" draw:text-style-name="P1" svg:width="1.1413in" svg:height="0.5457in" svg:x="12.4622in" svg:y="1.6in" draw:caption-point-x="-0.2402in" draw:caption-point-y="0.6043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HaTH</text:p>
          </table:table-cell>
          <table:table-cell table:style-name="ce79" table:formula="of:=SUM([.D11:.AF11])" office:value-type="float" office:value="5">
            <text:p>5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1.843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aiNM</text:p>
          </table:table-cell>
          <table:table-cell table:style-name="ce79" table:formula="of:=SUM([.D12:.AF12])" office:value-type="float" office:value="2">
            <text:p>2</text:p>
          </table:table-cell>
          <table:table-cell table:style-name="ce83" office:value-type="float" office:value="0">
            <office:annotation draw:style-name="gr4" draw:text-style-name="P1" svg:width="1.1413in" svg:height="0.3902in" svg:x="2.6457in" svg:y="2.0913in" draw:caption-point-x="-0.2402in" draw:caption-point-y="0.6083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1">
            <office:annotation draw:style-name="gr2" draw:text-style-name="P1" svg:width="1.1413in" svg:height="0.5457in" svg:x="4.0157in" svg:y="2.0925in" draw:caption-point-x="-0.2402in" draw:caption-point-y="0.6071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1">
            <office:annotation draw:style-name="gr2" draw:text-style-name="P1" svg:width="1.1413in" svg:height="0.5457in" svg:x="9.2661in" svg:y="2.0925in" draw:caption-point-x="-0.2402in" draw:caption-point-y="0.6071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ienNV</text:p>
          </table:table-cell>
          <table:table-cell table:style-name="ce79" table:formula="of:=SUM([.D13:.AF13])" office:value-type="float" office:value="1">
            <text:p>1</text:p>
          </table:table-cell>
          <table:table-cell table:number-columns-repeated="5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1"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pNH</text:p>
          </table:table-cell>
          <table:table-cell table:style-name="ce79" table:formula="of:=SUM([.D14:.AF14])" office:value-type="float" office:value="5">
            <text:p>5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2.5866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0">
            <office:annotation draw:style-name="gr9" draw:text-style-name="P1" svg:width="1.1413in" svg:height="0.8567in" svg:x="9.2661in" svg:y="2.5866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9.7228in" svg:y="2.5866in" draw:caption-point-x="-0.2402in" draw:caption-point-y="0.6083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15.6587in" svg:y="2.5941in" draw:caption-point-x="-0.2402in" draw:caption-point-y="0.6008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uHT</text:p>
          </table:table-cell>
          <table:table-cell table:style-name="ce79" table:formula="of:=SUM([.D15:.AF15])" office:value-type="float" office:value="5">
            <text:p>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2.8343in" draw:caption-point-x="-0.2402in" draw:caption-point-y="0.608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2.8343in" draw:caption-point-x="-0.2402in" draw:caption-point-y="0.6083in">
              <dc:creator>Tl</dc:creator>
              <dc:date>2016-02-04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0.1791in" svg:y="2.89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PT</text:p>
          </table:table-cell>
          <table:table-cell table:style-name="ce79" table:formula="of:=SUM([.D16:.AF16])" office:value-type="float" office:value="5">
            <text:p>5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3.081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ungPN</text:p>
          </table:table-cell>
          <table:table-cell table:style-name="ce79" table:formula="of:=SUM([.D17:.AF17])" office:value-type="float" office:value="4.5">
            <text:p>4.5</text:p>
          </table:table-cell>
          <table:table-cell table:style-name="ce83" office:value-type="float" office:value="0.5">
            <office:annotation draw:style-name="gr2" draw:text-style-name="P1" svg:width="1.1413in" svg:height="0.5457in" svg:x="2.6457in" svg:y="3.3303in" draw:caption-point-x="-0.2402in" draw:caption-point-y="0.6079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2" draw:text-style-name="P1" svg:width="1.1413in" svg:height="0.5457in" svg:x="4.0157in" svg:y="3.3315in" draw:caption-point-x="-0.2402in" draw:caption-point-y="0.6067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3.3299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0.1791in" svg:y="3.3894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3.8323in" svg:y="3.3358in" draw:caption-point-x="-0.2402in" draw:caption-point-y="0.6024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KienPT</text:p>
          </table:table-cell>
          <table:table-cell table:style-name="ce79" table:formula="of:=SUM([.D18:.AF18])" office:value-type="float" office:value="5">
            <text:p>5</text:p>
          </table:table-cell>
          <table:table-cell table:style-name="ce83" office:value-type="float" office:value="0">
            <office:annotation draw:style-name="gr9" draw:text-style-name="P1" svg:width="1.1413in" svg:height="0.8567in" svg:x="2.6457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3.1024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3.5591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4.0157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83" office:value-type="float" office:value="0">
            <office:annotation draw:style-name="gr9" draw:text-style-name="P1" svg:width="1.1413in" svg:height="0.8567in" svg:x="4.472in" svg:y="3.5776in" draw:caption-point-x="-0.2402in" draw:caption-point-y="0.6083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0.1791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0.6358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1.0925in" svg:y="3.63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2"/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4.289in" svg:y="3.5843in" draw:caption-point-x="-0.2402in" draw:caption-point-y="0.6016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LuanNN</text:p>
          </table:table-cell>
          <table:table-cell table:style-name="ce79" table:formula="of:=SUM([.D19:.AF19])" office:value-type="float" office:value="0"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3.825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MaiNTT</text:p>
          </table:table-cell>
          <table:table-cell table:style-name="ce79" table:formula="of:=SUM([.D20:.AF20])" office:value-type="float" office:value="6">
            <text:p>6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4.072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4.1323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MinhTD</text:p>
          </table:table-cell>
          <table:table-cell table:style-name="ce79" table:formula="of:=SUM([.D21:.AF21])" office:value-type="float" office:value="3">
            <text:p>3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1024in" svg:y="4.320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4.3799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4.3799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7" draw:text-style-name="P1" svg:width="1.1413in" svg:height="0.2634in" svg:x="15.6587in" svg:y="4.328in" draw:caption-point-x="-0.2402in" draw:caption-point-y="0.6008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NamTV</text:p>
          </table:table-cell>
          <table:table-cell table:style-name="ce79" table:formula="of:=SUM([.D22:.AF22])" office:value-type="float" office:value="1.5">
            <text:p>1.5</text:p>
          </table:table-cell>
          <table:table-cell table:number-columns-repeated="5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4.568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10.6358in" svg:y="4.5713in" draw:caption-point-x="-0.2402in" draw:caption-point-y="0.6051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0.5">
            <office:annotation draw:style-name="gr7" draw:text-style-name="P1" svg:width="1.1413in" svg:height="0.2634in" svg:x="13.8323in" svg:y="4.5748in" draw:caption-point-x="-0.2402in" draw:caption-point-y="0.6016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1">
            <office:annotation draw:style-name="gr4" draw:text-style-name="P1" svg:width="1.1413in" svg:height="0.3902in" svg:x="15.6587in" svg:y="4.5732in" draw:caption-point-x="-0.2402in" draw:caption-point-y="0.6031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NhanNM</text:p>
          </table:table-cell>
          <table:table-cell table:style-name="ce79" table:formula="of:=SUM([.D23:.AF23])" office:value-type="float" office:value="2">
            <text:p>2</text:p>
          </table:table-cell>
          <table:table-cell table:style-name="ce83" office:value-type="float" office:value="0">
            <office:annotation draw:style-name="gr4" draw:text-style-name="P1" svg:width="1.1413in" svg:height="0.3902in" svg:x="2.6457in" svg:y="4.8161in" draw:caption-point-x="-0.2402in" draw:caption-point-y="0.6079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1024in" svg:y="4.8161in" draw:caption-point-x="-0.2402in" draw:caption-point-y="0.6079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4.815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4.815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PhuongTH</text:p>
          </table:table-cell>
          <table:table-cell table:style-name="ce79" table:formula="of:=SUM([.D24:.AF24])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2.6457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0">
            <office:annotation draw:style-name="gr4" draw:text-style-name="P1" svg:width="1.1413in" svg:height="0.3902in" svg:x="9.2661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5.0634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office:annotation draw:style-name="gr4" draw:text-style-name="P1" svg:width="1.1413in" svg:height="0.3902in" svg:x="12.4622in" svg:y="5.0673in" draw:caption-point-x="-0.2402in" draw:caption-point-y="0.6043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SonPX</text:p>
          </table:table-cell>
          <table:table-cell table:style-name="ce79" table:formula="of:=SUM([.D25:.AF25])" office:value-type="float" office:value="2">
            <text:p>2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5.31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1">
            <office:annotation draw:style-name="gr9" draw:text-style-name="P1" svg:width="1.1413in" svg:height="0.8567in" svg:x="4.0157in" svg:y="5.3122in" draw:caption-point-x="-0.2402in" draw:caption-point-y="0.607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83" office:value-type="float" office:value="1">
            <office:annotation draw:style-name="gr9" draw:text-style-name="P1" svg:width="1.1413in" svg:height="0.8567in" svg:x="4.472in" svg:y="5.3122in" draw:caption-point-x="-0.2402in" draw:caption-point-y="0.6071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ThaoDTH</text:p>
          </table:table-cell>
          <table:table-cell table:style-name="ce79" table:formula="of:=SUM([.D26:.AF26])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2.6457in" svg:y="5.5591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ThamDT</text:p>
          </table:table-cell>
          <table:table-cell table:style-name="ce79" table:formula="of:=SUM([.D27:.AF27])" office:value-type="float" office:value="7.5">
            <text:p>7.5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5.8067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.5">
            <office:annotation draw:style-name="gr4" draw:text-style-name="P1" svg:width="1.1413in" svg:height="0.3902in" svg:x="10.6358in" svg:y="5.8154in" draw:caption-point-x="-0.2402in" draw:caption-point-y="0.5996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ThinhT</text:p>
          </table:table-cell>
          <table:table-cell table:style-name="ce79" table:formula="of:=SUM([.D28:.AF28])" office:value-type="float" office:value="3">
            <text:p>3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6.0543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6.1138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6.1138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ThongDN</text:p>
          </table:table-cell>
          <table:table-cell table:style-name="ce79" table:formula="of:=SUM([.D29:.AF29])" office:value-type="float" office:value="2">
            <text:p>2</text:p>
          </table:table-cell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1024in" svg:y="6.30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3.5591in" svg:y="6.3028in" draw:caption-point-x="-0.2402in" draw:caption-point-y="0.6075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9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4" draw:text-style-name="P1" svg:width="1.1413in" svg:height="0.3902in" svg:x="10.6358in" svg:y="6.3051in" draw:caption-point-x="-0.2402in" draw:caption-point-y="0.6051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ThuyLTT</text:p>
          </table:table-cell>
          <table:table-cell table:style-name="ce79" table:formula="of:=SUM([.D30:.AF30])" office:value-type="float" office:value="0">
            <text:p>0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4.472in" svg:y="6.5512in" draw:caption-point-x="-0.2402in" draw:caption-point-y="0.6067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oiDB</text:p>
          </table:table-cell>
          <table:table-cell table:style-name="ce79" table:formula="of:=SUM([.D31:.AF31])" office:value-type="float" office:value="2">
            <text:p>2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6.797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6.8567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ruyenLVC</text:p>
          </table:table-cell>
          <table:table-cell table:style-name="ce79" table:formula="of:=SUM([.D32:.AF32])" office:value-type="float" office:value="0">
            <text:p>0</text:p>
          </table:table-cell>
          <table:table-cell table:number-columns-repeated="5" table:style-name="ce83" office:value-type="float" office:value="0">
            <text:p>0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TuanND</text:p>
          </table:table-cell>
          <table:table-cell table:style-name="ce79" table:formula="of:=SUM([.D33:.AF33])" office:value-type="float" office:value="4">
            <text:p>4</text:p>
          </table:table-cell>
          <table:table-cell table:style-name="ce83" office:value-type="float" office:value="0">
            <office:annotation draw:style-name="gr4" draw:text-style-name="P1" svg:width="1.1413in" svg:height="0.3902in" svg:x="2.6457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1024in" svg:y="7.2925in" draw:caption-point-x="-0.2402in" draw:caption-point-y="0.6083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3.5591in" svg:y="7.2925in" draw:caption-point-x="-0.2402in" draw:caption-point-y="0.6083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7.2925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7.2925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0">
            <office:annotation draw:style-name="gr4" draw:text-style-name="P1" svg:width="1.1413in" svg:height="0.3902in" svg:x="9.2661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7.2925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13.8323in" svg:y="7.2953in" draw:caption-point-x="-0.2402in" draw:caption-point-y="0.605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4.289in" svg:y="7.2953in" draw:caption-point-x="-0.2402in" draw:caption-point-y="0.6055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VietBA</text:p>
          </table:table-cell>
          <table:table-cell table:style-name="ce79" table:formula="of:=SUM([.D34:.AF34])" office:value-type="float" office:value="0">
            <text:p>0</text:p>
          </table:table-cell>
          <table:table-cell table:number-columns-repeated="5" table:style-name="ce83" office:value-type="float" office:value="0">
            <text:p>0</text:p>
          </table:table-cell>
          <table:table-cell table:style-name="ce83" table:number-columns-repeated="9"/>
          <table:table-cell table:style-name="ce83" office:value-type="float" office:value="0">
            <text:p>0</text:p>
          </table:table-cell>
          <table:table-cell table:style-name="ce83" office:value-type="float" office:value="0">
            <office:annotation draw:style-name="gr4" draw:text-style-name="P1" svg:width="1.1413in" svg:height="0.3902in" svg:x="9.7228in" svg:y="7.5402in" draw:caption-point-x="-0.2402in" draw:caption-point-y="0.6083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VinhP</text:p>
          </table:table-cell>
          <table:table-cell table:style-name="ce79" table:formula="of:=SUM([.D35:.AF35])" office:value-type="float" office:value="5">
            <text:p>5</text:p>
          </table:table-cell>
          <table:table-cell table:number-columns-repeated="3" table:style-name="ce83" office:value-type="float" office:value="0">
            <text:p>0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7.788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7.7882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style-name="ce83" office:value-type="float" office:value="1">
            <office:annotation draw:style-name="gr7" draw:text-style-name="P1" svg:width="1.1413in" svg:height="0.2634in" svg:x="9.2661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9.7228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10.1791in" svg:y="7.8476in" draw:caption-point-x="-0.2402in" draw:caption-point-y="0.5488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VuNA</text:p>
          </table:table-cell>
          <table:table-cell table:style-name="ce79" table:formula="of:=SUM([.D36:.AF36])" office:value-type="float" office:value="5">
            <text:p>5</text:p>
          </table:table-cell>
          <table:table-cell table:style-name="ce83" office:value-type="float" office:value="1">
            <office:annotation draw:style-name="gr7" draw:text-style-name="P1" svg:width="1.1413in" svg:height="0.2634in" svg:x="2.6457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1024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3.5591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0157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office:value-type="float" office:value="1">
            <office:annotation draw:style-name="gr7" draw:text-style-name="P1" svg:width="1.1413in" svg:height="0.2634in" svg:x="4.472in" svg:y="8.0358in" draw:caption-point-x="-0.2402in" draw:caption-point-y="0.6083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83" table:number-columns-repeated="9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number-columns-repeated="5" table:style-name="ce83" office:value-type="float" office:value="0">
            <text:p>0</text:p>
          </table:table-cell>
          <table:table-cell table:style-name="ce83" table:number-columns-repeated="2"/>
          <table:table-cell table:style-name="ce83" office:value-type="float" office:value="0">
            <text:p>0</text:p>
          </table:table-cell>
          <table:table-cell table:style-name="ce49" table:number-columns-repeated="952"/>
        </table:table-row>
        <table:table-row table:style-name="ro2" table:number-rows-repeated="5">
          <table:table-cell table:style-name="ce49" table:number-columns-repeated="3"/>
          <table:table-cell table:style-name="ce84" table:number-columns-repeated="29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84" table:number-columns-repeated="4"/>
          <table:table-cell table:style-name="ce86"/>
          <table:table-cell table:style-name="ce84" table:number-columns-repeated="24"/>
          <table:table-cell table:style-name="ce49" table:number-columns-repeated="952"/>
        </table:table-row>
        <table:table-row table:style-name="ro2" table:number-rows-repeated="4">
          <table:table-cell table:style-name="ce49" table:number-columns-repeated="3"/>
          <table:table-cell table:style-name="ce84" table:number-columns-repeated="29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84" table:number-columns-repeated="4"/>
          <table:table-cell table:style-name="ce87" table:number-columns-repeated="7"/>
          <table:table-cell table:style-name="ce84" table:number-columns-repeated="18"/>
          <table:table-cell table:style-name="ce49" table:number-columns-repeated="952"/>
        </table:table-row>
        <table:table-row table:style-name="ro2" table:number-rows-repeated="65393">
          <table:table-cell table:style-name="ce49" table:number-columns-repeated="3"/>
          <table:table-cell table:style-name="ce84" table:number-columns-repeated="29"/>
          <table:table-cell table:style-name="ce49" table:number-columns-repeated="952"/>
        </table:table-row>
        <table:table-row table:style-name="ro2" table:number-rows-repeated="983135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98"/>
        <table:table-column table:style-name="co28" table:number-columns-repeated="7" table:default-cell-style-name="ce98"/>
        <table:table-column table:style-name="co27" table:number-columns-repeated="16" table:default-cell-style-name="ce98"/>
        <table:table-column table:style-name="co7" table:number-columns-repeated="951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93" table:number-columns-repeated="8"/>
          <table:table-cell table:style-name="ce101" office:value-type="string" table:number-columns-spanned="2" table:number-rows-spanned="1">
            <text:p>Month</text:p>
          </table:table-cell>
          <table:covered-table-cell table:style-name="ce102"/>
          <table:table-cell table:style-name="ce103" table:content-validation-name="val1" office:value-type="float" office:value="3" table:number-columns-spanned="2" table:number-rows-spanned="1">
            <text:p>3</text:p>
          </table:table-cell>
          <table:covered-table-cell table:style-name="ce102"/>
          <table:table-cell table:style-name="ce101" office:value-type="string" table:number-columns-spanned="2" table:number-rows-spanned="1">
            <text:p>Year</text:p>
          </table:table-cell>
          <table:covered-table-cell table:style-name="ce102"/>
          <table:table-cell table:style-name="ce101" office:value-type="float" office:value="2016" table:number-columns-spanned="2" table:number-rows-spanned="1">
            <text:p>2016</text:p>
          </table:table-cell>
          <table:covered-table-cell table:style-name="ce104"/>
          <table:table-cell table:style-name="ce93" table:number-columns-repeated="15"/>
          <table:table-cell table:style-name="ce78" table:number-columns-repeated="951"/>
        </table:table-row>
        <table:table-row table:style-name="ro2">
          <table:table-cell table:style-name="ce62" table:number-columns-repeated="3"/>
          <table:table-cell table:style-name="ce94" table:formula="of:=DATE([.$R$1];[.N1];1)" office:value-type="date" office:date-value="2016-03-01">
            <text:p>01</text:p>
          </table:table-cell>
          <table:table-cell table:style-name="ce94" table:formula="of:=[.D2]+1" office:value-type="date" office:date-value="2016-03-02">
            <text:p>02</text:p>
          </table:table-cell>
          <table:table-cell table:style-name="ce94" table:formula="of:=[.E2]+1" office:value-type="date" office:date-value="2016-03-03">
            <text:p>03</text:p>
          </table:table-cell>
          <table:table-cell table:style-name="ce94" table:formula="of:=[.F2]+1" office:value-type="date" office:date-value="2016-03-04">
            <text:p>04</text:p>
          </table:table-cell>
          <table:table-cell table:style-name="ce94" table:formula="of:=[.G2]+1" office:value-type="date" office:date-value="2016-03-05">
            <text:p>05</text:p>
          </table:table-cell>
          <table:table-cell table:style-name="ce94" table:formula="of:=[.H2]+1" office:value-type="date" office:date-value="2016-03-06">
            <text:p>06</text:p>
          </table:table-cell>
          <table:table-cell table:style-name="ce94" table:formula="of:=[.I2]+1" office:value-type="date" office:date-value="2016-03-07">
            <text:p>07</text:p>
          </table:table-cell>
          <table:table-cell table:style-name="ce94" table:formula="of:=[.J2]+1" office:value-type="date" office:date-value="2016-03-08">
            <text:p>08</text:p>
          </table:table-cell>
          <table:table-cell table:style-name="ce94" table:formula="of:=[.K2]+1" office:value-type="date" office:date-value="2016-03-09">
            <text:p>09</text:p>
          </table:table-cell>
          <table:table-cell table:style-name="ce94" table:formula="of:=[.L2]+1" office:value-type="date" office:date-value="2016-03-10">
            <text:p>10</text:p>
          </table:table-cell>
          <table:table-cell table:style-name="ce94" table:formula="of:=[.M2]+1" office:value-type="date" office:date-value="2016-03-11">
            <text:p>11</text:p>
          </table:table-cell>
          <table:table-cell table:style-name="ce94" table:formula="of:=[.N2]+1" office:value-type="date" office:date-value="2016-03-12">
            <text:p>12</text:p>
          </table:table-cell>
          <table:table-cell table:style-name="ce94" table:formula="of:=[.O2]+1" office:value-type="date" office:date-value="2016-03-13">
            <text:p>13</text:p>
          </table:table-cell>
          <table:table-cell table:style-name="ce94" table:formula="of:=[.P2]+1" office:value-type="date" office:date-value="2016-03-14">
            <text:p>14</text:p>
          </table:table-cell>
          <table:table-cell table:style-name="ce94" table:formula="of:=[.Q2]+1" office:value-type="date" office:date-value="2016-03-15">
            <text:p>15</text:p>
          </table:table-cell>
          <table:table-cell table:style-name="ce94" table:formula="of:=[.R2]+1" office:value-type="date" office:date-value="2016-03-16">
            <text:p>16</text:p>
          </table:table-cell>
          <table:table-cell table:style-name="ce94" table:formula="of:=[.S2]+1" office:value-type="date" office:date-value="2016-03-17">
            <text:p>17</text:p>
          </table:table-cell>
          <table:table-cell table:style-name="ce94" table:formula="of:=[.T2]+1" office:value-type="date" office:date-value="2016-03-18">
            <text:p>18</text:p>
          </table:table-cell>
          <table:table-cell table:style-name="ce94" table:formula="of:=[.U2]+1" office:value-type="date" office:date-value="2016-03-19">
            <text:p>19</text:p>
          </table:table-cell>
          <table:table-cell table:style-name="ce94" table:formula="of:=[.V2]+1" office:value-type="date" office:date-value="2016-03-20">
            <text:p>20</text:p>
          </table:table-cell>
          <table:table-cell table:style-name="ce94" table:formula="of:=[.W2]+1" office:value-type="date" office:date-value="2016-03-21">
            <text:p>21</text:p>
          </table:table-cell>
          <table:table-cell table:style-name="ce94" table:formula="of:=[.X2]+1" office:value-type="date" office:date-value="2016-03-22">
            <text:p>22</text:p>
          </table:table-cell>
          <table:table-cell table:style-name="ce94" table:formula="of:=[.Y2]+1" office:value-type="date" office:date-value="2016-03-23">
            <text:p>23</text:p>
          </table:table-cell>
          <table:table-cell table:style-name="ce94" table:formula="of:=[.Z2]+1" office:value-type="date" office:date-value="2016-03-24">
            <text:p>24</text:p>
          </table:table-cell>
          <table:table-cell table:style-name="ce94" table:formula="of:=[.AA2]+1" office:value-type="date" office:date-value="2016-03-25">
            <text:p>25</text:p>
          </table:table-cell>
          <table:table-cell table:style-name="ce94" table:formula="of:=[.AB2]+1" office:value-type="date" office:date-value="2016-03-26">
            <text:p>26</text:p>
          </table:table-cell>
          <table:table-cell table:style-name="ce94" table:formula="of:=[.AC2]+1" office:value-type="date" office:date-value="2016-03-27">
            <text:p>27</text:p>
          </table:table-cell>
          <table:table-cell table:style-name="ce94" table:formula="of:=[.AD2]+1" office:value-type="date" office:date-value="2016-03-28">
            <text:p>28</text:p>
          </table:table-cell>
          <table:table-cell table:style-name="ce94" table:formula="of:=[.AE2]+1" office:value-type="date" office:date-value="2016-03-29">
            <text:p>29</text:p>
          </table:table-cell>
          <table:table-cell table:style-name="ce94" table:formula="of:=[.AF2]+1" office:value-type="date" office:date-value="2016-03-30">
            <text:p>30</text:p>
          </table:table-cell>
          <table:table-cell table:style-name="ce94" table:formula="of:=[.AG2]+1" office:value-type="date" office:date-value="2016-03-31">
            <text:p>31</text:p>
          </table:table-cell>
          <table:table-cell table:style-name="ce78" table:number-columns-repeated="951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95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5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5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5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5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5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5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5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number-columns-repeated="951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92" table:formula="of:=SUM([.D4:.AH4])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3.5591in" svg:y="0.102in" draw:caption-point-x="-0.2402in" draw:caption-point-y="0.6161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9.2661in" svg:y="0.1063in" draw:caption-point-x="-0.2402in" draw:caption-point-y="0.6118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6358in" svg:y="0.1079in" draw:caption-point-x="-0.2402in" draw:caption-point-y="0.6102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6.572in" svg:y="0.1142in" draw:caption-point-x="-0.2402in" draw:caption-point-y="0.6039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inhNT</text:p>
          </table:table-cell>
          <table:table-cell table:style-name="ce92" table:formula="of:=SUM([.D5:.AH5])" office:value-type="float" office:value="1.5">
            <text:p>1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3.5591in" svg:y="0.3492in" draw:caption-point-x="-0.2402in" draw:caption-point-y="0.6165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7" draw:text-style-name="P1" svg:width="1.1413in" svg:height="0.2634in" svg:x="13.3756in" svg:y="0.3583in" draw:caption-point-x="-0.2402in" draw:caption-point-y="0.6075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CuongNH</text:p>
          </table:table-cell>
          <table:table-cell table:style-name="ce92" table:formula="of:=SUM([.D6:.AH6])" office:value-type="float" office:value="1"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4.0157in" svg:y="0.5976in" draw:caption-point-x="-0.2402in" draw:caption-point-y="0.6157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2" draw:text-style-name="P1" svg:width="1.1413in" svg:height="0.5457in" svg:x="12.0059in" svg:y="0.6035in" draw:caption-point-x="-0.2402in" draw:caption-point-y="0.6098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DuongDN</text:p>
          </table:table-cell>
          <table:table-cell table:style-name="ce92" table:formula="of:=SUM([.D7:.AH7])" office:value-type="float" office:value="1"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3.5591in" svg:y="0.8445in" draw:caption-point-x="-0.2402in" draw:caption-point-y="0.6165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5.8421in" svg:y="0.8461in" draw:caption-point-x="-0.2402in" draw:caption-point-y="0.615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6.8205in" svg:y="0.8472in" draw:caption-point-x="-0.2402in" draw:caption-point-y="0.6138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7.3094in" svg:y="0.8476in" draw:caption-point-x="-0.2402in" draw:caption-point-y="0.613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3" draw:text-style-name="P1" svg:width="1.1413in" svg:height="0.7012in" svg:x="10.6358in" svg:y="0.9067in" draw:caption-point-x="-0.2402in" draw:caption-point-y="0.5543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2.0059in" svg:y="0.8512in" draw:caption-point-x="-0.2402in" draw:caption-point-y="0.6098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16.1154in" svg:y="0.8594in" draw:caption-point-x="-0.2402in" draw:caption-point-y="0.601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yNM</text:p>
          </table:table-cell>
          <table:table-cell table:style-name="ce92" table:formula="of:=SUM([.D8:.AH8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3311in" svg:y="1.0949in" draw:caption-point-x="-0.2402in" draw:caption-point-y="0.6138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enLT</text:p>
          </table:table-cell>
          <table:table-cell table:style-name="ce92" table:formula="of:=SUM([.D9:.AH9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GiauNV</text:p>
          </table:table-cell>
          <table:table-cell table:style-name="ce92" table:formula="of:=SUM([.D10:.AH10])" office:value-type="float" office:value="1"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3.1024in" svg:y="1.5874in" draw:caption-point-x="-0.2402in" draw:caption-point-y="0.6169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9.7228in" svg:y="1.5933in" draw:caption-point-x="-0.2402in" draw:caption-point-y="0.611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HaTH</text:p>
          </table:table-cell>
          <table:table-cell table:style-name="ce92" table:formula="of:=SUM([.D11:.AH11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3.3756in" svg:y="1.8449in" draw:caption-point-x="-0.2402in" draw:caption-point-y="0.6071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aiNM</text:p>
          </table:table-cell>
          <table:table-cell table:style-name="ce92" table:formula="of:=SUM([.D12:.AH12])" office:value-type="float" office:value="0.5">
            <text:p>0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3.1024in" svg:y="2.0827in" draw:caption-point-x="-0.2402in" draw:caption-point-y="0.6169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6.8205in" svg:y="2.0858in" draw:caption-point-x="-0.2402in" draw:caption-point-y="0.6138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3" draw:text-style-name="P1" svg:width="1.1413in" svg:height="0.7012in" svg:x="10.6358in" svg:y="2.0898in" draw:caption-point-x="-0.2402in" draw:caption-point-y="0.6098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ienNV</text:p>
          </table:table-cell>
          <table:table-cell table:style-name="ce92" table:formula="of:=SUM([.D13:.AH13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pNH</text:p>
          </table:table-cell>
          <table:table-cell table:style-name="ce92" table:formula="of:=SUM([.D14:.AH14])" office:value-type="float" office:value="1.5">
            <text:p>1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5.3854in" svg:y="2.5795in" draw:caption-point-x="-0.2402in" draw:caption-point-y="0.6154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96" office:value-type="float" office:value="0">
            <office:annotation draw:style-name="gr2" draw:text-style-name="P1" svg:width="1.1413in" svg:height="0.5457in" svg:x="5.8421in" svg:y="2.5799in" draw:caption-point-x="-0.2402in" draw:caption-point-y="0.615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3311in" svg:y="2.5811in" draw:caption-point-x="-0.2402in" draw:caption-point-y="0.6138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4" draw:text-style-name="P1" svg:width="1.1413in" svg:height="0.3902in" svg:x="12.0059in" svg:y="2.585in" draw:caption-point-x="-0.2402in" draw:caption-point-y="0.6098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3.3756in" svg:y="2.5874in" draw:caption-point-x="-0.2402in" draw:caption-point-y="0.6075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5.6587in" svg:y="2.5902in" draw:caption-point-x="-0.2402in" draw:caption-point-y="0.6047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uHT</text:p>
          </table:table-cell>
          <table:table-cell table:style-name="ce92" table:formula="of:=SUM([.D15:.AH15])" office:value-type="float" office:value="0.5"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4.0157in" svg:y="2.8394in" draw:caption-point-x="-0.2402in" draw:caption-point-y="0.6031in">
              <dc:date>2016-04-04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1791in" svg:y="2.8315in" draw:caption-point-x="-0.2402in" draw:caption-point-y="0.611in">
              <dc:date>2016-03-17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PT</text:p>
          </table:table-cell>
          <table:table-cell table:style-name="ce92" table:formula="of:=SUM([.D16:.AH16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0.6358in" svg:y="3.0799in" draw:caption-point-x="-0.2402in" draw:caption-point-y="0.6102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3.3756in" svg:y="3.0827in" draw:caption-point-x="-0.2402in" draw:caption-point-y="0.6075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ungPN</text:p>
          </table:table-cell>
          <table:table-cell table:style-name="ce92" table:formula="of:=SUM([.D17:.AH17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2.0059in" svg:y="3.3283in" draw:caption-point-x="-0.2402in" draw:caption-point-y="0.6098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KienPT</text:p>
          </table:table-cell>
          <table:table-cell table:style-name="ce92" table:formula="of:=SUM([.D18:.AH18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LuanNN</text:p>
          </table:table-cell>
          <table:table-cell table:style-name="ce92" table:formula="of:=SUM([.D19:.AH19])" office:value-type="float" office:value="3">
            <text:p>3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6.8205in" svg:y="3.8197in" draw:caption-point-x="-0.2402in" draw:caption-point-y="0.6138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7.3094in" svg:y="3.8197in" draw:caption-point-x="-0.2402in" draw:caption-point-y="0.6138in">
              <dc:date>2016-03-10T00:00:00</dc:date>
              <text:p text:style-name="P1"><text:span text:style-name="T1">Đi du lịch</text:span></text:p>
            </office:annotation>
            <text:p>1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8.7768in" svg:y="3.8217in" draw:caption-point-x="-0.2402in" draw:caption-point-y="0.6118in">
              <dc:date>2016-03-15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MaiNTT</text:p>
          </table:table-cell>
          <table:table-cell table:style-name="ce92" table:formula="of:=SUM([.D20:.AH20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7.3094in" svg:y="4.0677in" draw:caption-point-x="-0.2402in" draw:caption-point-y="0.6134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MinhTD</text:p>
          </table:table-cell>
          <table:table-cell table:style-name="ce92" table:formula="of:=SUM([.D21:.AH21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2.0059in" svg:y="4.3189in" draw:caption-point-x="-0.2402in" draw:caption-point-y="0.6098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NamTV</text:p>
          </table:table-cell>
          <table:table-cell table:style-name="ce92" table:formula="of:=SUM([.D22:.AH22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4" draw:text-style-name="P1" svg:width="1.1413in" svg:height="0.3902in" svg:x="8.7768in" svg:y="4.5646in" draw:caption-point-x="-0.2402in" draw:caption-point-y="0.6118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0.6358in" svg:y="4.5661in" draw:caption-point-x="-0.2402in" draw:caption-point-y="0.6102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5.202in" svg:y="4.5705in" draw:caption-point-x="-0.2402in" draw:caption-point-y="0.6059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NhanNM</text:p>
          </table:table-cell>
          <table:table-cell table:style-name="ce92" table:formula="of:=SUM([.D23:.AH23])" office:value-type="float" office:value="3">
            <text:p>3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5.3854in" svg:y="4.8087in" draw:caption-point-x="-0.2402in" draw:caption-point-y="0.6154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9.2661in" svg:y="4.8157in" draw:caption-point-x="-0.2402in" draw:caption-point-y="0.6083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2.4622in" svg:y="4.815in" draw:caption-point-x="-0.2402in" draw:caption-point-y="0.6091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2" draw:text-style-name="P1" svg:width="1.1413in" svg:height="0.5457in" svg:x="13.8323in" svg:y="4.8161in" draw:caption-point-x="-0.2402in" draw:caption-point-y="0.6079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16.1154in" svg:y="4.8197in" draw:caption-point-x="-0.2402in" draw:caption-point-y="0.6043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PhuongTH</text:p>
          </table:table-cell>
          <table:table-cell table:style-name="ce92" table:formula="of:=SUM([.D24:.AH24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7" draw:text-style-name="P1" svg:width="1.1413in" svg:height="0.2634in" svg:x="15.202in" svg:y="5.0657in" draw:caption-point-x="-0.2402in" draw:caption-point-y="0.6059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SonPX</text:p>
          </table:table-cell>
          <table:table-cell table:style-name="ce92" table:formula="of:=SUM([.D25:.AH25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12.0059in" svg:y="5.3094in" draw:caption-point-x="-0.2402in" draw:caption-point-y="0.6098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TienND</text:p>
          </table:table-cell>
          <table:table-cell table:style-name="ce92" table:formula="of:=SUM([.D26:.AH26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ThaoDTH</text:p>
          </table:table-cell>
          <table:table-cell table:style-name="ce92" table:formula="of:=SUM([.D27:.AH27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7.3094in" svg:y="5.8016in" draw:caption-point-x="-0.2402in" draw:caption-point-y="0.6134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ThamDT</text:p>
          </table:table-cell>
          <table:table-cell table:style-name="ce92" table:formula="of:=SUM([.D28:.AH28])" office:value-type="float" office:value="2">
            <text:p>2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office:annotation draw:style-name="gr4" draw:text-style-name="P1" svg:width="1.1413in" svg:height="0.3902in" svg:x="5.3854in" svg:y="6.0476in" draw:caption-point-x="-0.2402in" draw:caption-point-y="0.615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9.7228in" svg:y="6.0516in" draw:caption-point-x="-0.2402in" draw:caption-point-y="0.611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0.6358in" svg:y="6.0528in" draw:caption-point-x="-0.2402in" draw:caption-point-y="0.6098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ThinhT</text:p>
          </table:table-cell>
          <table:table-cell table:style-name="ce92" table:formula="of:=SUM([.D29:.AH29])" office:value-type="float" office:value="1.5">
            <text:p>1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7.3094in" svg:y="6.2969in" draw:caption-point-x="-0.2402in" draw:caption-point-y="0.6134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6.572in" svg:y="6.3071in" draw:caption-point-x="-0.2402in" draw:caption-point-y="0.6031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ThongDN</text:p>
          </table:table-cell>
          <table:table-cell table:style-name="ce92" table:formula="of:=SUM([.D30:.AH30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0.6358in" svg:y="6.5476in" draw:caption-point-x="-0.2402in" draw:caption-point-y="0.6102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7" draw:text-style-name="P1" svg:width="1.1413in" svg:height="0.2634in" svg:x="13.8323in" svg:y="6.55in" draw:caption-point-x="-0.2402in" draw:caption-point-y="0.6079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huyLTT</text:p>
          </table:table-cell>
          <table:table-cell table:style-name="ce92" table:formula="of:=SUM([.D31:.AH31])" office:value-type="float" office:value="2">
            <text:p>2</text:p>
          </table:table-cell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3.5591in" svg:y="6.789in" draw:caption-point-x="-0.2402in" draw:caption-point-y="0.6165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2"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6.3311in" svg:y="6.7917in" draw:caption-point-x="-0.2402in" draw:caption-point-y="0.6138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7.3094in" svg:y="6.7929in" draw:caption-point-x="-0.2402in" draw:caption-point-y="0.6126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0.6358in" svg:y="6.7953in" draw:caption-point-x="-0.2402in" draw:caption-point-y="0.6102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13.3756in" svg:y="6.798in" draw:caption-point-x="-0.2402in" draw:caption-point-y="0.6075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oiDB</text:p>
          </table:table-cell>
          <table:table-cell table:style-name="ce92" table:formula="of:=SUM([.D32:.AH32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.5">
            <office:annotation draw:style-name="gr7" draw:text-style-name="P1" svg:width="1.1413in" svg:height="0.2634in" svg:x="5.3854in" svg:y="7.0382in" draw:caption-point-x="-0.2402in" draw:caption-point-y="0.615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0">
            <text:p>0</text:p>
          </table:table-cell>
          <table:table-cell table:style-name="ce96" office:value-type="float" office:value="0.5">
            <office:annotation draw:style-name="gr4" draw:text-style-name="P1" svg:width="1.1413in" svg:height="0.3902in" svg:x="9.2661in" svg:y="7.0413in" draw:caption-point-x="-0.2402in" draw:caption-point-y="0.6118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6.572in" svg:y="7.0492in" draw:caption-point-x="-0.2402in" draw:caption-point-y="0.6039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TruyenLVC</text:p>
          </table:table-cell>
          <table:table-cell table:style-name="ce92" table:formula="of:=SUM([.D33:.AH33])" office:value-type="float" office:value="1">
            <text:p>1</text:p>
          </table:table-cell>
          <table:table-cell table:style-name="ce96" office:value-type="float" office:value="1">
            <office:annotation draw:style-name="gr7" draw:text-style-name="P1" svg:width="1.1413in" svg:height="0.2634in" svg:x="2.6457in" svg:y="7.2831in" draw:caption-point-x="-0.2402in" draw:caption-point-y="0.6177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7" draw:text-style-name="P1" svg:width="1.1413in" svg:height="0.2634in" svg:x="16.572in" svg:y="7.2969in" draw:caption-point-x="-0.2402in" draw:caption-point-y="0.6039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TuanND</text:p>
          </table:table-cell>
          <table:table-cell table:style-name="ce92" table:formula="of:=SUM([.D34:.AH34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96" office:value-type="float" office:value="1">
            <office:annotation draw:style-name="gr4" draw:text-style-name="P1" svg:width="1.1413in" svg:height="0.3902in" svg:x="10.6358in" svg:y="7.5374in" draw:caption-point-x="-0.2402in" draw:caption-point-y="0.611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VietBA</text:p>
          </table:table-cell>
          <table:table-cell table:style-name="ce92" table:formula="of:=SUM([.D35:.AH35])" office:value-type="float" office:value="0">
            <text:p>0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">
            <office:annotation draw:style-name="gr4" draw:text-style-name="P1" svg:width="1.1413in" svg:height="0.3902in" svg:x="16.572in" svg:y="7.7925in" draw:caption-point-x="-0.2402in" draw:caption-point-y="0.6039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VinhP</text:p>
          </table:table-cell>
          <table:table-cell table:style-name="ce92" table:formula="of:=SUM([.D36:.AH36])" office:value-type="float" office:value="0.5">
            <text:p>0.5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3" table:style-name="ce96" office:value-type="float" office:value="0">
            <text:p>0</text:p>
          </table:table-cell>
          <table:table-cell table:style-name="ce96" office:value-type="float" office:value="0.5">
            <office:annotation draw:style-name="gr2" draw:text-style-name="P1" svg:width="1.1413in" svg:height="0.5457in" svg:x="13.3756in" svg:y="8.0374in" draw:caption-point-x="-0.2402in" draw:caption-point-y="0.6067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2"/>
          <table:table-cell table:number-columns-repeated="4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VuNA</text:p>
          </table:table-cell>
          <table:table-cell table:style-name="ce92" table:formula="of:=SUM([.D37:.AH37])" office:value-type="float" office:value="1">
            <text:p>1</text:p>
          </table:table-cell>
          <table:table-cell table:number-columns-repeated="4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number-columns-repeated="5" table:style-name="ce96" office:value-type="float" office:value="0">
            <text:p>0</text:p>
          </table:table-cell>
          <table:table-cell table:style-name="ce96" table:number-columns-repeated="2"/>
          <table:table-cell table:style-name="ce96" office:value-type="float" office:value="1">
            <office:annotation draw:style-name="gr4" draw:text-style-name="P1" svg:width="1.1413in" svg:height="0.3902in" svg:x="15.202in" svg:y="8.2858in" draw:caption-point-x="-0.2402in" draw:caption-point-y="0.6059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96" office:value-type="float" office:value="0">
            <text:p>0</text:p>
          </table:table-cell>
          <table:table-cell table:style-name="ce49" table:number-columns-repeated="951"/>
        </table:table-row>
        <table:table-row table:style-name="ro2" table:number-rows-repeated="5">
          <table:table-cell table:style-name="ce49" table:number-columns-repeated="3"/>
          <table:table-cell table:style-name="ce97" table:number-columns-repeated="31"/>
          <table:table-cell table:style-name="ce49" table:number-columns-repeated="951"/>
        </table:table-row>
        <table:table-row table:style-name="ro2">
          <table:table-cell table:style-name="ce49" table:number-columns-repeated="3"/>
          <table:table-cell table:style-name="ce97" table:number-columns-repeated="4"/>
          <table:table-cell table:style-name="ce99"/>
          <table:table-cell table:style-name="ce97" table:number-columns-repeated="26"/>
          <table:table-cell table:style-name="ce49" table:number-columns-repeated="951"/>
        </table:table-row>
        <table:table-row table:style-name="ro2" table:number-rows-repeated="4">
          <table:table-cell table:style-name="ce49" table:number-columns-repeated="3"/>
          <table:table-cell table:style-name="ce97" table:number-columns-repeated="31"/>
          <table:table-cell table:style-name="ce49" table:number-columns-repeated="951"/>
        </table:table-row>
        <table:table-row table:style-name="ro2">
          <table:table-cell table:style-name="ce49" table:number-columns-repeated="3"/>
          <table:table-cell table:style-name="ce97" table:number-columns-repeated="4"/>
          <table:table-cell table:style-name="ce100" table:number-columns-repeated="7"/>
          <table:table-cell table:style-name="ce97" table:number-columns-repeated="20"/>
          <table:table-cell table:style-name="ce49" table:number-columns-repeated="951"/>
        </table:table-row>
        <table:table-row table:style-name="ro2" table:number-rows-repeated="65393">
          <table:table-cell table:style-name="ce49" table:number-columns-repeated="3"/>
          <table:table-cell table:style-name="ce97" table:number-columns-repeated="31"/>
          <table:table-cell table:style-name="ce49" table:number-columns-repeated="951"/>
        </table:table-row>
        <table:table-row table:style-name="ro2" table:number-rows-repeated="983134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111"/>
        <table:table-column table:style-name="co28" table:number-columns-repeated="7" table:default-cell-style-name="ce111"/>
        <table:table-column table:style-name="co27" table:number-columns-repeated="15" table:default-cell-style-name="ce111"/>
        <table:table-column table:style-name="co7" table:number-columns-repeated="952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106" table:number-columns-repeated="8"/>
          <table:table-cell table:style-name="ce114" office:value-type="string" table:number-columns-spanned="2" table:number-rows-spanned="1">
            <text:p>Month</text:p>
          </table:table-cell>
          <table:covered-table-cell table:style-name="ce115"/>
          <table:table-cell table:style-name="ce116" table:content-validation-name="val1" office:value-type="float" office:value="4" table:number-columns-spanned="2" table:number-rows-spanned="1">
            <text:p>4</text:p>
          </table:table-cell>
          <table:covered-table-cell table:style-name="ce115"/>
          <table:table-cell table:style-name="ce114" office:value-type="string" table:number-columns-spanned="2" table:number-rows-spanned="1">
            <text:p>Year</text:p>
          </table:table-cell>
          <table:covered-table-cell table:style-name="ce115"/>
          <table:table-cell table:style-name="ce114" office:value-type="float" office:value="2016" table:number-columns-spanned="2" table:number-rows-spanned="1">
            <text:p>2016</text:p>
          </table:table-cell>
          <table:covered-table-cell table:style-name="ce117"/>
          <table:table-cell table:style-name="ce106" table:number-columns-repeated="14"/>
          <table:table-cell table:style-name="ce78" table:number-columns-repeated="952"/>
        </table:table-row>
        <table:table-row table:style-name="ro2">
          <table:table-cell table:style-name="ce62" table:number-columns-repeated="3"/>
          <table:table-cell table:style-name="ce107" table:formula="of:=DATE([.$R$1];[.N1];1)" office:value-type="date" office:date-value="2016-04-01">
            <text:p>01</text:p>
          </table:table-cell>
          <table:table-cell table:style-name="ce107" table:formula="of:=[.D2]+1" office:value-type="date" office:date-value="2016-04-02">
            <text:p>02</text:p>
          </table:table-cell>
          <table:table-cell table:style-name="ce107" table:formula="of:=[.E2]+1" office:value-type="date" office:date-value="2016-04-03">
            <text:p>03</text:p>
          </table:table-cell>
          <table:table-cell table:style-name="ce107" table:formula="of:=[.F2]+1" office:value-type="date" office:date-value="2016-04-04">
            <text:p>04</text:p>
          </table:table-cell>
          <table:table-cell table:style-name="ce107" table:formula="of:=[.G2]+1" office:value-type="date" office:date-value="2016-04-05">
            <text:p>05</text:p>
          </table:table-cell>
          <table:table-cell table:style-name="ce107" table:formula="of:=[.H2]+1" office:value-type="date" office:date-value="2016-04-06">
            <text:p>06</text:p>
          </table:table-cell>
          <table:table-cell table:style-name="ce107" table:formula="of:=[.I2]+1" office:value-type="date" office:date-value="2016-04-07">
            <text:p>07</text:p>
          </table:table-cell>
          <table:table-cell table:style-name="ce107" table:formula="of:=[.J2]+1" office:value-type="date" office:date-value="2016-04-08">
            <text:p>08</text:p>
          </table:table-cell>
          <table:table-cell table:style-name="ce107" table:formula="of:=[.K2]+1" office:value-type="date" office:date-value="2016-04-09">
            <text:p>09</text:p>
          </table:table-cell>
          <table:table-cell table:style-name="ce107" table:formula="of:=[.L2]+1" office:value-type="date" office:date-value="2016-04-10">
            <text:p>10</text:p>
          </table:table-cell>
          <table:table-cell table:style-name="ce107" table:formula="of:=[.M2]+1" office:value-type="date" office:date-value="2016-04-11">
            <text:p>11</text:p>
          </table:table-cell>
          <table:table-cell table:style-name="ce107" table:formula="of:=[.N2]+1" office:value-type="date" office:date-value="2016-04-12">
            <text:p>12</text:p>
          </table:table-cell>
          <table:table-cell table:style-name="ce107" table:formula="of:=[.O2]+1" office:value-type="date" office:date-value="2016-04-13">
            <text:p>13</text:p>
          </table:table-cell>
          <table:table-cell table:style-name="ce107" table:formula="of:=[.P2]+1" office:value-type="date" office:date-value="2016-04-14">
            <text:p>14</text:p>
          </table:table-cell>
          <table:table-cell table:style-name="ce107" table:formula="of:=[.Q2]+1" office:value-type="date" office:date-value="2016-04-15">
            <text:p>15</text:p>
          </table:table-cell>
          <table:table-cell table:style-name="ce107" table:formula="of:=[.R2]+1" office:value-type="date" office:date-value="2016-04-16">
            <text:p>16</text:p>
          </table:table-cell>
          <table:table-cell table:style-name="ce107" table:formula="of:=[.S2]+1" office:value-type="date" office:date-value="2016-04-17">
            <text:p>17</text:p>
          </table:table-cell>
          <table:table-cell table:style-name="ce107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107" table:formula="of:=[.U2]+1" office:value-type="date" office:date-value="2016-04-19">
            <text:p>19</text:p>
          </table:table-cell>
          <table:table-cell table:style-name="ce107" table:formula="of:=[.V2]+1" office:value-type="date" office:date-value="2016-04-20">
            <text:p>20</text:p>
          </table:table-cell>
          <table:table-cell table:style-name="ce107" table:formula="of:=[.W2]+1" office:value-type="date" office:date-value="2016-04-21">
            <text:p>21</text:p>
          </table:table-cell>
          <table:table-cell table:style-name="ce107" table:formula="of:=[.X2]+1" office:value-type="date" office:date-value="2016-04-22">
            <text:p>22</text:p>
          </table:table-cell>
          <table:table-cell table:style-name="ce107" table:formula="of:=[.Y2]+1" office:value-type="date" office:date-value="2016-04-23">
            <text:p>23</text:p>
          </table:table-cell>
          <table:table-cell table:style-name="ce107" table:formula="of:=[.Z2]+1" office:value-type="date" office:date-value="2016-04-24">
            <text:p>24</text:p>
          </table:table-cell>
          <table:table-cell table:style-name="ce107" table:formula="of:=[.AA2]+1" office:value-type="date" office:date-value="2016-04-25">
            <text:p>25</text:p>
          </table:table-cell>
          <table:table-cell table:style-name="ce107" table:formula="of:=[.AB2]+1" office:value-type="date" office:date-value="2016-04-26">
            <text:p>26</text:p>
          </table:table-cell>
          <table:table-cell table:style-name="ce107" table:formula="of:=[.AC2]+1" office:value-type="date" office:date-value="2016-04-27">
            <text:p>27</text:p>
          </table:table-cell>
          <table:table-cell table:style-name="ce107" table:formula="of:=[.AD2]+1" office:value-type="date" office:date-value="2016-04-28">
            <text:p>28</text:p>
          </table:table-cell>
          <table:table-cell table:style-name="ce107" table:formula="of:=[.AE2]+1" office:value-type="date" office:date-value="2016-04-29">
            <text:p>29</text:p>
          </table:table-cell>
          <table:table-cell table:style-name="ce107" table:formula="of:=[.AF2]+1" office:value-type="date" office:date-value="2016-04-30">
            <text:p>30</text:p>
          </table:table-cell>
          <table:table-cell table:style-name="ce78" table:number-columns-repeated="952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108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8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8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8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8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8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8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8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number-columns-repeated="952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105" table:formula="of:=SUM([.D4:.AG4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4.0157in" svg:y="0.1043in" draw:caption-point-x="-0.2402in" draw:caption-point-y="0.6138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3.8323in" svg:y="0.1146in" draw:caption-point-x="-0.2402in" draw:caption-point-y="0.603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0.1157in" draw:caption-point-x="-0.2402in" draw:caption-point-y="0.6024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inhNT</text:p>
          </table:table-cell>
          <table:table-cell table:style-name="ce105" table:formula="of:=SUM([.D5:.AG5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4" draw:text-style-name="P1" svg:width="1.1413in" svg:height="0.3902in" svg:x="7.3094in" svg:y="0.3555in" draw:caption-point-x="-0.2402in" draw:caption-point-y="0.610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8.2878in" svg:y="0.3575in" draw:caption-point-x="-0.2402in" draw:caption-point-y="0.6083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8.7768in" svg:y="0.3555in" draw:caption-point-x="-0.2402in" draw:caption-point-y="0.610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3.8323in" svg:y="0.4197in" draw:caption-point-x="-0.2402in" draw:caption-point-y="0.546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CuongNH</text:p>
          </table:table-cell>
          <table:table-cell table:style-name="ce105" table:formula="of:=SUM([.D6:.AG6])" office:value-type="float" office:value="0.5">
            <text:p>0.5</text:p>
          </table:table-cell>
          <table:table-cell table:style-name="ce109" office:value-type="float" office:value="0">
            <office:annotation draw:style-name="gr4" draw:text-style-name="P1" svg:width="1.1413in" svg:height="0.3902in" svg:x="2.6457in" svg:y="0.5992in" draw:caption-point-x="-0.2402in" draw:caption-point-y="0.6142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4.0157in" svg:y="0.5996in" draw:caption-point-x="-0.2402in" draw:caption-point-y="0.6138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3" draw:text-style-name="P1" svg:width="1.1413in" svg:height="0.7012in" svg:x="12.4622in" svg:y="0.6094in" draw:caption-point-x="-0.2402in" draw:caption-point-y="0.603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289in" svg:y="0.6102in" draw:caption-point-x="-0.2402in" draw:caption-point-y="0.603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DuongDN</text:p>
          </table:table-cell>
          <table:table-cell table:style-name="ce105" table:formula="of:=SUM([.D7:.AG7])" office:value-type="float" office:value="1.5">
            <text:p>1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4.0157in" svg:y="0.8472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4.9287in" svg:y="0.8484in" draw:caption-point-x="-0.2402in" draw:caption-point-y="0.612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8.2878in" svg:y="0.8484in" draw:caption-point-x="-0.2402in" draw:caption-point-y="0.612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7" draw:text-style-name="P1" svg:width="1.1413in" svg:height="0.2634in" svg:x="12.0059in" svg:y="0.8567in" draw:caption-point-x="-0.2402in" draw:caption-point-y="0.604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14.7457in" svg:y="0.8484in" draw:caption-point-x="-0.2402in" draw:caption-point-y="0.612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15.6587in" svg:y="0.8598in" draw:caption-point-x="-0.2402in" draw:caption-point-y="0.6012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yNM</text:p>
          </table:table-cell>
          <table:table-cell table:style-name="ce105" table:formula="of:=SUM([.D8:.AG8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2" draw:text-style-name="P1" svg:width="1.1413in" svg:height="0.5457in" svg:x="4.0157in" svg:y="1.0949in" draw:caption-point-x="-0.2402in" draw:caption-point-y="0.6138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7" draw:text-style-name="P1" svg:width="1.1413in" svg:height="0.2634in" svg:x="7.7988in" svg:y="1.0992in" draw:caption-point-x="-0.2402in" draw:caption-point-y="0.609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8.2878in" svg:y="1.0949in" draw:caption-point-x="-0.2402in" draw:caption-point-y="0.6138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1.5492in" svg:y="1.1039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enLT</text:p>
          </table:table-cell>
          <table:table-cell table:style-name="ce105" table:formula="of:=SUM([.D9:.AG9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4.9287in" svg:y="1.3441in" draw:caption-point-x="-0.2402in" draw:caption-point-y="0.6126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4622in" svg:y="1.3531in" draw:caption-point-x="-0.2402in" draw:caption-point-y="0.603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GiauNV</text:p>
          </table:table-cell>
          <table:table-cell table:style-name="ce105" table:formula="of:=SUM([.D10:.AG10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HaTH</text:p>
          </table:table-cell>
          <table:table-cell table:style-name="ce105" table:formula="of:=SUM([.D11:.AG11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4.0157in" svg:y="1.8382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7.3094in" svg:y="1.8425in" draw:caption-point-x="-0.2402in" draw:caption-point-y="0.609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7.7988in" svg:y="1.8425in" draw:caption-point-x="-0.2402in" draw:caption-point-y="0.609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3.8323in" svg:y="1.8484in" draw:caption-point-x="-0.2402in" draw:caption-point-y="0.603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aiNM</text:p>
          </table:table-cell>
          <table:table-cell table:style-name="ce105" table:formula="of:=SUM([.D12:.AG12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3854in" svg:y="2.0933in" draw:caption-point-x="-0.2402in" draw:caption-point-y="0.6063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ienNV</text:p>
          </table:table-cell>
          <table:table-cell table:style-name="ce105" table:formula="of:=SUM([.D13:.AG13])" office:value-type="float" office:value="2">
            <text:p>2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1">
            <text:p>1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pNH</text:p>
          </table:table-cell>
          <table:table-cell table:style-name="ce105" table:formula="of:=SUM([.D14:.AG14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uHT</text:p>
          </table:table-cell>
          <table:table-cell table:style-name="ce105" table:formula="of:=SUM([.D15:.AG15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1">
            <office:annotation draw:style-name="gr7" draw:text-style-name="P1" svg:width="1.1413in" svg:height="0.2634in" svg:x="11.0925in" svg:y="2.8358in" draw:caption-point-x="-0.2402in" draw:caption-point-y="0.6067in">
              <dc:date>2016-04-13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2.8402in" draw:caption-point-x="-0.2402in" draw:caption-point-y="0.6024in">
              <dc:date>2016-04-27T00:00:00</dc:date>
              <text:p text:style-name="P1"><text:span text:style-name="T1">Bận việc riêng, xin vào trễ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PT</text:p>
          </table:table-cell>
          <table:table-cell table:style-name="ce105" table:formula="of:=SUM([.D16:.AG16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7.3094in" svg:y="3.0799in" draw:caption-point-x="-0.2402in" draw:caption-point-y="0.610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office:annotation draw:style-name="gr7" draw:text-style-name="P1" svg:width="1.1413in" svg:height="0.2634in" svg:x="11.0925in" svg:y="3.085in" draw:caption-point-x="-0.2402in" draw:caption-point-y="0.605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0059in" svg:y="3.0858in" draw:caption-point-x="-0.2402in" draw:caption-point-y="0.604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13.8323in" svg:y="3.087in" draw:caption-point-x="-0.2402in" draw:caption-point-y="0.603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3.0878in" draw:caption-point-x="-0.2402in" draw:caption-point-y="0.6024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ungPN</text:p>
          </table:table-cell>
          <table:table-cell table:style-name="ce105" table:formula="of:=SUM([.D17:.AG17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3.3339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15.6587in" svg:y="3.3378in" draw:caption-point-x="-0.2402in" draw:caption-point-y="0.6004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KienPT</text:p>
          </table:table-cell>
          <table:table-cell table:style-name="ce105" table:formula="of:=SUM([.D18:.AG18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LuanNN</text:p>
          </table:table-cell>
          <table:table-cell table:style-name="ce105" table:formula="of:=SUM([.D19:.AG19])" office:value-type="float" office:value="1.5">
            <text:p>1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7" draw:text-style-name="P1" svg:width="1.1413in" svg:height="0.2634in" svg:x="7.3094in" svg:y="3.8232in" draw:caption-point-x="-0.2402in" draw:caption-point-y="0.6102in">
              <dc:date>2016-04-11T00:00:00</dc:date>
              <text:p text:style-name="P1"><text:span text:style-name="T1">Bị tai nạn </text:span></text:p>
            </office:annotation>
            <text:p>1</text:p>
          </table:table-cell>
          <table:table-cell table:style-name="ce109" office:value-type="float" office:value="0">
            <office:annotation draw:style-name="gr4" draw:text-style-name="P1" svg:width="1.1413in" svg:height="0.3902in" svg:x="7.7988in" svg:y="3.824in" draw:caption-point-x="-0.2402in" draw:caption-point-y="0.6094in">
              <dc:date>2016-04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15.6587in" svg:y="3.8327in" draw:caption-point-x="-0.2402in" draw:caption-point-y="0.6008in">
              <dc:date>2016-05-04T00:00:00</dc:date>
              <text:p text:style-name="P1"><text:span text:style-name="T1">Nghỉ buổi chiều đi khám bệnh</text:span></text:p>
            </office:annotation>
            <text:p>0.5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MaiNTT</text:p>
          </table:table-cell>
          <table:table-cell table:style-name="ce105" table:formula="of:=SUM([.D20:.AG20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1.5492in" svg:y="4.0764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MinhTD</text:p>
          </table:table-cell>
          <table:table-cell table:style-name="ce105" table:formula="of:=SUM([.D21:.AG21])" office:value-type="float" office:value="4">
            <text:p>4</text:p>
          </table:table-cell>
          <table:table-cell table:style-name="ce109" office:value-type="float" office:value="0">
            <office:annotation draw:style-name="gr2" draw:text-style-name="P1" svg:width="1.1413in" svg:height="0.5457in" svg:x="2.6457in" svg:y="4.3146in" draw:caption-point-x="-0.2402in" draw:caption-point-y="0.6142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9" table:number-columns-repeated="2"/>
          <table:table-cell table:style-name="ce109" office:value-type="float" office:value="1">
            <office:annotation draw:style-name="gr7" draw:text-style-name="P1" svg:width="1.1413in" svg:height="0.2634in" svg:x="4.0157in" svg:y="4.315in" draw:caption-point-x="-0.2402in" draw:caption-point-y="0.6138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2" draw:text-style-name="P1" svg:width="1.1413in" svg:height="0.5457in" svg:x="7.3094in" svg:y="4.3193in" draw:caption-point-x="-0.2402in" draw:caption-point-y="0.6094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9.2661in" svg:y="4.3213in" draw:caption-point-x="-0.2402in" draw:caption-point-y="0.6075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1">
            <office:annotation draw:style-name="gr7" draw:text-style-name="P1" svg:width="1.1413in" svg:height="0.2634in" svg:x="15.202in" svg:y="4.3268in" draw:caption-point-x="-0.2402in" draw:caption-point-y="0.602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9" office:value-type="float" office:value="1">
            <office:annotation draw:style-name="gr7" draw:text-style-name="P1" svg:width="1.1413in" svg:height="0.2634in" svg:x="15.6587in" svg:y="4.3276in" draw:caption-point-x="-0.2402in" draw:caption-point-y="0.6012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NamTV</text:p>
          </table:table-cell>
          <table:table-cell table:style-name="ce105" table:formula="of:=SUM([.D22:.AG22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5.8421in" svg:y="4.5654in" draw:caption-point-x="-0.2402in" draw:caption-point-y="0.611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NhanNM</text:p>
          </table:table-cell>
          <table:table-cell table:style-name="ce105" table:formula="of:=SUM([.D23:.AG23])" office:value-type="float" office:value="0.5"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2" draw:text-style-name="P1" svg:width="1.1413in" svg:height="0.5457in" svg:x="7.7988in" svg:y="4.8154in" draw:caption-point-x="-0.2402in" draw:caption-point-y="0.6087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1.5492in" svg:y="4.8193in" draw:caption-point-x="-0.2402in" draw:caption-point-y="0.604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PhuongTH</text:p>
          </table:table-cell>
          <table:table-cell table:style-name="ce105" table:formula="of:=SUM([.D24:.AG24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5.0673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SonPX</text:p>
          </table:table-cell>
          <table:table-cell table:style-name="ce105" table:formula="of:=SUM([.D25:.AG25])" office:value-type="float" office:value="4">
            <text:p>4</text:p>
          </table:table-cell>
          <table:table-cell table:style-name="ce109" office:value-type="float" office:value="1">
            <office:annotation draw:style-name="gr7" draw:text-style-name="P1" svg:width="1.1413in" svg:height="0.2634in" svg:x="2.6457in" svg:y="5.3051in" draw:caption-point-x="-0.2402in" draw:caption-point-y="0.6142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9" table:number-columns-repeated="2"/>
          <table:table-cell table:style-name="ce109" office:value-type="float" office:value="1">
            <office:annotation draw:style-name="gr7" draw:text-style-name="P1" svg:width="1.1413in" svg:height="0.2634in" svg:x="4.0157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9" office:value-type="float" office:value="1">
            <office:annotation draw:style-name="gr7" draw:text-style-name="P1" svg:width="1.1413in" svg:height="0.2634in" svg:x="4.472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9" office:value-type="float" office:value="1">
            <office:annotation draw:style-name="gr7" draw:text-style-name="P1" svg:width="1.1413in" svg:height="0.2634in" svg:x="4.9287in" svg:y="5.3059in" draw:caption-point-x="-0.2402in" draw:caption-point-y="0.613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TienND</text:p>
          </table:table-cell>
          <table:table-cell table:style-name="ce105" table:formula="of:=SUM([.D26:.AG26])" office:value-type="float" office:value="2.5">
            <text:p>2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7" draw:text-style-name="P1" svg:width="1.1413in" svg:height="0.2634in" svg:x="4.9287in" svg:y="5.5547in" draw:caption-point-x="-0.2402in" draw:caption-point-y="0.6126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9" office:value-type="float" office:value="1">
            <office:annotation draw:style-name="gr7" draw:text-style-name="P1" svg:width="1.1413in" svg:height="0.2634in" svg:x="5.3854in" svg:y="5.5543in" draw:caption-point-x="-0.2402in" draw:caption-point-y="0.61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9" office:value-type="float" office:value="1">
            <office:annotation draw:style-name="gr7" draw:text-style-name="P1" svg:width="1.1413in" svg:height="0.2634in" svg:x="5.8421in" svg:y="5.5543in" draw:caption-point-x="-0.2402in" draw:caption-point-y="0.613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ThaoDTH</text:p>
          </table:table-cell>
          <table:table-cell table:style-name="ce105" table:formula="of:=SUM([.D27:.AG27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7.7988in" svg:y="5.8055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9.2661in" svg:y="5.8055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ThamDT</text:p>
          </table:table-cell>
          <table:table-cell table:style-name="ce105" table:formula="of:=SUM([.D28:.AG28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4.472in" svg:y="6.0496in" draw:caption-point-x="-0.2402in" draw:caption-point-y="0.613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ThinhT</text:p>
          </table:table-cell>
          <table:table-cell table:style-name="ce105" table:formula="of:=SUM([.D29:.AG29])" office:value-type="float" office:value="2">
            <text:p>2</text:p>
          </table:table-cell>
          <table:table-cell table:style-name="ce109" office:value-type="float" office:value="1">
            <office:annotation draw:style-name="gr7" draw:text-style-name="P1" svg:width="1.1413in" svg:height="0.2634in" svg:x="2.6457in" svg:y="6.2961in" draw:caption-point-x="-0.2402in" draw:caption-point-y="0.6142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5.8421in" svg:y="6.3in" draw:caption-point-x="-0.2402in" draw:caption-point-y="0.610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14.289in" svg:y="6.3071in" draw:caption-point-x="-0.2402in" draw:caption-point-y="0.603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ThongDN</text:p>
          </table:table-cell>
          <table:table-cell table:style-name="ce105" table:formula="of:=SUM([.D30:.AG30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7" draw:text-style-name="P1" svg:width="1.1413in" svg:height="0.2634in" svg:x="4.0157in" svg:y="6.5441in" draw:caption-point-x="-0.2402in" draw:caption-point-y="0.6138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7" draw:text-style-name="P1" svg:width="1.1413in" svg:height="0.2634in" svg:x="7.7988in" svg:y="6.5484in" draw:caption-point-x="-0.2402in" draw:caption-point-y="0.6094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9" office:value-type="float" office:value="0">
            <office:annotation draw:style-name="gr4" draw:text-style-name="P1" svg:width="1.1413in" svg:height="0.3902in" svg:x="8.2878in" svg:y="6.5496in" draw:caption-point-x="-0.2402in" draw:caption-point-y="0.6083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8.7768in" svg:y="6.5484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9.2661in" svg:y="6.5484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7" draw:text-style-name="P1" svg:width="1.1413in" svg:height="0.2634in" svg:x="12.0059in" svg:y="6.5535in" draw:caption-point-x="-0.2402in" draw:caption-point-y="0.6043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6.5555in" draw:caption-point-x="-0.2402in" draw:caption-point-y="0.6024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huyLTT</text:p>
          </table:table-cell>
          <table:table-cell table:style-name="ce105" table:formula="of:=SUM([.D31:.AG31])" office:value-type="float" office:value="1">
            <text:p>1</text:p>
          </table:table-cell>
          <table:table-cell table:style-name="ce109" office:value-type="float" office:value="0.5">
            <office:annotation draw:style-name="gr7" draw:text-style-name="P1" svg:width="1.1413in" svg:height="0.2634in" svg:x="2.6457in" svg:y="6.7913in" draw:caption-point-x="-0.2402in" draw:caption-point-y="0.6142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3" table:style-name="ce109" office:value-type="float" office:value="0">
            <text:p>0</text:p>
          </table:table-cell>
          <table:table-cell table:style-name="ce109" office:value-type="float" office:value="0.5">
            <office:annotation draw:style-name="gr4" draw:text-style-name="P1" svg:width="1.1413in" svg:height="0.3902in" svg:x="8.7768in" svg:y="6.7996in" draw:caption-point-x="-0.2402in" draw:caption-point-y="0.6059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3"/>
          <table:table-cell table:style-name="ce109" office:value-type="float" office:value="0">
            <office:annotation draw:style-name="gr4" draw:text-style-name="P1" svg:width="1.1413in" svg:height="0.3902in" svg:x="11.0925in" svg:y="6.8in" draw:caption-point-x="-0.2402in" draw:caption-point-y="0.6055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3.8323in" svg:y="6.8594in" draw:caption-point-x="-0.2402in" draw:caption-point-y="0.5461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oiDB</text:p>
          </table:table-cell>
          <table:table-cell table:style-name="ce105" table:formula="of:=SUM([.D32:.AG32])" office:value-type="float" office:value="2.5">
            <text:p>2.5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.5">
            <office:annotation draw:style-name="gr7" draw:text-style-name="P1" svg:width="1.1413in" svg:height="0.2634in" svg:x="4.0157in" svg:y="7.0394in" draw:caption-point-x="-0.2402in" draw:caption-point-y="0.6138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1">
            <office:annotation draw:style-name="gr7" draw:text-style-name="P1" svg:width="1.1413in" svg:height="0.2634in" svg:x="9.2661in" svg:y="7.0441in" draw:caption-point-x="-0.2402in" draw:caption-point-y="0.6091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2.0059in" svg:y="7.0488in" draw:caption-point-x="-0.2402in" draw:caption-point-y="0.6043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9" office:value-type="float" office:value="1">
            <text:p>1</text:p>
          </table:table-cell>
          <table:table-cell table:style-name="ce109" table:number-columns-repeated="2"/>
          <table:table-cell table:style-name="ce109" office:value-type="float" office:value="0">
            <office:annotation draw:style-name="gr4" draw:text-style-name="P1" svg:width="1.1413in" svg:height="0.3902in" svg:x="13.8323in" svg:y="7.0496in" draw:caption-point-x="-0.2402in" draw:caption-point-y="0.603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7.0508in" draw:caption-point-x="-0.2402in" draw:caption-point-y="0.6024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TruyenLVC</text:p>
          </table:table-cell>
          <table:table-cell table:style-name="ce105" table:formula="of:=SUM([.D33:.AG33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1">
            <office:annotation draw:style-name="gr7" draw:text-style-name="P1" svg:width="1.1413in" svg:height="0.2634in" svg:x="4.472in" svg:y="7.2874in" draw:caption-point-x="-0.2402in" draw:caption-point-y="0.6134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2"/>
          <table:table-cell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7.7988in" svg:y="7.2913in" draw:caption-point-x="-0.2402in" draw:caption-point-y="0.609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TuanND</text:p>
          </table:table-cell>
          <table:table-cell table:style-name="ce105" table:formula="of:=SUM([.D34:.AG34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4.9287in" svg:y="7.5362in" draw:caption-point-x="-0.2402in" draw:caption-point-y="0.612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5.3854in" svg:y="7.5362in" draw:caption-point-x="-0.2402in" draw:caption-point-y="0.612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8.2878in" svg:y="7.5402in" draw:caption-point-x="-0.2402in" draw:caption-point-y="0.6083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4" draw:text-style-name="P1" svg:width="1.1413in" svg:height="0.3902in" svg:x="14.7457in" svg:y="7.5461in" draw:caption-point-x="-0.2402in" draw:caption-point-y="0.6024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VietBA</text:p>
          </table:table-cell>
          <table:table-cell table:style-name="ce105" table:formula="of:=SUM([.D35:.AG35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2" table:style-name="ce109" office:value-type="float" office:value="0">
            <text:p>0</text:p>
          </table:table-cell>
          <table:table-cell table:style-name="ce109" office:value-type="float" office:value="0">
            <office:annotation draw:style-name="gr2" draw:text-style-name="P1" svg:width="1.1413in" svg:height="0.5457in" svg:x="12.0059in" svg:y="7.7921in" draw:caption-point-x="-0.2402in" draw:caption-point-y="0.604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VinhP</text:p>
          </table:table-cell>
          <table:table-cell table:style-name="ce105" table:formula="of:=SUM([.D36:.AG36])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/>
          <table:table-cell table:style-name="ce49" table:number-columns-repeated="952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VuNA</text:p>
          </table:table-cell>
          <table:table-cell table:style-name="ce105" table:formula="of:=SUM([.D37:.AG37])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5" table:style-name="ce109" office:value-type="float" office:value="0">
            <text:p>0</text:p>
          </table:table-cell>
          <table:table-cell table:style-name="ce109" table:number-columns-repeated="3"/>
          <table:table-cell table:number-columns-repeated="4" table:style-name="ce109" office:value-type="float" office:value="0">
            <text:p>0</text:p>
          </table:table-cell>
          <table:table-cell table:style-name="ce109" table:number-columns-repeated="2"/>
          <table:table-cell table:number-columns-repeated="4" table:style-name="ce109" office:value-type="float" office:value="0">
            <text:p>0</text:p>
          </table:table-cell>
          <table:table-cell table:style-name="ce109" office:value-type="float" office:value="1">
            <office:annotation draw:style-name="gr4" draw:text-style-name="P1" svg:width="1.1413in" svg:height="0.3902in" svg:x="15.6587in" svg:y="8.2894in" draw:caption-point-x="-0.2402in" draw:caption-point-y="0.6024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9"/>
          <table:table-cell table:style-name="ce49" table:number-columns-repeated="952"/>
        </table:table-row>
        <table:table-row table:style-name="ro2" table:number-rows-repeated="5">
          <table:table-cell table:style-name="ce49" table:number-columns-repeated="3"/>
          <table:table-cell table:style-name="ce110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10" table:number-columns-repeated="4"/>
          <table:table-cell table:style-name="ce112"/>
          <table:table-cell table:style-name="ce110" table:number-columns-repeated="25"/>
          <table:table-cell table:style-name="ce49" table:number-columns-repeated="952"/>
        </table:table-row>
        <table:table-row table:style-name="ro2" table:number-rows-repeated="4">
          <table:table-cell table:style-name="ce49" table:number-columns-repeated="3"/>
          <table:table-cell table:style-name="ce110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10" table:number-columns-repeated="4"/>
          <table:table-cell table:style-name="ce113" table:number-columns-repeated="7"/>
          <table:table-cell table:style-name="ce110" table:number-columns-repeated="19"/>
          <table:table-cell table:style-name="ce49" table:number-columns-repeated="952"/>
        </table:table-row>
        <table:table-row table:style-name="ro2" table:number-rows-repeated="65393">
          <table:table-cell table:style-name="ce49" table:number-columns-repeated="3"/>
          <table:table-cell table:style-name="ce110" table:number-columns-repeated="30"/>
          <table:table-cell table:style-name="ce49" table:number-columns-repeated="952"/>
        </table:table-row>
        <table:table-row table:style-name="ro2" table:number-rows-repeated="983134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124"/>
        <table:table-column table:style-name="co28" table:number-columns-repeated="7" table:default-cell-style-name="ce124"/>
        <table:table-column table:style-name="co27" table:number-columns-repeated="16" table:default-cell-style-name="ce124"/>
        <table:table-column table:style-name="co7" table:number-columns-repeated="952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119" table:number-columns-repeated="8"/>
          <table:table-cell table:style-name="ce127" office:value-type="string" table:number-columns-spanned="2" table:number-rows-spanned="1">
            <text:p>Month</text:p>
          </table:table-cell>
          <table:covered-table-cell table:style-name="ce128"/>
          <table:table-cell table:style-name="ce129" table:content-validation-name="val1" office:value-type="float" office:value="5" table:number-columns-spanned="2" table:number-rows-spanned="1">
            <text:p>5</text:p>
          </table:table-cell>
          <table:covered-table-cell table:style-name="ce128"/>
          <table:table-cell table:style-name="ce127" office:value-type="string" table:number-columns-spanned="2" table:number-rows-spanned="1">
            <text:p>Year</text:p>
          </table:table-cell>
          <table:covered-table-cell table:style-name="ce128"/>
          <table:table-cell table:style-name="ce127" office:value-type="float" office:value="2016" table:number-columns-spanned="2" table:number-rows-spanned="1">
            <text:p>2016</text:p>
          </table:table-cell>
          <table:covered-table-cell table:style-name="ce130"/>
          <table:table-cell table:style-name="ce119" table:number-columns-repeated="15"/>
          <table:table-cell table:style-name="ce78" table:number-columns-repeated="952"/>
        </table:table-row>
        <table:table-row table:style-name="ro2">
          <table:table-cell table:style-name="ce62" table:number-columns-repeated="3"/>
          <table:table-cell table:style-name="ce120" table:formula="of:=DATE([.$R$1];[.N1];1)" office:value-type="date" office:date-value="2016-05-01">
            <text:p>01</text:p>
          </table:table-cell>
          <table:table-cell table:style-name="ce120" table:formula="of:=[.D2]+1" office:value-type="date" office:date-value="2016-05-02">
            <text:p>02</text:p>
          </table:table-cell>
          <table:table-cell table:style-name="ce120" table:formula="of:=[.E2]+1" office:value-type="date" office:date-value="2016-05-03">
            <text:p>03</text:p>
          </table:table-cell>
          <table:table-cell table:style-name="ce120" table:formula="of:=[.F2]+1" office:value-type="date" office:date-value="2016-05-04">
            <text:p>04</text:p>
          </table:table-cell>
          <table:table-cell table:style-name="ce120" table:formula="of:=[.G2]+1" office:value-type="date" office:date-value="2016-05-05">
            <text:p>05</text:p>
          </table:table-cell>
          <table:table-cell table:style-name="ce120" table:formula="of:=[.H2]+1" office:value-type="date" office:date-value="2016-05-06">
            <text:p>06</text:p>
          </table:table-cell>
          <table:table-cell table:style-name="ce120" table:formula="of:=[.I2]+1" office:value-type="date" office:date-value="2016-05-07">
            <text:p>07</text:p>
          </table:table-cell>
          <table:table-cell table:style-name="ce120" table:formula="of:=[.J2]+1" office:value-type="date" office:date-value="2016-05-08">
            <text:p>08</text:p>
          </table:table-cell>
          <table:table-cell table:style-name="ce120" table:formula="of:=[.K2]+1" office:value-type="date" office:date-value="2016-05-09">
            <text:p>09</text:p>
          </table:table-cell>
          <table:table-cell table:style-name="ce120" table:formula="of:=[.L2]+1" office:value-type="date" office:date-value="2016-05-10">
            <text:p>10</text:p>
          </table:table-cell>
          <table:table-cell table:style-name="ce120" table:formula="of:=[.M2]+1" office:value-type="date" office:date-value="2016-05-11">
            <text:p>11</text:p>
          </table:table-cell>
          <table:table-cell table:style-name="ce120" table:formula="of:=[.N2]+1" office:value-type="date" office:date-value="2016-05-12">
            <text:p>12</text:p>
          </table:table-cell>
          <table:table-cell table:style-name="ce120" table:formula="of:=[.O2]+1" office:value-type="date" office:date-value="2016-05-13">
            <text:p>13</text:p>
          </table:table-cell>
          <table:table-cell table:style-name="ce120" table:formula="of:=[.P2]+1" office:value-type="date" office:date-value="2016-05-14">
            <text:p>14</text:p>
          </table:table-cell>
          <table:table-cell table:style-name="ce120" table:formula="of:=[.Q2]+1" office:value-type="date" office:date-value="2016-05-15">
            <text:p>15</text:p>
          </table:table-cell>
          <table:table-cell table:style-name="ce120" table:formula="of:=[.R2]+1" office:value-type="date" office:date-value="2016-05-16">
            <text:p>16</text:p>
          </table:table-cell>
          <table:table-cell table:style-name="ce120" table:formula="of:=[.S2]+1" office:value-type="date" office:date-value="2016-05-17">
            <text:p>17</text:p>
          </table:table-cell>
          <table:table-cell table:style-name="ce120" table:formula="of:=[.T2]+1" office:value-type="date" office:date-value="2016-05-18">
            <text:p>18</text:p>
          </table:table-cell>
          <table:table-cell table:style-name="ce120" table:formula="of:=[.U2]+1" office:value-type="date" office:date-value="2016-05-19">
            <text:p>19</text:p>
          </table:table-cell>
          <table:table-cell table:style-name="ce120" table:formula="of:=[.V2]+1" office:value-type="date" office:date-value="2016-05-20">
            <text:p>20</text:p>
          </table:table-cell>
          <table:table-cell table:style-name="ce120" table:formula="of:=[.W2]+1" office:value-type="date" office:date-value="2016-05-21">
            <text:p>21</text:p>
          </table:table-cell>
          <table:table-cell table:style-name="ce120" table:formula="of:=[.X2]+1" office:value-type="date" office:date-value="2016-05-22">
            <text:p>22</text:p>
          </table:table-cell>
          <table:table-cell table:style-name="ce120" table:formula="of:=[.Y2]+1" office:value-type="date" office:date-value="2016-05-23">
            <text:p>23</text:p>
          </table:table-cell>
          <table:table-cell table:style-name="ce120" table:formula="of:=[.Z2]+1" office:value-type="date" office:date-value="2016-05-24">
            <text:p>24</text:p>
          </table:table-cell>
          <table:table-cell table:style-name="ce120" table:formula="of:=[.AA2]+1" office:value-type="date" office:date-value="2016-05-25">
            <text:p>25</text:p>
          </table:table-cell>
          <table:table-cell table:style-name="ce120" table:formula="of:=[.AB2]+1" office:value-type="date" office:date-value="2016-05-26">
            <text:p>26</text:p>
          </table:table-cell>
          <table:table-cell table:style-name="ce120" table:formula="of:=[.AC2]+1" office:value-type="date" office:date-value="2016-05-27">
            <text:p>27</text:p>
          </table:table-cell>
          <table:table-cell table:style-name="ce120" table:formula="of:=[.AD2]+1" office:value-type="date" office:date-value="2016-05-28">
            <text:p>28</text:p>
          </table:table-cell>
          <table:table-cell table:style-name="ce120" table:formula="of:=[.AE2]+1" office:value-type="date" office:date-value="2016-05-29">
            <text:p>29</text:p>
          </table:table-cell>
          <table:table-cell table:style-name="ce120" table:formula="of:=[.AF2]+1" office:value-type="date" office:date-value="2016-05-30">
            <text:p>30</text:p>
          </table:table-cell>
          <table:table-cell table:style-name="ce120" table:formula="of:=[.AG2]+1" office:value-type="date" office:date-value="2016-05-31">
            <text:p>31</text:p>
          </table:table-cell>
          <table:table-cell table:style-name="ce78" table:number-columns-repeated="952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121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21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21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1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1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1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1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1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1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1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8" table:number-columns-repeated="952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118" table:formula="of:=SUM([.D4:.AH4])" office:value-type="float" office:value="0.5">
            <text:p>0.5</text:p>
          </table:table-cell>
          <table:table-cell table:style-name="ce122" table:number-columns-repeated="3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4.9287in" svg:y="0.1039in" draw:caption-point-x="-0.2402in" draw:caption-point-y="0.6142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6.3311in" svg:y="0.1047in" draw:caption-point-x="-0.2402in" draw:caption-point-y="0.613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6.8205in" svg:y="0.1055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10.1791in" svg:y="0.1102in" draw:caption-point-x="-0.2402in" draw:caption-point-y="0.6079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inhNT</text:p>
          </table:table-cell>
          <table:table-cell table:style-name="ce118" table:formula="of:=SUM([.D5:.AH5])" office:value-type="float" office:value="2">
            <text:p>2</text:p>
          </table:table-cell>
          <table:table-cell table:style-name="ce122" table:number-columns-repeated="3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4.472in" svg:y="0.3512in" draw:caption-point-x="-0.2402in" draw:caption-point-y="0.6146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7" draw:text-style-name="P1" svg:width="1.1413in" svg:height="0.2634in" svg:x="6.3311in" svg:y="0.3524in" draw:caption-point-x="-0.2402in" draw:caption-point-y="0.613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6.8205in" svg:y="0.352in" draw:caption-point-x="-0.2402in" draw:caption-point-y="0.6138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7988in" svg:y="0.3547in" draw:caption-point-x="-0.2402in" draw:caption-point-y="0.61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4" draw:text-style-name="P1" svg:width="1.1413in" svg:height="0.3902in" svg:x="16.1154in" svg:y="0.365in" draw:caption-point-x="-0.2402in" draw:caption-point-y="0.600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CuongNH</text:p>
          </table:table-cell>
          <table:table-cell table:style-name="ce118" table:formula="of:=SUM([.D6:.AH6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2" draw:text-style-name="P1" svg:width="1.1413in" svg:height="0.5457in" svg:x="16.572in" svg:y="0.613in" draw:caption-point-x="-0.2402in" draw:caption-point-y="0.600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DuongDN</text:p>
          </table:table-cell>
          <table:table-cell table:style-name="ce118" table:formula="of:=SUM([.D7:.AH7])" office:value-type="float" office:value="1">
            <text:p>1</text:p>
          </table:table-cell>
          <table:table-cell table:style-name="ce122" table:number-columns-repeated="3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4.9287in" svg:y="0.8472in" draw:caption-point-x="-0.2402in" draw:caption-point-y="0.6138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6.8205in" svg:y="0.8484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7988in" svg:y="0.85in" draw:caption-point-x="-0.2402in" draw:caption-point-y="0.611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yNM</text:p>
          </table:table-cell>
          <table:table-cell table:style-name="ce118" table:formula="of:=SUM([.D8:.AH8])" office:value-type="float" office:value="3">
            <text:p>3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13.8323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22" office:value-type="float" office:value="1">
            <office:annotation draw:style-name="gr7" draw:text-style-name="P1" svg:width="1.1413in" svg:height="0.2634in" svg:x="14.289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22" office:value-type="float" office:value="1">
            <office:annotation draw:style-name="gr7" draw:text-style-name="P1" svg:width="1.1413in" svg:height="0.2634in" svg:x="14.7457in" svg:y="1.0965in" draw:caption-point-x="-0.2402in" draw:caption-point-y="0.612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enLT</text:p>
          </table:table-cell>
          <table:table-cell table:style-name="ce118" table:formula="of:=SUM([.D9:.AH9])" office:value-type="float" office:value="0.5">
            <text:p>0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3094in" svg:y="1.3449in" draw:caption-point-x="-0.2402in" draw:caption-point-y="0.611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13.8323in" svg:y="1.3539in" draw:caption-point-x="-0.2402in" draw:caption-point-y="0.6028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GiauNV</text:p>
          </table:table-cell>
          <table:table-cell table:style-name="ce118" table:formula="of:=SUM([.D10:.AH10])" office:value-type="float" office:value="2">
            <text:p>2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1">
            <office:annotation draw:style-name="gr2" draw:text-style-name="P1" svg:width="1.1413in" svg:height="0.5457in" svg:x="8.2878in" svg:y="1.5933in" draw:caption-point-x="-0.2402in" draw:caption-point-y="0.611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13.8323in" svg:y="1.602in" draw:caption-point-x="-0.2402in" draw:caption-point-y="0.6024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HaTH</text:p>
          </table:table-cell>
          <table:table-cell table:style-name="ce118" table:formula="of:=SUM([.D11:.AH11])" office:value-type="float" office:value="5">
            <text:p>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6.3311in" svg:y="1.8386in" draw:caption-point-x="-0.2402in" draw:caption-point-y="0.613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6.8205in" svg:y="1.8394in" draw:caption-point-x="-0.2402in" draw:caption-point-y="0.612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10.1791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22" office:value-type="float" office:value="1">
            <office:annotation draw:style-name="gr7" draw:text-style-name="P1" svg:width="1.1413in" svg:height="0.2634in" svg:x="10.6358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22" office:value-type="float" office:value="1">
            <office:annotation draw:style-name="gr7" draw:text-style-name="P1" svg:width="1.1413in" svg:height="0.2634in" svg:x="11.0925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22" office:value-type="float" office:value="1">
            <office:annotation draw:style-name="gr7" draw:text-style-name="P1" svg:width="1.1413in" svg:height="0.2634in" svg:x="11.5492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22" table:number-columns-repeated="2"/>
          <table:table-cell table:style-name="ce122" office:value-type="float" office:value="1">
            <office:annotation draw:style-name="gr7" draw:text-style-name="P1" svg:width="1.1413in" svg:height="0.2634in" svg:x="12.9189in" svg:y="1.8441in" draw:caption-point-x="-0.2402in" draw:caption-point-y="0.6079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22">
            <office:annotation draw:style-name="gr7" draw:text-style-name="P1" svg:width="1.1413in" svg:height="0.2634in" svg:x="13.3756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22">
            <office:annotation draw:style-name="gr7" draw:text-style-name="P1" svg:width="1.1413in" svg:height="0.2634in" svg:x="13.8323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22">
            <office:annotation draw:style-name="gr7" draw:text-style-name="P1" svg:width="1.1413in" svg:height="0.2634in" svg:x="14.289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22">
            <office:annotation draw:style-name="gr7" draw:text-style-name="P1" svg:width="1.1413in" svg:height="0.2634in" svg:x="14.7457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22" table:number-columns-repeated="2"/>
          <table:table-cell table:style-name="ce122">
            <office:annotation draw:style-name="gr7" draw:text-style-name="P1" svg:width="1.1413in" svg:height="0.2634in" svg:x="16.1154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22">
            <office:annotation draw:style-name="gr7" draw:text-style-name="P1" svg:width="1.1413in" svg:height="0.2634in" svg:x="16.572in" svg:y="1.8484in" draw:caption-point-x="-0.2402in" draw:caption-point-y="0.603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aiNM</text:p>
          </table:table-cell>
          <table:table-cell table:style-name="ce118" table:formula="of:=SUM([.D12:.AH12])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0">
            <office:annotation draw:style-name="gr4" draw:text-style-name="P1" svg:width="1.1413in" svg:height="0.3902in" svg:x="4.0157in" svg:y="2.0846in" draw:caption-point-x="-0.2402in" draw:caption-point-y="0.615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2" draw:text-style-name="P1" svg:width="1.1413in" svg:height="0.5457in" svg:x="6.3311in" svg:y="2.0862in" draw:caption-point-x="-0.2402in" draw:caption-point-y="0.613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6.8205in" svg:y="2.087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3094in" svg:y="2.0878in" draw:caption-point-x="-0.2402in" draw:caption-point-y="0.611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7.7988in" svg:y="2.0898in" draw:caption-point-x="-0.2402in" draw:caption-point-y="0.609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11.5492in" svg:y="2.0953in" draw:caption-point-x="-0.2402in" draw:caption-point-y="0.604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7457in" svg:y="2.0976in" draw:caption-point-x="-0.2402in" draw:caption-point-y="0.602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ienNV</text:p>
          </table:table-cell>
          <table:table-cell table:style-name="ce118" table:formula="of:=SUM([.D13:.AH13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pNH</text:p>
          </table:table-cell>
          <table:table-cell table:style-name="ce118" table:formula="of:=SUM([.D14:.AH14])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1">
            <office:annotation draw:style-name="gr2" draw:text-style-name="P1" svg:width="1.1413in" svg:height="0.5457in" svg:x="4.0157in" svg:y="2.5799in" draw:caption-point-x="-0.2402in" draw:caption-point-y="0.615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4.9287in" svg:y="2.5807in" draw:caption-point-x="-0.2402in" draw:caption-point-y="0.6142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8.2878in" svg:y="2.5858in" draw:caption-point-x="-0.2402in" draw:caption-point-y="0.609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9.7228in" svg:y="2.5862in" draw:caption-point-x="-0.2402in" draw:caption-point-y="0.6087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uHT</text:p>
          </table:table-cell>
          <table:table-cell table:style-name="ce118" table:formula="of:=SUM([.D15:.AH15])" office:value-type="float" office:value="0.5">
            <text:p>0.5</text:p>
          </table:table-cell>
          <table:table-cell table:style-name="ce122" table:number-columns-repeated="3"/>
          <table:table-cell table:style-name="ce122" office:value-type="float" office:value="0">
            <office:annotation draw:style-name="gr4" draw:text-style-name="P1" svg:width="1.1413in" svg:height="0.3902in" svg:x="4.0157in" svg:y="2.8276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.5">
            <office:annotation draw:style-name="gr2" draw:text-style-name="P1" svg:width="1.1413in" svg:height="0.5457in" svg:x="6.3311in" svg:y="2.8295in" draw:caption-point-x="-0.2402in" draw:caption-point-y="0.613in">
              <dc:date>2016-05-09T00:00:00</dc:date>
              <text:p text:style-name="P1"><text:span text:style-name="T1">Bị mệt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PT</text:p>
          </table:table-cell>
          <table:table-cell table:style-name="ce118" table:formula="of:=SUM([.D16:.AH16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6.3311in" svg:y="3.0768in" draw:caption-point-x="-0.2402in" draw:caption-point-y="0.613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6.8205in" svg:y="3.0776in" draw:caption-point-x="-0.2402in" draw:caption-point-y="0.612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289in" svg:y="3.0878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14.7457in" svg:y="3.0882in" draw:caption-point-x="-0.2402in" draw:caption-point-y="0.602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16.572in" svg:y="3.0902in" draw:caption-point-x="-0.2402in" draw:caption-point-y="0.6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ungPN</text:p>
          </table:table-cell>
          <table:table-cell table:style-name="ce118" table:formula="of:=SUM([.D17:.AH17])" office:value-type="float" office:value="0.5">
            <text:p>0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2" draw:text-style-name="P1" svg:width="1.1413in" svg:height="0.5457in" svg:x="7.7988in" svg:y="3.3287in" draw:caption-point-x="-0.2402in" draw:caption-point-y="0.609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KienPT</text:p>
          </table:table-cell>
          <table:table-cell table:style-name="ce118" table:formula="of:=SUM([.D18:.AH18])" office:value-type="float" office:value="1">
            <text:p>1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2" draw:text-style-name="P1" svg:width="1.1413in" svg:height="0.5457in" svg:x="9.7228in" svg:y="3.5772in" draw:caption-point-x="-0.2402in" draw:caption-point-y="0.6087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LuanNN</text:p>
          </table:table-cell>
          <table:table-cell table:style-name="ce118" table:formula="of:=SUM([.D19:.AH19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10.6358in" svg:y="3.826in" draw:caption-point-x="-0.2402in" draw:caption-point-y="0.6075in">
              <dc:date>2016-05-18T00:00:00</dc:date>
              <text:p text:style-name="P1"><text:span text:style-name="T1">Vào trễ, 8h30 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7457in" svg:y="3.8315in" draw:caption-point-x="-0.2402in" draw:caption-point-y="0.602in">
              <dc:date>2016-05-27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MaiNTT</text:p>
          </table:table-cell>
          <table:table-cell table:style-name="ce118" table:formula="of:=SUM([.D20:.AH20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0.6358in" svg:y="4.0736in" draw:caption-point-x="-0.2402in" draw:caption-point-y="0.6075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7457in" svg:y="4.0791in" draw:caption-point-x="-0.2402in" draw:caption-point-y="0.602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MinhTD</text:p>
          </table:table-cell>
          <table:table-cell table:style-name="ce118" table:formula="of:=SUM([.D21:.AH21])" office:value-type="float" office:value="3">
            <text:p>3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7" draw:text-style-name="P1" svg:width="1.1413in" svg:height="0.2634in" svg:x="9.7228in" svg:y="4.3201in" draw:caption-point-x="-0.2402in" draw:caption-point-y="0.608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4" draw:text-style-name="P1" svg:width="1.1413in" svg:height="0.3902in" svg:x="16.1154in" svg:y="4.3276in" draw:caption-point-x="-0.2402in" draw:caption-point-y="0.601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22" office:value-type="float" office:value="1">
            <office:annotation draw:style-name="gr4" draw:text-style-name="P1" svg:width="1.1413in" svg:height="0.3902in" svg:x="16.572in" svg:y="4.3276in" draw:caption-point-x="-0.2402in" draw:caption-point-y="0.6012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NamTV</text:p>
          </table:table-cell>
          <table:table-cell table:style-name="ce118" table:formula="of:=SUM([.D22:.AH22])" office:value-type="float" office:value="0.5">
            <text:p>0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6.8205in" svg:y="4.5638in" draw:caption-point-x="-0.2402in" draw:caption-point-y="0.612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6.572in" svg:y="4.576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NhanNM</text:p>
          </table:table-cell>
          <table:table-cell table:style-name="ce118" table:formula="of:=SUM([.D23:.AH23])" office:value-type="float" office:value="1">
            <text:p>1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7988in" svg:y="4.813in" draw:caption-point-x="-0.2402in" draw:caption-point-y="0.611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8.2878in" svg:y="4.8102in" draw:caption-point-x="-0.2402in" draw:caption-point-y="0.613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3.8323in" svg:y="4.8213in" draw:caption-point-x="-0.2402in" draw:caption-point-y="0.6028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PhuongTH</text:p>
          </table:table-cell>
          <table:table-cell table:style-name="ce118" table:formula="of:=SUM([.D24:.AH24])" office:value-type="float" office:value="1.5">
            <text:p>1.5</text:p>
          </table:table-cell>
          <table:table-cell table:style-name="ce122" table:number-columns-repeated="3"/>
          <table:table-cell table:style-name="ce122" office:value-type="float" office:value="0">
            <office:annotation draw:style-name="gr7" draw:text-style-name="P1" svg:width="1.1413in" svg:height="0.2634in" svg:x="4.0157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4.472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4.9287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7" draw:text-style-name="P1" svg:width="1.1413in" svg:height="0.2634in" svg:x="6.3311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6.8205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7.3094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7.7988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8.2878in" svg:y="5.0571in" draw:caption-point-x="-0.2402in" draw:caption-point-y="0.6146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11.5492in" svg:y="5.0669in" draw:caption-point-x="-0.2402in" draw:caption-point-y="0.604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289in" svg:y="5.0693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8" draw:text-style-name="P1" svg:width="1.1413in" svg:height="1.0122in" svg:x="16.572in" svg:y="5.0713in" draw:caption-point-x="-0.2402in" draw:caption-point-y="0.600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SonPX</text:p>
          </table:table-cell>
          <table:table-cell table:style-name="ce118" table:formula="of:=SUM([.D25:.AH25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TienND</text:p>
          </table:table-cell>
          <table:table-cell table:style-name="ce118" table:formula="of:=SUM([.D26:.AH26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ThaoDTH</text:p>
          </table:table-cell>
          <table:table-cell table:style-name="ce118" table:formula="of:=SUM([.D27:.AH27])" office:value-type="float" office:value="2">
            <text:p>2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1">
            <office:annotation draw:style-name="gr4" draw:text-style-name="P1" svg:width="1.1413in" svg:height="0.3902in" svg:x="11.5492in" svg:y="5.8028in" draw:caption-point-x="-0.2402in" draw:caption-point-y="0.612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289in" svg:y="5.8126in" draw:caption-point-x="-0.2402in" draw:caption-point-y="0.6024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2" office:value-type="float" office:value="1">
            <office:annotation draw:style-name="gr4" draw:text-style-name="P1" svg:width="1.1413in" svg:height="0.3902in" svg:x="14.7457in" svg:y="5.8028in" draw:caption-point-x="-0.2402in" draw:caption-point-y="0.612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6.572in" svg:y="5.8146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ThamDT</text:p>
          </table:table-cell>
          <table:table-cell table:style-name="ce118" table:formula="of:=SUM([.D28:.AH28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ThinhT</text:p>
          </table:table-cell>
          <table:table-cell table:style-name="ce118" table:formula="of:=SUM([.D29:.AH29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ThongDN</text:p>
          </table:table-cell>
          <table:table-cell table:style-name="ce118" table:formula="of:=SUM([.D30:.AH30])" office:value-type="float" office:value="0">
            <text:p>0</text:p>
          </table:table-cell>
          <table:table-cell table:style-name="ce122" table:number-columns-repeated="3"/>
          <table:table-cell table:style-name="ce122" office:value-type="float" office:value="0">
            <office:annotation draw:style-name="gr4" draw:text-style-name="P1" svg:width="1.1413in" svg:height="0.3902in" svg:x="4.0157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6.3311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7988in" svg:y="6.5429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huyLTT</text:p>
          </table:table-cell>
          <table:table-cell table:style-name="ce118" table:formula="of:=SUM([.D31:.AH31])" office:value-type="float" office:value="1">
            <text:p>1</text:p>
          </table:table-cell>
          <table:table-cell table:style-name="ce122" table:number-columns-repeated="3"/>
          <table:table-cell table:style-name="ce122" office:value-type="float" office:value="0">
            <office:annotation draw:style-name="gr4" draw:text-style-name="P1" svg:width="1.1413in" svg:height="0.3902in" svg:x="4.0157in" svg:y="6.7906in" draw:caption-point-x="-0.2402in" draw:caption-point-y="0.615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4" draw:text-style-name="P1" svg:width="1.1413in" svg:height="0.3902in" svg:x="6.3311in" svg:y="6.7921in" draw:caption-point-x="-0.2402in" draw:caption-point-y="0.613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1">
            <office:annotation draw:style-name="gr7" draw:text-style-name="P1" svg:width="1.1413in" svg:height="0.2634in" svg:x="8.2878in" svg:y="6.7917in" draw:caption-point-x="-0.2402in" draw:caption-point-y="0.6138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1.0925in" svg:y="6.7988in" draw:caption-point-x="-0.2402in" draw:caption-point-y="0.606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oiDB</text:p>
          </table:table-cell>
          <table:table-cell table:style-name="ce118" table:formula="of:=SUM([.D32:.AH32])" office:value-type="float" office:value="0.5">
            <text:p>0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6.8205in" svg:y="7.0406in" draw:caption-point-x="-0.2402in" draw:caption-point-y="0.612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3094in" svg:y="7.0413in" draw:caption-point-x="-0.2402in" draw:caption-point-y="0.611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7" draw:text-style-name="P1" svg:width="1.1413in" svg:height="0.2634in" svg:x="9.7228in" svg:y="7.0445in" draw:caption-point-x="-0.2402in" draw:caption-point-y="0.6087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4" draw:text-style-name="P1" svg:width="1.1413in" svg:height="0.3902in" svg:x="11.0925in" svg:y="7.0465in" draw:caption-point-x="-0.2402in" draw:caption-point-y="0.606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289in" svg:y="7.0508in" draw:caption-point-x="-0.2402in" draw:caption-point-y="0.6024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16.572in" svg:y="7.0531in" draw:caption-point-x="-0.2402in" draw:caption-point-y="0.6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TruyenLVC</text:p>
          </table:table-cell>
          <table:table-cell table:style-name="ce118" table:formula="of:=SUM([.D33:.AH33])" office:value-type="float" office:value="2.5">
            <text:p>2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7" draw:text-style-name="P1" svg:width="1.1413in" svg:height="0.2634in" svg:x="6.3311in" svg:y="7.2874in" draw:caption-point-x="-0.2402in" draw:caption-point-y="0.613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22" office:value-type="float" office:value="0">
            <office:annotation draw:style-name="gr7" draw:text-style-name="P1" svg:width="1.1413in" svg:height="0.2634in" svg:x="6.8205in" svg:y="7.289in" draw:caption-point-x="-0.2402in" draw:caption-point-y="0.611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3094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7988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8.2878in" svg:y="7.289in" draw:caption-point-x="-0.2402in" draw:caption-point-y="0.611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22" table:number-columns-repeated="2"/>
          <table:table-cell table:style-name="ce122" office:value-type="float" office:value="0.5">
            <office:annotation draw:style-name="gr7" draw:text-style-name="P1" svg:width="1.1413in" svg:height="0.2634in" svg:x="9.7228in" svg:y="7.2929in" draw:caption-point-x="-0.2402in" draw:caption-point-y="0.6079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22" office:value-type="float" office:value="0">
            <office:annotation draw:style-name="gr7" draw:text-style-name="P1" svg:width="1.1413in" svg:height="0.2634in" svg:x="10.1791in" svg:y="7.2933in" draw:caption-point-x="-0.2402in" draw:caption-point-y="0.607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22" office:value-type="float" office:value="0">
            <office:annotation draw:style-name="gr7" draw:text-style-name="P1" svg:width="1.1413in" svg:height="0.2634in" svg:x="10.6358in" svg:y="7.2933in" draw:caption-point-x="-0.2402in" draw:caption-point-y="0.6075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7" draw:text-style-name="P1" svg:width="1.1413in" svg:height="0.2634in" svg:x="12.9189in" svg:y="7.2972in" draw:caption-point-x="-0.2402in" draw:caption-point-y="0.603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3" draw:text-style-name="P1" svg:width="1.1413in" svg:height="0.7012in" svg:x="14.289in" svg:y="7.2984in" draw:caption-point-x="-0.2402in" draw:caption-point-y="0.602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3" draw:text-style-name="P1" svg:width="1.1413in" svg:height="0.7012in" svg:x="16.1154in" svg:y="7.2984in" draw:caption-point-x="-0.2402in" draw:caption-point-y="0.6024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TuanND</text:p>
          </table:table-cell>
          <table:table-cell table:style-name="ce118" table:formula="of:=SUM([.D34:.AH34])" office:value-type="float" office:value="0.5">
            <text:p>0.5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7.3094in" svg:y="7.5366in" draw:caption-point-x="-0.2402in" draw:caption-point-y="0.611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office:annotation draw:style-name="gr7" draw:text-style-name="P1" svg:width="1.1413in" svg:height="0.2634in" svg:x="9.7228in" svg:y="7.5402in" draw:caption-point-x="-0.2402in" draw:caption-point-y="0.6083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.5">
            <office:annotation draw:style-name="gr2" draw:text-style-name="P1" svg:width="1.1413in" svg:height="0.5457in" svg:x="11.0925in" svg:y="7.5429in" draw:caption-point-x="-0.2402in" draw:caption-point-y="0.605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6.572in" svg:y="7.548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VietBA</text:p>
          </table:table-cell>
          <table:table-cell table:style-name="ce118" table:formula="of:=SUM([.D35:.AH35])" office:value-type="float" office:value="1">
            <text:p>1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1">
            <office:annotation draw:style-name="gr7" draw:text-style-name="P1" svg:width="1.1413in" svg:height="0.2634in" svg:x="9.7228in" svg:y="7.7878in" draw:caption-point-x="-0.2402in" draw:caption-point-y="0.6087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1.0925in" svg:y="7.7898in" draw:caption-point-x="-0.2402in" draw:caption-point-y="0.606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number-columns-repeated="3"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4.289in" svg:y="7.7941in" draw:caption-point-x="-0.2402in" draw:caption-point-y="0.6024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2" office:value-type="float" office:value="0">
            <text:p>0</text:p>
          </table:table-cell>
          <table:table-cell table:style-name="ce122" table:number-columns-repeated="2"/>
          <table:table-cell table:style-name="ce122" office:value-type="float" office:value="0">
            <text:p>0</text:p>
          </table:table-cell>
          <table:table-cell table:style-name="ce122" office:value-type="float" office:value="0">
            <office:annotation draw:style-name="gr4" draw:text-style-name="P1" svg:width="1.1413in" svg:height="0.3902in" svg:x="16.572in" svg:y="7.7961in" draw:caption-point-x="-0.2402in" draw:caption-point-y="0.600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VinhP</text:p>
          </table:table-cell>
          <table:table-cell table:style-name="ce118" table:formula="of:=SUM([.D36:.AH36])" office:value-type="float" office:value="0">
            <text:p>0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VuNA</text:p>
          </table:table-cell>
          <table:table-cell table:style-name="ce118" table:formula="of:=SUM([.D37:.AH37])" office:value-type="float" office:value="1">
            <text:p>1</text:p>
          </table:table-cell>
          <table:table-cell table:style-name="ce122" table:number-columns-repeated="3"/>
          <table:table-cell table:number-columns-repeated="3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4" table:style-name="ce122" office:value-type="float" office:value="0">
            <text:p>0</text:p>
          </table:table-cell>
          <table:table-cell table:style-name="ce122" office:value-type="float" office:value="1">
            <office:annotation draw:style-name="gr4" draw:text-style-name="P1" svg:width="1.1413in" svg:height="0.3902in" svg:x="11.5492in" svg:y="8.2866in" draw:caption-point-x="-0.2402in" draw:caption-point-y="0.605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22" table:number-columns-repeated="2"/>
          <table:table-cell table:number-columns-repeated="5" table:style-name="ce122" office:value-type="float" office:value="0">
            <text:p>0</text:p>
          </table:table-cell>
          <table:table-cell table:style-name="ce122" table:number-columns-repeated="2"/>
          <table:table-cell table:number-columns-repeated="2" table:style-name="ce122" office:value-type="float" office:value="0">
            <text:p>0</text:p>
          </table:table-cell>
          <table:table-cell table:style-name="ce49" table:number-columns-repeated="952"/>
        </table:table-row>
        <table:table-row table:style-name="ro2" table:number-rows-repeated="5">
          <table:table-cell table:style-name="ce49" table:number-columns-repeated="3"/>
          <table:table-cell table:style-name="ce123" table:number-columns-repeated="31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23" table:number-columns-repeated="4"/>
          <table:table-cell table:style-name="ce125"/>
          <table:table-cell table:style-name="ce123" table:number-columns-repeated="26"/>
          <table:table-cell table:style-name="ce49" table:number-columns-repeated="952"/>
        </table:table-row>
        <table:table-row table:style-name="ro2" table:number-rows-repeated="4">
          <table:table-cell table:style-name="ce49" table:number-columns-repeated="3"/>
          <table:table-cell table:style-name="ce123" table:number-columns-repeated="31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23" table:number-columns-repeated="4"/>
          <table:table-cell table:style-name="ce126" table:number-columns-repeated="7"/>
          <table:table-cell table:style-name="ce123" table:number-columns-repeated="20"/>
          <table:table-cell table:style-name="ce49" table:number-columns-repeated="952"/>
        </table:table-row>
        <table:table-row table:style-name="ro2" table:number-rows-repeated="65393">
          <table:table-cell table:style-name="ce49" table:number-columns-repeated="3"/>
          <table:table-cell table:style-name="ce123" table:number-columns-repeated="31"/>
          <table:table-cell table:style-name="ce49" table:number-columns-repeated="952"/>
        </table:table-row>
        <table:table-row table:style-name="ro2" table:number-rows-repeated="983134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137"/>
        <table:table-column table:style-name="co28" table:number-columns-repeated="7" table:default-cell-style-name="ce137"/>
        <table:table-column table:style-name="co27" table:number-columns-repeated="15" table:default-cell-style-name="ce137"/>
        <table:table-column table:style-name="co7" table:number-columns-repeated="952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132" table:number-columns-repeated="8"/>
          <table:table-cell table:style-name="ce140" office:value-type="string" table:number-columns-spanned="2" table:number-rows-spanned="1">
            <text:p>Month</text:p>
          </table:table-cell>
          <table:covered-table-cell table:style-name="ce141"/>
          <table:table-cell table:style-name="ce142" table:content-validation-name="val1" office:value-type="float" office:value="6" table:number-columns-spanned="2" table:number-rows-spanned="1">
            <text:p>6</text:p>
          </table:table-cell>
          <table:covered-table-cell table:style-name="ce141"/>
          <table:table-cell table:style-name="ce140" office:value-type="string" table:number-columns-spanned="2" table:number-rows-spanned="1">
            <text:p>Year</text:p>
          </table:table-cell>
          <table:covered-table-cell table:style-name="ce141"/>
          <table:table-cell table:style-name="ce140" office:value-type="float" office:value="2016" table:number-columns-spanned="2" table:number-rows-spanned="1">
            <text:p>2016</text:p>
          </table:table-cell>
          <table:covered-table-cell table:style-name="ce143"/>
          <table:table-cell table:style-name="ce132" table:number-columns-repeated="14"/>
          <table:table-cell table:style-name="ce78" table:number-columns-repeated="952"/>
        </table:table-row>
        <table:table-row table:style-name="ro2">
          <table:table-cell table:style-name="ce62" table:number-columns-repeated="3"/>
          <table:table-cell table:style-name="ce133" table:formula="of:=DATE([.$R$1];[.N1];1)" office:value-type="date" office:date-value="2016-06-01">
            <text:p>01</text:p>
          </table:table-cell>
          <table:table-cell table:style-name="ce133" table:formula="of:=[.D2]+1" office:value-type="date" office:date-value="2016-06-02">
            <text:p>02</text:p>
          </table:table-cell>
          <table:table-cell table:style-name="ce133" table:formula="of:=[.E2]+1" office:value-type="date" office:date-value="2016-06-03">
            <text:p>03</text:p>
          </table:table-cell>
          <table:table-cell table:style-name="ce133" table:formula="of:=[.F2]+1" office:value-type="date" office:date-value="2016-06-04">
            <text:p>04</text:p>
          </table:table-cell>
          <table:table-cell table:style-name="ce133" table:formula="of:=[.G2]+1" office:value-type="date" office:date-value="2016-06-05">
            <text:p>05</text:p>
          </table:table-cell>
          <table:table-cell table:style-name="ce133" table:formula="of:=[.H2]+1" office:value-type="date" office:date-value="2016-06-06">
            <text:p>06</text:p>
          </table:table-cell>
          <table:table-cell table:style-name="ce133" table:formula="of:=[.I2]+1" office:value-type="date" office:date-value="2016-06-07">
            <text:p>07</text:p>
          </table:table-cell>
          <table:table-cell table:style-name="ce133" table:formula="of:=[.J2]+1" office:value-type="date" office:date-value="2016-06-08">
            <text:p>08</text:p>
          </table:table-cell>
          <table:table-cell table:style-name="ce133" table:formula="of:=[.K2]+1" office:value-type="date" office:date-value="2016-06-09">
            <text:p>09</text:p>
          </table:table-cell>
          <table:table-cell table:style-name="ce133" table:formula="of:=[.L2]+1" office:value-type="date" office:date-value="2016-06-10">
            <text:p>10</text:p>
          </table:table-cell>
          <table:table-cell table:style-name="ce133" table:formula="of:=[.M2]+1" office:value-type="date" office:date-value="2016-06-11">
            <text:p>11</text:p>
          </table:table-cell>
          <table:table-cell table:style-name="ce133" table:formula="of:=[.N2]+1" office:value-type="date" office:date-value="2016-06-12">
            <text:p>12</text:p>
          </table:table-cell>
          <table:table-cell table:style-name="ce133" table:formula="of:=[.O2]+1" office:value-type="date" office:date-value="2016-06-13">
            <text:p>13</text:p>
          </table:table-cell>
          <table:table-cell table:style-name="ce133" table:formula="of:=[.P2]+1" office:value-type="date" office:date-value="2016-06-14">
            <text:p>14</text:p>
          </table:table-cell>
          <table:table-cell table:style-name="ce133" table:formula="of:=[.Q2]+1" office:value-type="date" office:date-value="2016-06-15">
            <text:p>15</text:p>
          </table:table-cell>
          <table:table-cell table:style-name="ce133" table:formula="of:=[.R2]+1" office:value-type="date" office:date-value="2016-06-16">
            <text:p>16</text:p>
          </table:table-cell>
          <table:table-cell table:style-name="ce133" table:formula="of:=[.S2]+1" office:value-type="date" office:date-value="2016-06-17">
            <text:p>17</text:p>
          </table:table-cell>
          <table:table-cell table:style-name="ce133" table:formula="of:=[.T2]+1" office:value-type="date" office:date-value="2016-06-18">
            <text:p>18</text:p>
          </table:table-cell>
          <table:table-cell table:style-name="ce133" table:formula="of:=[.U2]+1" office:value-type="date" office:date-value="2016-06-19">
            <text:p>19</text:p>
          </table:table-cell>
          <table:table-cell table:style-name="ce133" table:formula="of:=[.V2]+1" office:value-type="date" office:date-value="2016-06-20">
            <text:p>20</text:p>
          </table:table-cell>
          <table:table-cell table:style-name="ce133" table:formula="of:=[.W2]+1" office:value-type="date" office:date-value="2016-06-21">
            <text:p>21</text:p>
          </table:table-cell>
          <table:table-cell table:style-name="ce133" table:formula="of:=[.X2]+1" office:value-type="date" office:date-value="2016-06-22">
            <text:p>22</text:p>
          </table:table-cell>
          <table:table-cell table:style-name="ce133" table:formula="of:=[.Y2]+1" office:value-type="date" office:date-value="2016-06-23">
            <text:p>23</text:p>
          </table:table-cell>
          <table:table-cell table:style-name="ce133" table:formula="of:=[.Z2]+1" office:value-type="date" office:date-value="2016-06-24">
            <text:p>24</text:p>
          </table:table-cell>
          <table:table-cell table:style-name="ce133" table:formula="of:=[.AA2]+1" office:value-type="date" office:date-value="2016-06-25">
            <text:p>25</text:p>
          </table:table-cell>
          <table:table-cell table:style-name="ce133" table:formula="of:=[.AB2]+1" office:value-type="date" office:date-value="2016-06-26">
            <text:p>26</text:p>
          </table:table-cell>
          <table:table-cell table:style-name="ce133" table:formula="of:=[.AC2]+1" office:value-type="date" office:date-value="2016-06-27">
            <text:p>27</text:p>
          </table:table-cell>
          <table:table-cell table:style-name="ce133" table:formula="of:=[.AD2]+1" office:value-type="date" office:date-value="2016-06-28">
            <text:p>28</text:p>
          </table:table-cell>
          <table:table-cell table:style-name="ce133" table:formula="of:=[.AE2]+1" office:value-type="date" office:date-value="2016-06-29">
            <text:p>29</text:p>
          </table:table-cell>
          <table:table-cell table:style-name="ce133" table:formula="of:=[.AF2]+1" office:value-type="date" office:date-value="2016-06-30">
            <text:p>30</text:p>
          </table:table-cell>
          <table:table-cell table:style-name="ce78" table:number-columns-repeated="952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134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4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4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4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4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4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4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4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8" table:number-columns-repeated="952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131" table:formula="of:=SUM([.D4:.AG4])" office:value-type="float" office:value="0.5"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3.5591in" svg:y="0.1075in" draw:caption-point-x="-0.2402in" draw:caption-point-y="0.6106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0.1098in" draw:caption-point-x="-0.2402in" draw:caption-point-y="0.6083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0.1118in" draw:caption-point-x="-0.2402in" draw:caption-point-y="0.606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7" draw:text-style-name="P1" svg:width="1.1413in" svg:height="0.2634in" svg:x="9.7228in" svg:y="0.1142in" draw:caption-point-x="-0.2402in" draw:caption-point-y="0.6039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2.4622in" svg:y="0.1173in" draw:caption-point-x="-0.2402in" draw:caption-point-y="0.6008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0.1756in" draw:caption-point-x="-0.2402in" draw:caption-point-y="0.5425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5.6587in" svg:y="0.1209in" draw:caption-point-x="-0.2402in" draw:caption-point-y="0.5972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0.1213in" draw:caption-point-x="-0.2402in" draw:caption-point-y="0.5969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acNTC</text:p>
          </table:table-cell>
          <table:table-cell table:style-name="ce131" table:formula="of:=SUM([.D5:.AG5])" office:value-type="float" office:value="0">
            <text:p>0</text:p>
          </table:table-cell>
          <table:table-cell table:style-name="ce135" table:number-columns-repeated="26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BinhNT</text:p>
          </table:table-cell>
          <table:table-cell table:style-name="ce131" table:formula="of:=SUM([.D6:.AG6])" office:value-type="float" office:value="1"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5.3854in" svg:y="0.6047in" draw:caption-point-x="-0.2402in" draw:caption-point-y="0.6087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0.6055in" draw:caption-point-x="-0.2402in" draw:caption-point-y="0.6079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0.6071in" draw:caption-point-x="-0.2402in" draw:caption-point-y="0.6063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2.9189in" svg:y="0.613in" draw:caption-point-x="-0.2402in" draw:caption-point-y="0.6004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0.6134in" draw:caption-point-x="-0.2402in" draw:caption-point-y="0.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5.6587in" svg:y="0.6161in" draw:caption-point-x="-0.2402in" draw:caption-point-y="0.597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0.6165in" draw:caption-point-x="-0.2402in" draw:caption-point-y="0.5969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CuongNH</text:p>
          </table:table-cell>
          <table:table-cell table:style-name="ce131" table:formula="of:=SUM([.D7:.AG7])" office:value-type="float" office:value="1"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3.5591in" svg:y="0.8504in" draw:caption-point-x="-0.2402in" draw:caption-point-y="0.6106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0.8583in" draw:caption-point-x="-0.2402in" draw:caption-point-y="0.602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ongDN</text:p>
          </table:table-cell>
          <table:table-cell table:style-name="ce131" table:formula="of:=SUM([.D8:.AG8])" office:value-type="float" office:value="3">
            <text:p>3</text:p>
          </table:table-cell>
          <table:table-cell table:style-name="ce135" office:value-type="float" office:value="1">
            <office:annotation draw:style-name="gr4" draw:text-style-name="P1" svg:width="1.1413in" svg:height="0.3902in" svg:x="2.6457in" svg:y="1.0972in" draw:caption-point-x="-0.2402in" draw:caption-point-y="0.6114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5.8421in" svg:y="1.1in" draw:caption-point-x="-0.2402in" draw:caption-point-y="0.6087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35" office:value-type="float" office:value="1">
            <office:annotation draw:style-name="gr7" draw:text-style-name="P1" svg:width="1.1413in" svg:height="0.2634in" svg:x="6.3311in" svg:y="1.1004in" draw:caption-point-x="-0.2402in" draw:caption-point-y="0.6083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1.1024in" draw:caption-point-x="-0.2402in" draw:caption-point-y="0.6063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1.1118in" draw:caption-point-x="-0.2402in" draw:caption-point-y="0.5969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NM</text:p>
          </table:table-cell>
          <table:table-cell table:style-name="ce131" table:formula="of:=SUM([.D9:.AG9])" office:value-type="float" office:value="1.5">
            <text:p>1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3.5591in" svg:y="1.3461in" draw:caption-point-x="-0.2402in" draw:caption-point-y="0.6106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0.1791in" svg:y="1.3531in" draw:caption-point-x="-0.2402in" draw:caption-point-y="0.6035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5.202in" svg:y="1.3587in" draw:caption-point-x="-0.2402in" draw:caption-point-y="0.598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DuyenLT</text:p>
          </table:table-cell>
          <table:table-cell table:style-name="ce131" table:formula="of:=SUM([.D10:.AG10])" office:value-type="float" office:value="0"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3.5591in" svg:y="1.5937in" draw:caption-point-x="-0.2402in" draw:caption-point-y="0.6106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1.598in" draw:caption-point-x="-0.2402in" draw:caption-point-y="0.606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4.7457in" svg:y="1.6055in" draw:caption-point-x="-0.2402in" draw:caption-point-y="0.598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GiauNV</text:p>
          </table:table-cell>
          <table:table-cell table:style-name="ce131" table:formula="of:=SUM([.D11:.AG11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HaTH</text:p>
          </table:table-cell>
          <table:table-cell table:style-name="ce131" table:formula="of:=SUM([.D12:.AG12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2.0059in" svg:y="2.0976in" draw:caption-point-x="-0.2402in" draw:caption-point-y="0.602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aiNM</text:p>
          </table:table-cell>
          <table:table-cell table:style-name="ce131" table:formula="of:=SUM([.D13:.AG13])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3.1024in" svg:y="2.3362in" draw:caption-point-x="-0.2402in" draw:caption-point-y="0.611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2.3386in" draw:caption-point-x="-0.2402in" draw:caption-point-y="0.6087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2.339in" draw:caption-point-x="-0.2402in" draw:caption-point-y="0.6083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2.3394in" draw:caption-point-x="-0.2402in" draw:caption-point-y="0.6079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8.7768in" svg:y="2.3409in" draw:caption-point-x="-0.2402in" draw:caption-point-y="0.6063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35" office:value-type="float" office:value="0.5">
            <office:annotation draw:style-name="gr2" draw:text-style-name="P1" svg:width="1.1413in" svg:height="0.5457in" svg:x="9.2661in" svg:y="2.3425in" draw:caption-point-x="-0.2402in" draw:caption-point-y="0.6047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1.5492in" svg:y="2.3469in" draw:caption-point-x="-0.2402in" draw:caption-point-y="0.6004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>
            <office:annotation draw:style-name="gr2" draw:text-style-name="P1" svg:width="1.1413in" svg:height="0.5457in" svg:x="13.3756in" svg:y="2.3512in" draw:caption-point-x="-0.2402in" draw:caption-point-y="0.596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35" table:number-columns-repeated="2"/>
          <table:table-cell table:style-name="ce135">
            <office:annotation draw:style-name="gr2" draw:text-style-name="P1" svg:width="1.1413in" svg:height="0.5457in" svg:x="14.7457in" svg:y="2.3512in" draw:caption-point-x="-0.2402in" draw:caption-point-y="0.596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35">
            <office:annotation draw:style-name="gr2" draw:text-style-name="P1" svg:width="1.1413in" svg:height="0.5457in" svg:x="15.202in" svg:y="2.3512in" draw:caption-point-x="-0.2402in" draw:caption-point-y="0.596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35">
            <office:annotation draw:style-name="gr2" draw:text-style-name="P1" svg:width="1.1413in" svg:height="0.5457in" svg:x="15.6587in" svg:y="2.3512in" draw:caption-point-x="-0.2402in" draw:caption-point-y="0.596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35">
            <office:annotation draw:style-name="gr2" draw:text-style-name="P1" svg:width="1.1413in" svg:height="0.5457in" svg:x="16.1154in" svg:y="2.3512in" draw:caption-point-x="-0.2402in" draw:caption-point-y="0.596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ienNV</text:p>
          </table:table-cell>
          <table:table-cell table:style-name="ce131" table:formula="of:=SUM([.D14:.AG14])" office:value-type="float" office:value="2">
            <text:p>2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1">
            <text:p>1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pNH</text:p>
          </table:table-cell>
          <table:table-cell table:style-name="ce131" table:formula="of:=SUM([.D15:.AG15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2.8331in" draw:caption-point-x="-0.2402in" draw:caption-point-y="0.609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2.8343in" draw:caption-point-x="-0.2402in" draw:caption-point-y="0.6083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8.2878in" svg:y="2.8362in" draw:caption-point-x="-0.2402in" draw:caption-point-y="0.606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8.7768in" svg:y="2.8362in" draw:caption-point-x="-0.2402in" draw:caption-point-y="0.6063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2.8425in" draw:caption-point-x="-0.2402in" draw:caption-point-y="0.6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4.7457in" svg:y="2.8437in" draw:caption-point-x="-0.2402in" draw:caption-point-y="0.5988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5.202in" svg:y="2.8449in" draw:caption-point-x="-0.2402in" draw:caption-point-y="0.5976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6.1154in" svg:y="2.8461in" draw:caption-point-x="-0.2402in" draw:caption-point-y="0.5965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uHT</text:p>
          </table:table-cell>
          <table:table-cell table:style-name="ce131" table:formula="of:=SUM([.D16:.AG16])" office:value-type="float" office:value="2">
            <text:p>2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1">
            <office:annotation draw:style-name="gr7" draw:text-style-name="P1" svg:width="1.1413in" svg:height="0.2634in" svg:x="6.3311in" svg:y="3.0819in" draw:caption-point-x="-0.2402in" draw:caption-point-y="0.6083in">
              <dc:date>2016-06-09T00:00:00</dc:date>
              <text:p text:style-name="P1"><text:span text:style-name="T1">Bị ố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1">
            <office:annotation draw:style-name="gr7" draw:text-style-name="P1" svg:width="1.1413in" svg:height="0.2634in" svg:x="13.3756in" svg:y="3.0902in" draw:caption-point-x="-0.2402in" draw:caption-point-y="0.6in">
              <dc:date>2016-06-24T00:00:00</dc:date>
              <text:p text:style-name="P1"><text:span text:style-name="T1">Bị ốm</text:span></text:p>
            </office:annotation>
            <text:p>1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ieuPT</text:p>
          </table:table-cell>
          <table:table-cell table:style-name="ce131" table:formula="of:=SUM([.D17:.AG17])" office:value-type="float" office:value="0"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3.1024in" svg:y="3.3272in" draw:caption-point-x="-0.2402in" draw:caption-point-y="0.611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3.3299in" draw:caption-point-x="-0.2402in" draw:caption-point-y="0.6083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11.5492in" svg:y="3.3358in" draw:caption-point-x="-0.2402in" draw:caption-point-y="0.6024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HungPN</text:p>
          </table:table-cell>
          <table:table-cell table:style-name="ce131" table:formula="of:=SUM([.D18:.AG18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HuyNT</text:p>
          </table:table-cell>
          <table:table-cell table:style-name="ce131" table:formula="of:=SUM([.D19:.AG19])" office:value-type="float" office:value="0">
            <text:p>0</text:p>
          </table:table-cell>
          <table:table-cell table:style-name="ce135" table:number-columns-repeated="26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KhanhNN</text:p>
          </table:table-cell>
          <table:table-cell table:style-name="ce131" table:formula="of:=SUM([.D20:.AG20])" office:value-type="float" office:value="0">
            <text:p>0</text:p>
          </table:table-cell>
          <table:table-cell table:style-name="ce135" table:number-columns-repeated="8"/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4.0776in" draw:caption-point-x="-0.2402in" draw:caption-point-y="0.6035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KienPT</text:p>
          </table:table-cell>
          <table:table-cell table:style-name="ce131" table:formula="of:=SUM([.D21:.AG21])" office:value-type="float" office:value="1"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7" draw:text-style-name="P1" svg:width="1.1413in" svg:height="0.2634in" svg:x="14.7457in" svg:y="4.3299in" draw:caption-point-x="-0.2402in" draw:caption-point-y="0.5988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LongPT</text:p>
          </table:table-cell>
          <table:table-cell table:style-name="ce131" table:formula="of:=SUM([.D22:.AG22])" office:value-type="float" office:value="0">
            <text:p>0</text:p>
          </table:table-cell>
          <table:table-cell table:style-name="ce135" table:number-columns-repeated="8"/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4.5736in" draw:caption-point-x="-0.2402in" draw:caption-point-y="0.602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LuanNN</text:p>
          </table:table-cell>
          <table:table-cell table:style-name="ce131" table:formula="of:=SUM([.D23:.AG23])" office:value-type="float" office:value="1"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4.8154in" draw:caption-point-x="-0.2402in" draw:caption-point-y="0.6087in">
              <dc:date>2016-06-08T00:00:00</dc:date>
              <text:p text:style-name="P1"><text:span text:style-name="T1">Đi trễ (8h35 vào cty)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8.7768in" svg:y="4.8177in" draw:caption-point-x="-0.2402in" draw:caption-point-y="0.6063in">
              <dc:date>2016-06-14T00:00:00</dc:date>
              <text:p text:style-name="P1"><text:span text:style-name="T1">Đi trễ, ~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7" draw:text-style-name="P1" svg:width="1.1413in" svg:height="0.2634in" svg:x="14.7457in" svg:y="4.8252in" draw:caption-point-x="-0.2402in" draw:caption-point-y="0.5988in">
              <dc:date>2016-06-27T00:00:00</dc:date>
              <text:p text:style-name="P1"><text:span text:style-name="T1">Bận việc nhà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5.6587in" svg:y="4.8268in" draw:caption-point-x="-0.2402in" draw:caption-point-y="0.5972in">
              <dc:date>2016-06-29T00:00:00</dc:date>
              <text:p text:style-name="P1"><text:span text:style-name="T1">Đ trễ, 8h30 vào cty</text:span></text:p>
            </office:annotation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4.8272in" draw:caption-point-x="-0.2402in" draw:caption-point-y="0.5969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/>
          <table:table-cell table:style-name="ce49" table:number-columns-repeated="951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MaiNTT</text:p>
          </table:table-cell>
          <table:table-cell table:style-name="ce131" table:formula="of:=SUM([.D24:.AG24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5.202in" svg:y="5.0732in" draw:caption-point-x="-0.2402in" draw:caption-point-y="0.5984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MinhTD</text:p>
          </table:table-cell>
          <table:table-cell table:style-name="ce131" table:formula="of:=SUM([.D25:.AG25])" office:value-type="float" office:value="2">
            <text:p>2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2661in" svg:y="5.3134in" draw:caption-point-x="-0.2402in" draw:caption-point-y="0.605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7" draw:text-style-name="P1" svg:width="1.1413in" svg:height="0.2634in" svg:x="14.7457in" svg:y="5.3205in" draw:caption-point-x="-0.2402in" draw:caption-point-y="0.598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35" office:value-type="float" office:value="1">
            <office:annotation draw:style-name="gr7" draw:text-style-name="P1" svg:width="1.1413in" svg:height="0.2634in" svg:x="15.202in" svg:y="5.3205in" draw:caption-point-x="-0.2402in" draw:caption-point-y="0.5988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NamTV</text:p>
          </table:table-cell>
          <table:table-cell table:style-name="ce131" table:formula="of:=SUM([.D26:.AG26])" office:value-type="float" office:value="1">
            <text:p>1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3.1024in" svg:y="5.5563in" draw:caption-point-x="-0.2402in" draw:caption-point-y="0.611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5.5579in" draw:caption-point-x="-0.2402in" draw:caption-point-y="0.609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1">
            <office:annotation draw:style-name="gr4" draw:text-style-name="P1" svg:width="1.1413in" svg:height="0.3902in" svg:x="10.1791in" svg:y="5.563in" draw:caption-point-x="-0.2402in" draw:caption-point-y="0.6043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2.4622in" svg:y="5.5665in" draw:caption-point-x="-0.2402in" draw:caption-point-y="0.6008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NhanHTH</text:p>
          </table:table-cell>
          <table:table-cell table:style-name="ce131" table:formula="of:=SUM([.D27:.AG27])" office:value-type="float" office:value="0">
            <text:p>0</text:p>
          </table:table-cell>
          <table:table-cell table:style-name="ce135" table:number-columns-repeated="21"/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NhanNM</text:p>
          </table:table-cell>
          <table:table-cell table:style-name="ce131" table:formula="of:=SUM([.D28:.AG28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PhuongTH</text:p>
          </table:table-cell>
          <table:table-cell table:style-name="ce131" table:formula="of:=SUM([.D29:.AG29])" office:value-type="float" office:value="2">
            <text:p>2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1">
            <office:annotation draw:style-name="gr7" draw:text-style-name="P1" svg:width="1.1413in" svg:height="0.2634in" svg:x="8.7768in" svg:y="6.3039in" draw:caption-point-x="-0.2402in" draw:caption-point-y="0.6063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0.1791in" svg:y="6.3071in" draw:caption-point-x="-0.2402in" draw:caption-point-y="0.6031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3" draw:text-style-name="P1" svg:width="1.1413in" svg:height="0.7012in" svg:x="12.0059in" svg:y="6.3087in" draw:caption-point-x="-0.2402in" draw:caption-point-y="0.6016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12.4622in" svg:y="6.3094in" draw:caption-point-x="-0.2402in" draw:caption-point-y="0.6008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SonPX</text:p>
          </table:table-cell>
          <table:table-cell table:style-name="ce131" table:formula="of:=SUM([.D30:.AG30])" office:value-type="float" office:value="1"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7" draw:text-style-name="P1" svg:width="1.1413in" svg:height="0.2634in" svg:x="9.2661in" svg:y="6.5524in" draw:caption-point-x="-0.2402in" draw:caption-point-y="0.6055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TienND</text:p>
          </table:table-cell>
          <table:table-cell table:style-name="ce131" table:formula="of:=SUM([.D31:.AG31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6.8205in" svg:y="6.7984in" draw:caption-point-x="-0.2402in" draw:caption-point-y="0.6071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ThaoDTH</text:p>
          </table:table-cell>
          <table:table-cell table:style-name="ce131" table:formula="of:=SUM([.D32:.AG32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7.0437in" draw:caption-point-x="-0.2402in" draw:caption-point-y="0.609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7.0469in" draw:caption-point-x="-0.2402in" draw:caption-point-y="0.606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7" draw:text-style-name="P1" svg:width="1.1413in" svg:height="0.2634in" svg:x="15.6587in" svg:y="7.0559in" draw:caption-point-x="-0.2402in" draw:caption-point-y="0.5972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ThamDT</text:p>
          </table:table-cell>
          <table:table-cell table:style-name="ce131" table:formula="of:=SUM([.D33:.AG33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7.2929in" draw:caption-point-x="-0.2402in" draw:caption-point-y="0.6079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8.2878in" svg:y="7.2945in" draw:caption-point-x="-0.2402in" draw:caption-point-y="0.6063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ThinhT</text:p>
          </table:table-cell>
          <table:table-cell table:style-name="ce131" table:formula="of:=SUM([.D34:.AG34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9.2661in" svg:y="7.5433in" draw:caption-point-x="-0.2402in" draw:caption-point-y="0.6051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3.3756in" svg:y="7.5484in" draw:caption-point-x="-0.2402in" draw:caption-point-y="0.6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ThongDN</text:p>
          </table:table-cell>
          <table:table-cell table:style-name="ce131" table:formula="of:=SUM([.D35:.AG35])" office:value-type="float" office:value="1">
            <text:p>1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7.787in" draw:caption-point-x="-0.2402in" draw:caption-point-y="0.609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7.7878in" draw:caption-point-x="-0.2402in" draw:caption-point-y="0.608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7.7902in" draw:caption-point-x="-0.2402in" draw:caption-point-y="0.606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7.7929in" draw:caption-point-x="-0.2402in" draw:caption-point-y="0.603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11.5492in" svg:y="7.7941in" draw:caption-point-x="-0.2402in" draw:caption-point-y="0.6024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1">
            <office:annotation draw:style-name="gr7" draw:text-style-name="P1" svg:width="1.1413in" svg:height="0.2634in" svg:x="12.9189in" svg:y="7.7961in" draw:caption-point-x="-0.2402in" draw:caption-point-y="0.6004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14.7457in" svg:y="7.7976in" draw:caption-point-x="-0.2402in" draw:caption-point-y="0.5988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5.6587in" svg:y="7.7992in" draw:caption-point-x="-0.2402in" draw:caption-point-y="0.5972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7.7996in" draw:caption-point-x="-0.2402in" draw:caption-point-y="0.5969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ThuyLTT</text:p>
          </table:table-cell>
          <table:table-cell table:style-name="ce131" table:formula="of:=SUM([.D36:.AG36])" office:value-type="float" office:value="1.5">
            <text:p>1.5</text:p>
          </table:table-cell>
          <table:table-cell table:style-name="ce135" office:value-type="float" office:value="0.5">
            <office:annotation draw:style-name="gr4" draw:text-style-name="P1" svg:width="1.1413in" svg:height="0.3902in" svg:x="2.6457in" svg:y="8.0331in" draw:caption-point-x="-0.2402in" draw:caption-point-y="0.611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35" office:value-type="float" office:value="0">
            <office:annotation draw:style-name="gr4" draw:text-style-name="P1" svg:width="1.1413in" svg:height="0.3902in" svg:x="3.1024in" svg:y="8.0331in" draw:caption-point-x="-0.2402in" draw:caption-point-y="0.611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8.0346in" draw:caption-point-x="-0.2402in" draw:caption-point-y="0.6094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8.0354in" draw:caption-point-x="-0.2402in" draw:caption-point-y="0.608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0358in" draw:caption-point-x="-0.2402in" draw:caption-point-y="0.6083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8.0362in" draw:caption-point-x="-0.2402in" draw:caption-point-y="0.6079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8.7768in" svg:y="8.0378in" draw:caption-point-x="-0.2402in" draw:caption-point-y="0.6063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2661in" svg:y="8.0382in" draw:caption-point-x="-0.2402in" draw:caption-point-y="0.6059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2.0059in" svg:y="8.0421in" draw:caption-point-x="-0.2402in" draw:caption-point-y="0.602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14.7457in" svg:y="8.0453in" draw:caption-point-x="-0.2402in" draw:caption-point-y="0.598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5.202in" svg:y="8.0421in" draw:caption-point-x="-0.2402in" draw:caption-point-y="0.602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8.0472in" draw:caption-point-x="-0.2402in" draw:caption-point-y="0.5969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ToiDB</text:p>
          </table:table-cell>
          <table:table-cell table:style-name="ce131" table:formula="of:=SUM([.D37:.AG37])" office:value-type="float" office:value="0.5"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3.1024in" svg:y="8.2807in" draw:caption-point-x="-0.2402in" draw:caption-point-y="0.611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4.9287in" svg:y="8.2823in" draw:caption-point-x="-0.2402in" draw:caption-point-y="0.6094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8.2831in" draw:caption-point-x="-0.2402in" draw:caption-point-y="0.6087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8.7768in" svg:y="8.2854in" draw:caption-point-x="-0.2402in" draw:caption-point-y="0.6063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8.2882in" draw:caption-point-x="-0.2402in" draw:caption-point-y="0.6035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2.0059in" svg:y="8.2898in" draw:caption-point-x="-0.2402in" draw:caption-point-y="0.602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2" draw:text-style-name="P1" svg:width="1.1413in" svg:height="0.5457in" svg:x="13.3756in" svg:y="8.2917in" draw:caption-point-x="-0.2402in" draw:caption-point-y="0.6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35" table:number-columns-repeated="2"/>
          <table:table-cell table:number-columns-repeated="3" table:style-name="ce135" office:value-type="float" office:value="0">
            <text:p>0</text:p>
          </table:table-cell>
          <table:table-cell table:style-name="ce135" office:value-type="float" office:value="0">
            <office:annotation draw:style-name="gr7" draw:text-style-name="P1" svg:width="1.1413in" svg:height="0.2634in" svg:x="16.1154in" svg:y="8.2949in" draw:caption-point-x="-0.2402in" draw:caption-point-y="0.5969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5">
            <text:p>35</text:p>
          </table:table-cell>
          <table:table-cell table:style-name="ce50" office:value-type="string">
            <text:p>TruyenLVC</text:p>
          </table:table-cell>
          <table:table-cell table:style-name="ce131" table:formula="of:=SUM([.D38:.AG38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.5">
            <office:annotation draw:style-name="gr4" draw:text-style-name="P1" svg:width="1.1413in" svg:height="0.3902in" svg:x="13.3756in" svg:y="8.5394in" draw:caption-point-x="-0.2402in" draw:caption-point-y="0.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6">
            <text:p>36</text:p>
          </table:table-cell>
          <table:table-cell table:style-name="ce50" office:value-type="string">
            <text:p>TuanND</text:p>
          </table:table-cell>
          <table:table-cell table:style-name="ce131" table:formula="of:=SUM([.D39:.AG39])" office:value-type="float" office:value="0.5">
            <text:p>0.5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4.9287in" svg:y="8.7776in" draw:caption-point-x="-0.2402in" draw:caption-point-y="0.6094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5.8421in" svg:y="8.7783in" draw:caption-point-x="-0.2402in" draw:caption-point-y="0.6087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3311in" svg:y="8.7787in" draw:caption-point-x="-0.2402in" draw:caption-point-y="0.6083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8.2878in" svg:y="8.7807in" draw:caption-point-x="-0.2402in" draw:caption-point-y="0.6063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9.2661in" svg:y="8.7811in" draw:caption-point-x="-0.2402in" draw:caption-point-y="0.6059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.5">
            <office:annotation draw:style-name="gr4" draw:text-style-name="P1" svg:width="1.1413in" svg:height="0.3902in" svg:x="11.5492in" svg:y="8.7846in" draw:caption-point-x="-0.2402in" draw:caption-point-y="0.6024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35" office:value-type="float" office:value="0">
            <office:annotation draw:style-name="gr7" draw:text-style-name="P1" svg:width="1.1413in" svg:height="0.2634in" svg:x="12.0059in" svg:y="8.785in" draw:caption-point-x="-0.2402in" draw:caption-point-y="0.602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4" draw:text-style-name="P1" svg:width="1.1413in" svg:height="0.3902in" svg:x="14.7457in" svg:y="8.7882in" draw:caption-point-x="-0.2402in" draw:caption-point-y="0.5988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7">
            <text:p>37</text:p>
          </table:table-cell>
          <table:table-cell table:style-name="ce50" office:value-type="string">
            <text:p>VietBA</text:p>
          </table:table-cell>
          <table:table-cell table:style-name="ce131" table:formula="of:=SUM([.D40:.AG40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6.8205in" svg:y="9.0268in" draw:caption-point-x="-0.2402in" draw:caption-point-y="0.6079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8.2878in" svg:y="9.0283in" draw:caption-point-x="-0.2402in" draw:caption-point-y="0.6063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8.7768in" svg:y="9.0283in" draw:caption-point-x="-0.2402in" draw:caption-point-y="0.6063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0.1791in" svg:y="9.0319in" draw:caption-point-x="-0.2402in" draw:caption-point-y="0.6028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0">
            <office:annotation draw:style-name="gr7" draw:text-style-name="P1" svg:width="1.1413in" svg:height="0.2634in" svg:x="14.7457in" svg:y="9.0358in" draw:caption-point-x="-0.2402in" draw:caption-point-y="0.5988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135" office:value-type="float" office:value="0">
            <office:annotation draw:style-name="gr4" draw:text-style-name="P1" svg:width="1.1413in" svg:height="0.3902in" svg:x="15.6587in" svg:y="9.0374in" draw:caption-point-x="-0.2402in" draw:caption-point-y="0.5972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8">
            <text:p>38</text:p>
          </table:table-cell>
          <table:table-cell table:style-name="ce50" office:value-type="string">
            <text:p>VinhP</text:p>
          </table:table-cell>
          <table:table-cell table:style-name="ce131" table:formula="of:=SUM([.D41:.AG41])" office:value-type="float" office:value="3">
            <text:p>3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style-name="ce135" office:value-type="float" office:value="1">
            <office:annotation draw:style-name="gr7" draw:text-style-name="P1" svg:width="1.1413in" svg:height="0.2634in" svg:x="8.2878in" svg:y="9.276in" draw:caption-point-x="-0.2402in" draw:caption-point-y="0.606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7" draw:text-style-name="P1" svg:width="1.1413in" svg:height="0.2634in" svg:x="8.7768in" svg:y="9.276in" draw:caption-point-x="-0.2402in" draw:caption-point-y="0.606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35" office:value-type="float" office:value="1">
            <office:annotation draw:style-name="gr7" draw:text-style-name="P1" svg:width="1.1413in" svg:height="0.2634in" svg:x="9.2661in" svg:y="9.276in" draw:caption-point-x="-0.2402in" draw:caption-point-y="0.6063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8">
          <table:table-cell table:style-name="ce48" office:value-type="float" office:value="39">
            <text:p>39</text:p>
          </table:table-cell>
          <table:table-cell table:style-name="ce50" office:value-type="string">
            <text:p>VuNA</text:p>
          </table:table-cell>
          <table:table-cell table:style-name="ce131" table:formula="of:=SUM([.D42:.AG42])" office:value-type="float" office:value="0">
            <text:p>0</text:p>
          </table:table-cell>
          <table:table-cell table:number-columns-repeated="3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5" table:style-name="ce135" office:value-type="float" office:value="0">
            <text:p>0</text:p>
          </table:table-cell>
          <table:table-cell table:style-name="ce135" table:number-columns-repeated="2"/>
          <table:table-cell table:number-columns-repeated="4" table:style-name="ce135" office:value-type="float" office:value="0">
            <text:p>0</text:p>
          </table:table-cell>
          <table:table-cell table:style-name="ce49" table:number-columns-repeated="952"/>
        </table:table-row>
        <table:table-row table:style-name="ro2" table:number-rows-repeated="5">
          <table:table-cell table:style-name="ce49" table:number-columns-repeated="3"/>
          <table:table-cell table:style-name="ce136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36" table:number-columns-repeated="4"/>
          <table:table-cell table:style-name="ce138"/>
          <table:table-cell table:style-name="ce136" table:number-columns-repeated="25"/>
          <table:table-cell table:style-name="ce49" table:number-columns-repeated="952"/>
        </table:table-row>
        <table:table-row table:style-name="ro2" table:number-rows-repeated="4">
          <table:table-cell table:style-name="ce49" table:number-columns-repeated="3"/>
          <table:table-cell table:style-name="ce136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36" table:number-columns-repeated="4"/>
          <table:table-cell table:style-name="ce139" table:number-columns-repeated="7"/>
          <table:table-cell table:style-name="ce136" table:number-columns-repeated="19"/>
          <table:table-cell table:style-name="ce49" table:number-columns-repeated="952"/>
        </table:table-row>
        <table:table-row table:style-name="ro2" table:number-rows-repeated="65393">
          <table:table-cell table:style-name="ce49" table:number-columns-repeated="3"/>
          <table:table-cell table:style-name="ce136" table:number-columns-repeated="30"/>
          <table:table-cell table:style-name="ce49" table:number-columns-repeated="952"/>
        </table:table-row>
        <table:table-row table:style-name="ro2" table:number-rows-repeated="98312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4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8" table:default-cell-style-name="ce150"/>
        <table:table-column table:style-name="co28" table:number-columns-repeated="7" table:default-cell-style-name="ce150"/>
        <table:table-column table:style-name="co27" table:number-columns-repeated="15" table:default-cell-style-name="ce150"/>
        <table:table-column table:style-name="co7" table:number-columns-repeated="952" table:default-cell-style-name="Default"/>
        <table:table-row table:style-name="ro2">
          <table:table-cell table:style-name="ce62"/>
          <table:table-cell table:style-name="ce63" table:number-columns-repeated="2"/>
          <table:table-cell table:style-name="ce145" table:number-columns-repeated="8"/>
          <table:table-cell table:style-name="ce153" office:value-type="string" table:number-columns-spanned="2" table:number-rows-spanned="1">
            <text:p>Month</text:p>
          </table:table-cell>
          <table:covered-table-cell table:style-name="ce154"/>
          <table:table-cell table:style-name="ce155" table:content-validation-name="val1" office:value-type="float" office:value="7" table:number-columns-spanned="2" table:number-rows-spanned="1">
            <text:p>7</text:p>
          </table:table-cell>
          <table:covered-table-cell table:style-name="ce154"/>
          <table:table-cell table:style-name="ce153" office:value-type="string" table:number-columns-spanned="2" table:number-rows-spanned="1">
            <text:p>Year</text:p>
          </table:table-cell>
          <table:covered-table-cell table:style-name="ce154"/>
          <table:table-cell table:style-name="ce153" office:value-type="float" office:value="2016" table:number-columns-spanned="2" table:number-rows-spanned="1">
            <text:p>2016</text:p>
          </table:table-cell>
          <table:covered-table-cell table:style-name="ce156"/>
          <table:table-cell table:style-name="ce145" table:number-columns-repeated="14"/>
          <table:table-cell table:style-name="ce78" table:number-columns-repeated="952"/>
        </table:table-row>
        <table:table-row table:style-name="ro2">
          <table:table-cell table:style-name="ce62" table:number-columns-repeated="3"/>
          <table:table-cell table:style-name="ce146" table:formula="of:=DATE([.$R$1];[.N1];1)" office:value-type="date" office:date-value="2016-07-01">
            <text:p>01</text:p>
          </table:table-cell>
          <table:table-cell table:style-name="ce146" table:formula="of:=[.D2]+1" office:value-type="date" office:date-value="2016-07-02">
            <text:p>02</text:p>
          </table:table-cell>
          <table:table-cell table:style-name="ce146" table:formula="of:=[.E2]+1" office:value-type="date" office:date-value="2016-07-03">
            <text:p>03</text:p>
          </table:table-cell>
          <table:table-cell table:style-name="ce146" table:formula="of:=[.F2]+1" office:value-type="date" office:date-value="2016-07-04">
            <text:p>04</text:p>
          </table:table-cell>
          <table:table-cell table:style-name="ce146" table:formula="of:=[.G2]+1" office:value-type="date" office:date-value="2016-07-05">
            <text:p>05</text:p>
          </table:table-cell>
          <table:table-cell table:style-name="ce146" table:formula="of:=[.H2]+1" office:value-type="date" office:date-value="2016-07-06">
            <text:p>06</text:p>
          </table:table-cell>
          <table:table-cell table:style-name="ce146" table:formula="of:=[.I2]+1" office:value-type="date" office:date-value="2016-07-07">
            <text:p>07</text:p>
          </table:table-cell>
          <table:table-cell table:style-name="ce146" table:formula="of:=[.J2]+1" office:value-type="date" office:date-value="2016-07-08">
            <text:p>08</text:p>
          </table:table-cell>
          <table:table-cell table:style-name="ce146" table:formula="of:=[.K2]+1" office:value-type="date" office:date-value="2016-07-09">
            <text:p>09</text:p>
          </table:table-cell>
          <table:table-cell table:style-name="ce146" table:formula="of:=[.L2]+1" office:value-type="date" office:date-value="2016-07-10">
            <text:p>10</text:p>
          </table:table-cell>
          <table:table-cell table:style-name="ce146" table:formula="of:=[.M2]+1" office:value-type="date" office:date-value="2016-07-11">
            <text:p>11</text:p>
          </table:table-cell>
          <table:table-cell table:style-name="ce146" table:formula="of:=[.N2]+1" office:value-type="date" office:date-value="2016-07-12">
            <text:p>12</text:p>
          </table:table-cell>
          <table:table-cell table:style-name="ce146" table:formula="of:=[.O2]+1" office:value-type="date" office:date-value="2016-07-13">
            <text:p>13</text:p>
          </table:table-cell>
          <table:table-cell table:style-name="ce146" table:formula="of:=[.P2]+1" office:value-type="date" office:date-value="2016-07-14">
            <text:p>14</text:p>
          </table:table-cell>
          <table:table-cell table:style-name="ce146" table:formula="of:=[.Q2]+1" office:value-type="date" office:date-value="2016-07-15">
            <text:p>15</text:p>
          </table:table-cell>
          <table:table-cell table:style-name="ce146" table:formula="of:=[.R2]+1" office:value-type="date" office:date-value="2016-07-16">
            <text:p>16</text:p>
          </table:table-cell>
          <table:table-cell table:style-name="ce146" table:formula="of:=[.S2]+1" office:value-type="date" office:date-value="2016-07-17">
            <text:p>17</text:p>
          </table:table-cell>
          <table:table-cell table:style-name="ce146" table:formula="of:=[.T2]+1" office:value-type="date" office:date-value="2016-07-18">
            <text:p>18</text:p>
          </table:table-cell>
          <table:table-cell table:style-name="ce146" table:formula="of:=[.U2]+1" office:value-type="date" office:date-value="2016-07-19">
            <text:p>19</text:p>
          </table:table-cell>
          <table:table-cell table:style-name="ce146" table:formula="of:=[.V2]+1" office:value-type="date" office:date-value="2016-07-20">
            <text:p>20</text:p>
          </table:table-cell>
          <table:table-cell table:style-name="ce146" table:formula="of:=[.W2]+1" office:value-type="date" office:date-value="2016-07-21">
            <text:p>21</text:p>
          </table:table-cell>
          <table:table-cell table:style-name="ce146" table:formula="of:=[.X2]+1" office:value-type="date" office:date-value="2016-07-22">
            <text:p>22</text:p>
          </table:table-cell>
          <table:table-cell table:style-name="ce146" table:formula="of:=[.Y2]+1" office:value-type="date" office:date-value="2016-07-23">
            <text:p>23</text:p>
          </table:table-cell>
          <table:table-cell table:style-name="ce146" table:formula="of:=[.Z2]+1" office:value-type="date" office:date-value="2016-07-24">
            <text:p>24</text:p>
          </table:table-cell>
          <table:table-cell table:style-name="ce146" table:formula="of:=[.AA2]+1" office:value-type="date" office:date-value="2016-07-25">
            <text:p>25</text:p>
          </table:table-cell>
          <table:table-cell table:style-name="ce146" table:formula="of:=[.AB2]+1" office:value-type="date" office:date-value="2016-07-26">
            <text:p>26</text:p>
          </table:table-cell>
          <table:table-cell table:style-name="ce146" table:formula="of:=[.AC2]+1" office:value-type="date" office:date-value="2016-07-27">
            <text:p>27</text:p>
          </table:table-cell>
          <table:table-cell table:style-name="ce146" table:formula="of:=[.AD2]+1" office:value-type="date" office:date-value="2016-07-28">
            <text:p>28</text:p>
          </table:table-cell>
          <table:table-cell table:style-name="ce146" table:formula="of:=[.AE2]+1" office:value-type="date" office:date-value="2016-07-29">
            <text:p>29</text:p>
          </table:table-cell>
          <table:table-cell table:style-name="ce146" table:formula="of:=[.AF2]+1" office:value-type="date" office:date-value="2016-07-30">
            <text:p>30</text:p>
          </table:table-cell>
          <table:table-cell table:style-name="ce78" table:number-columns-repeated="952"/>
        </table:table-row>
        <table:table-row table:style-name="ro8">
          <table:table-cell table:style-name="ce62" office:value-type="string">
            <text:p>No.</text:p>
          </table:table-cell>
          <table:table-cell table:style-name="ce62" office:value-type="string">
            <text:p>Name</text:p>
          </table:table-cell>
          <table:table-cell table:style-name="ce62" office:value-type="string">
            <text:p>Absent</text:p>
          </table:table-cell>
          <table:table-cell table:style-name="ce147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47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47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47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47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47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47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47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8" table:number-columns-repeated="952"/>
        </table:table-row>
        <table:table-row table:style-name="ro8">
          <table:table-cell table:style-name="ce48" office:value-type="float" office:value="1">
            <text:p>1</text:p>
          </table:table-cell>
          <table:table-cell table:style-name="ce50" office:value-type="string">
            <text:p>AnhTTH</text:p>
          </table:table-cell>
          <table:table-cell table:style-name="ce144" table:formula="of:=SUM([.D4:.AG4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9287in" svg:y="0.1173in" draw:caption-point-x="-0.2402in" draw:caption-point-y="0.6008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8" office:value-type="float" office:value="0.5">
            <office:annotation draw:style-name="gr7" draw:text-style-name="P1" svg:width="1.1413in" svg:height="0.2634in" svg:x="5.3854in" svg:y="0.1177in" draw:caption-point-x="-0.2402in" draw:caption-point-y="0.6004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7768in" svg:y="0.1228in" draw:caption-point-x="-0.2402in" draw:caption-point-y="0.5953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">
            <text:p>2</text:p>
          </table:table-cell>
          <table:table-cell table:style-name="ce50" office:value-type="string">
            <text:p>BacNTC</text:p>
          </table:table-cell>
          <table:table-cell table:style-name="ce144" table:formula="of:=SUM([.D5:.AG5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0.3677in" draw:caption-point-x="-0.2402in" draw:caption-point-y="0.5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">
            <text:p>3</text:p>
          </table:table-cell>
          <table:table-cell table:style-name="ce50" office:value-type="string">
            <text:p>BinhNT</text:p>
          </table:table-cell>
          <table:table-cell table:style-name="ce144" table:formula="of:=SUM([.D6:.AG6])" office:value-type="float" office:value="0.5"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7" draw:text-style-name="P1" svg:width="1.1413in" svg:height="0.2634in" svg:x="4.472in" svg:y="0.611in" draw:caption-point-x="-0.2402in" draw:caption-point-y="0.6024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0.6154in" draw:caption-point-x="-0.2402in" draw:caption-point-y="0.5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4">
            <text:p>4</text:p>
          </table:table-cell>
          <table:table-cell table:style-name="ce50" office:value-type="string">
            <text:p>CuongNH</text:p>
          </table:table-cell>
          <table:table-cell table:style-name="ce144" table:formula="of:=SUM([.D7:.AG7])" office:value-type="float" office:value="1">
            <text:p>1</text:p>
          </table:table-cell>
          <table:table-cell table:style-name="ce148" office:value-type="float" office:value="1">
            <office:annotation draw:style-name="gr7" draw:text-style-name="P1" svg:width="1.1413in" svg:height="0.2634in" svg:x="2.6457in" svg:y="0.8575in" draw:caption-point-x="-0.2402in" draw:caption-point-y="0.6035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5">
            <text:p>5</text:p>
          </table:table-cell>
          <table:table-cell table:style-name="ce50" office:value-type="string">
            <text:p>DuongDN</text:p>
          </table:table-cell>
          <table:table-cell table:style-name="ce144" table:formula="of:=SUM([.D8:.AG8])" office:value-type="float" office:value="0.5"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1.1051in" draw:caption-point-x="-0.2402in" draw:caption-point-y="0.6035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1.1083in" draw:caption-point-x="-0.2402in" draw:caption-point-y="0.6004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text:p>0.5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6">
            <text:p>6</text:p>
          </table:table-cell>
          <table:table-cell table:style-name="ce50" office:value-type="string">
            <text:p>DuyDK</text:p>
          </table:table-cell>
          <table:table-cell table:style-name="ce144" table:formula="of:=SUM([.D9:.AG9])" office:value-type="float" office:value="0">
            <text:p>0</text:p>
          </table:table-cell>
          <table:table-cell table:style-name="ce148" table:number-columns-repeated="3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7">
            <text:p>7</text:p>
          </table:table-cell>
          <table:table-cell table:style-name="ce50" office:value-type="string">
            <text:p>DuyNM</text:p>
          </table:table-cell>
          <table:table-cell table:style-name="ce144" table:formula="of:=SUM([.D10:.AG10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8">
            <text:p>8</text:p>
          </table:table-cell>
          <table:table-cell table:style-name="ce50" office:value-type="string">
            <text:p>DuyenLT</text:p>
          </table:table-cell>
          <table:table-cell table:style-name="ce144" table:formula="of:=SUM([.D11:.AG11])" office:value-type="float" office:value="4">
            <text:p>4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1.8539in" draw:caption-point-x="-0.2402in" draw:caption-point-y="0.5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3"/>
          <table:table-cell table:style-name="ce148" office:value-type="float" office:value="1">
            <office:annotation draw:style-name="gr7" draw:text-style-name="P1" svg:width="1.1413in" svg:height="0.2634in" svg:x="11.0925in" svg:y="1.848in" draw:caption-point-x="-0.2402in" draw:caption-point-y="0.603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7" draw:text-style-name="P1" svg:width="1.1413in" svg:height="0.2634in" svg:x="11.5492in" svg:y="1.848in" draw:caption-point-x="-0.2402in" draw:caption-point-y="0.603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7" draw:text-style-name="P1" svg:width="1.1413in" svg:height="0.2634in" svg:x="12.0059in" svg:y="1.848in" draw:caption-point-x="-0.2402in" draw:caption-point-y="0.603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7" draw:text-style-name="P1" svg:width="1.1413in" svg:height="0.2634in" svg:x="12.4622in" svg:y="1.848in" draw:caption-point-x="-0.2402in" draw:caption-point-y="0.6039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8"/>
          <table:table-cell table:style-name="ce49" table:number-columns-repeated="952"/>
        </table:table-row>
        <table:table-row table:style-name="ro8">
          <table:table-cell table:style-name="ce48" office:value-type="float" office:value="9">
            <text:p>9</text:p>
          </table:table-cell>
          <table:table-cell table:style-name="ce50" office:value-type="string">
            <text:p>GiauNV</text:p>
          </table:table-cell>
          <table:table-cell table:style-name="ce144" table:formula="of:=SUM([.D12:.AG12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0">
            <text:p>10</text:p>
          </table:table-cell>
          <table:table-cell table:style-name="ce50" office:value-type="string">
            <text:p>HaTH</text:p>
          </table:table-cell>
          <table:table-cell table:style-name="ce144" table:formula="of:=SUM([.D13:.AG13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1">
            <text:p>11</text:p>
          </table:table-cell>
          <table:table-cell table:style-name="ce50" office:value-type="string">
            <text:p>HaiNM</text:p>
          </table:table-cell>
          <table:table-cell table:style-name="ce144" table:formula="of:=SUM([.D14:.AG14])" office:value-type="float" office:value="3">
            <text:p>3</text:p>
          </table:table-cell>
          <table:table-cell table:style-name="ce148">
            <office:annotation draw:style-name="gr2" draw:text-style-name="P1" svg:width="1.1413in" svg:height="0.5457in" svg:x="2.6457in" svg:y="2.5917in" draw:caption-point-x="-0.2402in" draw:caption-point-y="0.603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8" table:number-columns-repeated="2"/>
          <table:table-cell table:style-name="ce148">
            <office:annotation draw:style-name="gr2" draw:text-style-name="P1" svg:width="1.1413in" svg:height="0.5457in" svg:x="4.0157in" svg:y="2.5917in" draw:caption-point-x="-0.2402in" draw:caption-point-y="0.6031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48" office:value-type="float" office:value="0.5">
            <office:annotation draw:style-name="gr4" draw:text-style-name="P1" svg:width="1.1413in" svg:height="0.3902in" svg:x="4.472in" svg:y="2.5949in" draw:caption-point-x="-0.2402in" draw:caption-point-y="0.6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8" office:value-type="float" office:value="0.5">
            <office:annotation draw:style-name="gr4" draw:text-style-name="P1" svg:width="1.1413in" svg:height="0.3902in" svg:x="4.9287in" svg:y="2.5941in" draw:caption-point-x="-0.2402in" draw:caption-point-y="0.6008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7.3094in" svg:y="2.5961in" draw:caption-point-x="-0.2402in" draw:caption-point-y="0.5988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7.7988in" svg:y="2.5961in" draw:caption-point-x="-0.2402in" draw:caption-point-y="0.5988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2">
            <text:p>12</text:p>
          </table:table-cell>
          <table:table-cell table:style-name="ce50" office:value-type="string">
            <text:p>HienNV</text:p>
          </table:table-cell>
          <table:table-cell table:style-name="ce144" table:formula="of:=SUM([.D15:.AG15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3">
            <text:p>13</text:p>
          </table:table-cell>
          <table:table-cell table:style-name="ce50" office:value-type="string">
            <text:p>HiepNH</text:p>
          </table:table-cell>
          <table:table-cell table:style-name="ce144" table:formula="of:=SUM([.D16:.AG16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2" draw:text-style-name="P1" svg:width="1.1413in" svg:height="0.5457in" svg:x="5.3854in" svg:y="3.0902in" draw:caption-point-x="-0.2402in" draw:caption-point-y="0.6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4">
            <text:p>14</text:p>
          </table:table-cell>
          <table:table-cell table:style-name="ce50" office:value-type="string">
            <text:p>HieuHT</text:p>
          </table:table-cell>
          <table:table-cell table:style-name="ce144" table:formula="of:=SUM([.D17:.AG17])" office:value-type="float" office:value="2">
            <text:p>2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5.8421in" svg:y="3.3386in" draw:caption-point-x="-0.2402in" draw:caption-point-y="0.5996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1">
            <office:annotation draw:style-name="gr7" draw:text-style-name="P1" svg:width="1.1413in" svg:height="0.2634in" svg:x="7.3094in" svg:y="3.3394in" draw:caption-point-x="-0.2402in" draw:caption-point-y="0.5988in">
              <dc:date>2016-07-11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5">
            <text:p>15</text:p>
          </table:table-cell>
          <table:table-cell table:style-name="ce50" office:value-type="string">
            <text:p>HieuPT</text:p>
          </table:table-cell>
          <table:table-cell table:style-name="ce144" table:formula="of:=SUM([.D18:.AG18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4.472in" svg:y="3.5843in" draw:caption-point-x="-0.2402in" draw:caption-point-y="0.6016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7" draw:text-style-name="P1" svg:width="1.1413in" svg:height="0.2634in" svg:x="7.3094in" svg:y="3.587in" draw:caption-point-x="-0.2402in" draw:caption-point-y="0.5988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8.2878in" svg:y="3.587in" draw:caption-point-x="-0.2402in" draw:caption-point-y="0.5988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6">
            <text:p>16</text:p>
          </table:table-cell>
          <table:table-cell table:style-name="ce50" office:value-type="string">
            <text:p>HungPN</text:p>
          </table:table-cell>
          <table:table-cell table:style-name="ce144" table:formula="of:=SUM([.D19:.AG19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7">
            <text:p>17</text:p>
          </table:table-cell>
          <table:table-cell table:style-name="ce50" office:value-type="string">
            <text:p>HuyNT</text:p>
          </table:table-cell>
          <table:table-cell table:style-name="ce144" table:formula="of:=SUM([.D20:.AG20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8">
            <text:p>18</text:p>
          </table:table-cell>
          <table:table-cell table:style-name="ce50" office:value-type="string">
            <text:p>KhanhNN</text:p>
          </table:table-cell>
          <table:table-cell table:style-name="ce144" table:formula="of:=SUM([.D21:.AG21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19">
            <text:p>19</text:p>
          </table:table-cell>
          <table:table-cell table:style-name="ce50" office:value-type="string">
            <text:p>KienPT</text:p>
          </table:table-cell>
          <table:table-cell table:style-name="ce144" table:formula="of:=SUM([.D22:.AG22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7768in" svg:y="4.5803in" draw:caption-point-x="-0.2402in" draw:caption-point-y="0.5961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0">
            <text:p>20</text:p>
          </table:table-cell>
          <table:table-cell table:style-name="ce50" office:value-type="string">
            <text:p>KietNVT</text:p>
          </table:table-cell>
          <table:table-cell table:style-name="ce144" table:formula="of:=SUM([.D23:.AG23])" office:value-type="float" office:value="0">
            <text:p>0</text:p>
          </table:table-cell>
          <table:table-cell table:style-name="ce148" table:number-columns-repeated="3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1">
            <text:p>21</text:p>
          </table:table-cell>
          <table:table-cell table:style-name="ce50" office:value-type="string">
            <text:p>LongPT</text:p>
          </table:table-cell>
          <table:table-cell table:style-name="ce144" table:formula="of:=SUM([.D24:.AG24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2">
            <text:p>22</text:p>
          </table:table-cell>
          <table:table-cell table:style-name="ce50" office:value-type="string">
            <text:p>LuanNN</text:p>
          </table:table-cell>
          <table:table-cell table:style-name="ce144" table:formula="of:=SUM([.D25:.AG25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5.3213in" draw:caption-point-x="-0.2402in" draw:caption-point-y="0.598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8.2878in" svg:y="5.3228in" draw:caption-point-x="-0.2402in" draw:caption-point-y="0.5965in">
              <dc:date>2016-07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8.7768in" svg:y="5.3232in" draw:caption-point-x="-0.2402in" draw:caption-point-y="0.5961in">
              <dc:date>2016-07-14T00:00:00</dc:date>
              <text:p text:style-name="P1"><text:span text:style-name="T1">Nhà có đám giỗ</text:span></text:p>
            </office:annotation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15"/>
          <table:table-cell/>
          <table:table-cell table:style-name="ce49" table:number-columns-repeated="951"/>
        </table:table-row>
        <table:table-row table:style-name="ro8">
          <table:table-cell table:style-name="ce48" office:value-type="float" office:value="23">
            <text:p>23</text:p>
          </table:table-cell>
          <table:table-cell table:style-name="ce50" office:value-type="string">
            <text:p>MaiNTT</text:p>
          </table:table-cell>
          <table:table-cell table:style-name="ce144" table:formula="of:=SUM([.D26:.AG26])" office:value-type="float" office:value="3">
            <text:p>3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5.5638in" draw:caption-point-x="-0.2402in" draw:caption-point-y="0.6035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4.472in" svg:y="5.5654in" draw:caption-point-x="-0.2402in" draw:caption-point-y="0.602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8.2878in" svg:y="5.5634in" draw:caption-point-x="-0.2402in" draw:caption-point-y="0.603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8.7768in" svg:y="5.5634in" draw:caption-point-x="-0.2402in" draw:caption-point-y="0.603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5.5634in" draw:caption-point-x="-0.2402in" draw:caption-point-y="0.6039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4">
            <text:p>24</text:p>
          </table:table-cell>
          <table:table-cell table:style-name="ce50" office:value-type="string">
            <text:p>MinhTD</text:p>
          </table:table-cell>
          <table:table-cell table:style-name="ce144" table:formula="of:=SUM([.D27:.AG27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5.8154in" draw:caption-point-x="-0.2402in" draw:caption-point-y="0.5996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5.8421in" svg:y="5.8154in" draw:caption-point-x="-0.2402in" draw:caption-point-y="0.5996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5">
            <text:p>25</text:p>
          </table:table-cell>
          <table:table-cell table:style-name="ce50" office:value-type="string">
            <text:p>NamTV</text:p>
          </table:table-cell>
          <table:table-cell table:style-name="ce144" table:formula="of:=SUM([.D28:.AG28])" office:value-type="float" office:value="0.5">
            <text:p>0.5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6.0591in" draw:caption-point-x="-0.2402in" draw:caption-point-y="0.6035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2" draw:text-style-name="P1" svg:width="1.1413in" svg:height="0.5457in" svg:x="5.8421in" svg:y="6.0634in" draw:caption-point-x="-0.2402in" draw:caption-point-y="0.5992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6">
            <text:p>26</text:p>
          </table:table-cell>
          <table:table-cell table:style-name="ce50" office:value-type="string">
            <text:p>NhanHTH</text:p>
          </table:table-cell>
          <table:table-cell table:style-name="ce144" table:formula="of:=SUM([.D29:.AG29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7">
            <text:p>27</text:p>
          </table:table-cell>
          <table:table-cell table:style-name="ce50" office:value-type="string">
            <text:p>NhanNM</text:p>
          </table:table-cell>
          <table:table-cell table:style-name="ce144" table:formula="of:=SUM([.D30:.AG30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8">
            <text:p>28</text:p>
          </table:table-cell>
          <table:table-cell table:style-name="ce50" office:value-type="string">
            <text:p>NhatLCM</text:p>
          </table:table-cell>
          <table:table-cell table:style-name="ce144" table:formula="of:=SUM([.D31:.AG31])" office:value-type="float" office:value="1">
            <text:p>1</text:p>
          </table:table-cell>
          <table:table-cell table:style-name="ce148" table:number-columns-repeated="10"/>
          <table:table-cell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7.7988in" svg:y="6.8091in" draw:caption-point-x="-0.2402in" draw:caption-point-y="0.5965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9.2661in" svg:y="6.8098in" draw:caption-point-x="-0.2402in" draw:caption-point-y="0.5957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29">
            <text:p>29</text:p>
          </table:table-cell>
          <table:table-cell table:style-name="ce50" office:value-type="string">
            <text:p>PhuongTH</text:p>
          </table:table-cell>
          <table:table-cell table:style-name="ce144" table:formula="of:=SUM([.D32:.AG32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0">
            <text:p>30</text:p>
          </table:table-cell>
          <table:table-cell table:style-name="ce50" office:value-type="string">
            <text:p>SonPX</text:p>
          </table:table-cell>
          <table:table-cell table:style-name="ce144" table:formula="of:=SUM([.D33:.AG33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1">
            <office:annotation draw:style-name="gr4" draw:text-style-name="P1" svg:width="1.1413in" svg:height="0.3902in" svg:x="7.3094in" svg:y="7.302in" draw:caption-point-x="-0.2402in" draw:caption-point-y="0.5988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1">
            <text:p>31</text:p>
          </table:table-cell>
          <table:table-cell table:style-name="ce50" office:value-type="string">
            <text:p>TienND</text:p>
          </table:table-cell>
          <table:table-cell table:style-name="ce144" table:formula="of:=SUM([.D34:.AG34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2">
            <text:p>32</text:p>
          </table:table-cell>
          <table:table-cell table:style-name="ce50" office:value-type="string">
            <text:p>ThaoDTH</text:p>
          </table:table-cell>
          <table:table-cell table:style-name="ce144" table:formula="of:=SUM([.D35:.AG35])" office:value-type="float" office:value="0.5"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4.472in" svg:y="7.7945in" draw:caption-point-x="-0.2402in" draw:caption-point-y="0.60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7.7961in" draw:caption-point-x="-0.2402in" draw:caption-point-y="0.6004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.5">
            <office:annotation draw:style-name="gr4" draw:text-style-name="P1" svg:width="1.1413in" svg:height="0.3902in" svg:x="8.2878in" svg:y="7.8in" draw:caption-point-x="-0.2402in" draw:caption-point-y="0.5965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8" office:value-type="float" office:value="0">
            <office:annotation draw:style-name="gr7" draw:text-style-name="P1" svg:width="1.1413in" svg:height="0.2634in" svg:x="8.7768in" svg:y="7.8004in" draw:caption-point-x="-0.2402in" draw:caption-point-y="0.5961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3">
            <text:p>33</text:p>
          </table:table-cell>
          <table:table-cell table:style-name="ce50" office:value-type="string">
            <text:p>ThamDT</text:p>
          </table:table-cell>
          <table:table-cell table:style-name="ce144" table:formula="of:=SUM([.D36:.AG36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4.0157in" svg:y="8.0441in" draw:caption-point-x="-0.2402in" draw:caption-point-y="0.6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4">
            <text:p>34</text:p>
          </table:table-cell>
          <table:table-cell table:style-name="ce50" office:value-type="string">
            <text:p>ThinhT</text:p>
          </table:table-cell>
          <table:table-cell table:style-name="ce144" table:formula="of:=SUM([.D37:.AG37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5">
            <text:p>35</text:p>
          </table:table-cell>
          <table:table-cell table:style-name="ce50" office:value-type="string">
            <text:p>ThongDN</text:p>
          </table:table-cell>
          <table:table-cell table:style-name="ce144" table:formula="of:=SUM([.D38:.AG38])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2.6457in" svg:y="8.5358in" draw:caption-point-x="-0.2402in" draw:caption-point-y="0.6035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6">
            <text:p>36</text:p>
          </table:table-cell>
          <table:table-cell table:style-name="ce50" office:value-type="string">
            <text:p>ThuyLTT</text:p>
          </table:table-cell>
          <table:table-cell table:style-name="ce144" table:formula="of:=SUM([.D39:.AG39])" office:value-type="float" office:value="1">
            <text:p>1</text:p>
          </table:table-cell>
          <table:table-cell table:style-name="ce148" office:value-type="float" office:value="0">
            <office:annotation draw:style-name="gr7" draw:text-style-name="P1" svg:width="1.1413in" svg:height="0.2634in" svg:x="2.6457in" svg:y="8.7835in" draw:caption-point-x="-0.2402in" draw:caption-point-y="0.6035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4.472in" svg:y="8.785in" draw:caption-point-x="-0.2402in" draw:caption-point-y="0.602in">
              <dc:date>2016-07-05T00:00:00</dc:date>
              <text:p text:style-name="P1"><text:span text:style-name="T1">Chở mẹ đi cv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5.8421in" svg:y="8.7874in" draw:caption-point-x="-0.2402in" draw:caption-point-y="0.5996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7.7988in" svg:y="8.7894in" draw:caption-point-x="-0.2402in" draw:caption-point-y="0.5976in">
              <dc:date>2016-07-12T00:00:00</dc:date>
              <text:p text:style-name="P1"><text:span text:style-name="T1">Buổi sáng làm việc ở nhà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7">
            <text:p>37</text:p>
          </table:table-cell>
          <table:table-cell table:style-name="ce50" office:value-type="string">
            <text:p>ToiDB</text:p>
          </table:table-cell>
          <table:table-cell table:style-name="ce144" table:formula="of:=SUM([.D40:.AG40])" office:value-type="float" office:value="0.5">
            <text:p>0.5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style-name="ce148" office:value-type="float" office:value="0.5">
            <office:annotation draw:style-name="gr4" draw:text-style-name="P1" svg:width="1.1413in" svg:height="0.3902in" svg:x="4.0157in" svg:y="9.0327in" draw:caption-point-x="-0.2402in" draw:caption-point-y="0.602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8" office:value-type="float" office:value="0">
            <office:annotation draw:style-name="gr7" draw:text-style-name="P1" svg:width="1.1413in" svg:height="0.2634in" svg:x="4.472in" svg:y="9.0327in" draw:caption-point-x="-0.2402in" draw:caption-point-y="0.602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8">
            <text:p>38</text:p>
          </table:table-cell>
          <table:table-cell table:style-name="ce50" office:value-type="string">
            <text:p>TruyenLVC</text:p>
          </table:table-cell>
          <table:table-cell table:style-name="ce144" table:formula="of:=SUM([.D41:.AG41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39">
            <text:p>39</text:p>
          </table:table-cell>
          <table:table-cell table:style-name="ce50" office:value-type="string">
            <text:p>TuanND</text:p>
          </table:table-cell>
          <table:table-cell table:style-name="ce144" table:formula="of:=SUM([.D42:.AG42])" office:value-type="float" office:value="1">
            <text:p>1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4" table:style-name="ce148" office:value-type="float" office:value="0"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5.8421in" svg:y="9.5287in" draw:caption-point-x="-0.2402in" draw:caption-point-y="0.6012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8" table:number-columns-repeated="2"/>
          <table:table-cell table:style-name="ce148" office:value-type="float" office:value="0">
            <office:annotation draw:style-name="gr4" draw:text-style-name="P1" svg:width="1.1413in" svg:height="0.3902in" svg:x="7.3094in" svg:y="9.5311in" draw:caption-point-x="-0.2402in" draw:caption-point-y="0.5988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8.7768in" svg:y="9.5339in" draw:caption-point-x="-0.2402in" draw:caption-point-y="0.5961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40">
            <text:p>40</text:p>
          </table:table-cell>
          <table:table-cell table:style-name="ce50" office:value-type="string">
            <text:p>VietBA</text:p>
          </table:table-cell>
          <table:table-cell table:style-name="ce144" table:formula="of:=SUM([.D43:.AG43])" office:value-type="float" office:value="1">
            <text:p>1</text:p>
          </table:table-cell>
          <table:table-cell table:style-name="ce148" office:value-type="float" office:value="0">
            <office:annotation draw:style-name="gr4" draw:text-style-name="P1" svg:width="1.1413in" svg:height="0.3902in" svg:x="2.6457in" svg:y="9.774in" draw:caption-point-x="-0.2402in" draw:caption-point-y="0.6035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8" table:number-columns-repeated="2"/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4.472in" svg:y="9.7756in" draw:caption-point-x="-0.2402in" draw:caption-point-y="0.602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8" office:value-type="float" office:value="0"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3854in" svg:y="9.7776in" draw:caption-point-x="-0.2402in" draw:caption-point-y="0.6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8" office:value-type="float" office:value="0">
            <office:annotation draw:style-name="gr4" draw:text-style-name="P1" svg:width="1.1413in" svg:height="0.3902in" svg:x="5.8421in" svg:y="9.7776in" draw:caption-point-x="-0.2402in" draw:caption-point-y="0.6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0">
            <office:annotation draw:style-name="gr7" draw:text-style-name="P1" svg:width="1.1413in" svg:height="0.2634in" svg:x="8.7768in" svg:y="9.7815in" draw:caption-point-x="-0.2402in" draw:caption-point-y="0.5961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8" office:value-type="float" office:value="1">
            <office:annotation draw:style-name="gr4" draw:text-style-name="P1" svg:width="1.1413in" svg:height="0.3902in" svg:x="9.2661in" svg:y="9.7819in" draw:caption-point-x="-0.2402in" draw:caption-point-y="0.5957in">
              <dc:date>2016-07-15T00:00:00</dc:date>
              <text:p text:style-name="P1"><text:span text:style-name="T1">Đưa con đi khám bệnh</text:span></text:p>
            </office:annotation>
            <text:p>1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41">
            <text:p>41</text:p>
          </table:table-cell>
          <table:table-cell table:style-name="ce50" office:value-type="string">
            <text:p>VinhP</text:p>
          </table:table-cell>
          <table:table-cell table:style-name="ce144" table:formula="of:=SUM([.D44:.AG44])" office:value-type="float" office:value="0">
            <text:p>0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8">
          <table:table-cell table:style-name="ce48" office:value-type="float" office:value="42">
            <text:p>42</text:p>
          </table:table-cell>
          <table:table-cell table:style-name="ce50" office:value-type="string">
            <text:p>VuNA</text:p>
          </table:table-cell>
          <table:table-cell table:style-name="ce144" table:formula="of:=SUM([.D45:.AG45])" office:value-type="float" office:value="2">
            <text:p>2</text:p>
          </table:table-cell>
          <table:table-cell table:style-name="ce148" office:value-type="float" office:value="0">
            <text:p>0</text:p>
          </table:table-cell>
          <table:table-cell table:style-name="ce148" table:number-columns-repeated="2"/>
          <table:table-cell table:number-columns-repeated="5" table:style-name="ce148" office:value-type="float" office:value="0">
            <text:p>0</text:p>
          </table:table-cell>
          <table:table-cell table:style-name="ce148" table:number-columns-repeated="2"/>
          <table:table-cell table:number-columns-repeated="3" table:style-name="ce148" office:value-type="float" office:value="0">
            <text:p>0</text:p>
          </table:table-cell>
          <table:table-cell table:style-name="ce148" office:value-type="float" office:value="1">
            <office:annotation draw:style-name="gr7" draw:text-style-name="P1" svg:width="1.1413in" svg:height="0.2634in" svg:x="8.7768in" svg:y="10.2713in" draw:caption-point-x="-0.2402in" draw:caption-point-y="0.60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8" office:value-type="float" office:value="1">
            <office:annotation draw:style-name="gr7" draw:text-style-name="P1" svg:width="1.1413in" svg:height="0.2634in" svg:x="9.2661in" svg:y="10.2713in" draw:caption-point-x="-0.2402in" draw:caption-point-y="0.602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8" table:number-columns-repeated="15"/>
          <table:table-cell table:style-name="ce49" table:number-columns-repeated="952"/>
        </table:table-row>
        <table:table-row table:style-name="ro2" table:number-rows-repeated="5">
          <table:table-cell table:style-name="ce49" table:number-columns-repeated="3"/>
          <table:table-cell table:style-name="ce149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49" table:number-columns-repeated="4"/>
          <table:table-cell table:style-name="ce151"/>
          <table:table-cell table:style-name="ce149" table:number-columns-repeated="25"/>
          <table:table-cell table:style-name="ce49" table:number-columns-repeated="952"/>
        </table:table-row>
        <table:table-row table:style-name="ro2" table:number-rows-repeated="4">
          <table:table-cell table:style-name="ce49" table:number-columns-repeated="3"/>
          <table:table-cell table:style-name="ce149" table:number-columns-repeated="30"/>
          <table:table-cell table:style-name="ce49" table:number-columns-repeated="952"/>
        </table:table-row>
        <table:table-row table:style-name="ro2">
          <table:table-cell table:style-name="ce49" table:number-columns-repeated="3"/>
          <table:table-cell table:style-name="ce149" table:number-columns-repeated="4"/>
          <table:table-cell table:style-name="ce152" table:number-columns-repeated="7"/>
          <table:table-cell table:style-name="ce149" table:number-columns-repeated="19"/>
          <table:table-cell table:style-name="ce49" table:number-columns-repeated="952"/>
        </table:table-row>
        <table:table-row table:style-name="ro2" table:number-rows-repeated="65393">
          <table:table-cell table:style-name="ce49" table:number-columns-repeated="3"/>
          <table:table-cell table:style-name="ce149" table:number-columns-repeated="30"/>
          <table:table-cell table:style-name="ce49" table:number-columns-repeated="952"/>
        </table:table-row>
        <table:table-row table:style-name="ro2" table:number-rows-repeated="983126">
          <table:table-cell table:number-columns-repeated="985"/>
        </table:table-row>
        <table:table-row table:style-name="ro2">
          <table:table-cell table:number-columns-repeated="985"/>
        </table:table-row>
      </table:table>
      <table:database-ranges>
        <table:database-range table:name="__Anonymous_Sheet_DB__1" table:target-range-address="Tong_Hop_Ngay_Nghi_2016.A7:Tong_Hop_Ngay_Nghi_2016.M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7/26/2016</text:date>, <text:time>10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7-26">07/26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963</meta:editing-cycles>
    <meta:editing-duration>P21DT12H35M9S</meta:editing-duration>
    <meta:generator>OpenOffice/4.1.2$Win32 OpenOffice.org_project/412m3$Build-9782</meta:generator>
    <dc:date>2016-07-26T10:37:02.24</dc:date>
    <meta:document-statistic meta:table-count="10" meta:cell-count="6346" meta:object-count="0"/>
    <meta:user-defined meta:name="Info 1"/>
    <meta:user-defined meta:name="Info 2"/>
    <meta:user-defined meta:name="Info 3"/>
    <meta:user-defined meta:name="Info 4"/>
  </office:meta>
</office:document-meta>
</file>